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anifest.rdf" manifest:media-type="application/rdf+xml"/>
  <manifest:file-entry manifest:full-path="meta.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08cm" style:rel-column-width="1422*"/>
    </style:style>
    <style:style style:name="Table1.B" style:family="table-column">
      <style:table-column-properties style:column-width="3.905cm" style:rel-column-width="2214*"/>
    </style:style>
    <style:style style:name="Table1.C" style:family="table-column">
      <style:table-column-properties style:column-width="4.477cm" style:rel-column-width="2538*"/>
    </style:style>
    <style:style style:name="Table1.D" style:family="table-column">
      <style:table-column-properties style:column-width="6.699cm" style:rel-column-width="379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395cm" style:rel-column-width="1358*"/>
    </style:style>
    <style:style style:name="Table2.B" style:family="table-column">
      <style:table-column-properties style:column-width="4.304cm" style:rel-column-width="2440*"/>
    </style:style>
    <style:style style:name="Table2.C" style:family="table-column">
      <style:table-column-properties style:column-width="3.791cm" style:rel-column-width="2149*"/>
    </style:style>
    <style:style style:name="Table2.D" style:family="table-column">
      <style:table-column-properties style:column-width="7.1cm" style:rel-column-width="402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596cm" style:rel-column-width="905*"/>
    </style:style>
    <style:style style:name="Table3.B" style:family="table-column">
      <style:table-column-properties style:column-width="2.993cm" style:rel-column-width="1697*"/>
    </style:style>
    <style:style style:name="Table3.C" style:family="table-column">
      <style:table-column-properties style:column-width="3.221cm" style:rel-column-width="1826*"/>
    </style:style>
    <style:style style:name="Table3.D" style:family="table-column">
      <style:table-column-properties style:column-width="3.08cm" style:rel-column-width="1746*"/>
    </style:style>
    <style:style style:name="Table3.E" style:family="table-column">
      <style:table-column-properties style:column-width="3.507cm" style:rel-column-width="1988*"/>
    </style:style>
    <style:style style:name="Table3.F" style:family="table-column">
      <style:table-column-properties style:column-width="3.193cm" style:rel-column-width="181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39d326" style:font-weight-asian="bold" style:font-weight-complex="bold"/>
    </style:style>
    <style:style style:name="P16" style:family="paragraph" style:parent-style-name="Preformatted_20_Text">
      <style:text-properties fo:font-weight="bold" officeooo:rsid="000f0da5" officeooo:paragraph-rsid="00493a61"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1fa35" officeooo:paragraph-rsid="0011fa35" style:font-weight-asian="bold" style:font-weight-complex="bold"/>
    </style:style>
    <style:style style:name="P24" style:family="paragraph" style:parent-style-name="Preformatted_20_Text">
      <style:text-properties fo:font-weight="bold" officeooo:rsid="0011fa35" officeooo:paragraph-rsid="0013f7a7" style:font-weight-asian="bold" style:font-weight-complex="bold"/>
    </style:style>
    <style:style style:name="P25" style:family="paragraph" style:parent-style-name="Preformatted_20_Text">
      <style:text-properties fo:font-weight="bold" officeooo:rsid="0011fa35" officeooo:paragraph-rsid="003aafe0" style:font-weight-asian="bold" style:font-weight-complex="bold"/>
    </style:style>
    <style:style style:name="P26" style:family="paragraph" style:parent-style-name="Preformatted_20_Text">
      <style:text-properties fo:font-weight="bold" officeooo:rsid="0011fa35" officeooo:paragraph-rsid="003b2580" style:font-weight-asian="bold" style:font-weight-complex="bold"/>
    </style:style>
    <style:style style:name="P27" style:family="paragraph" style:parent-style-name="Preformatted_20_Text">
      <style:text-properties fo:font-weight="bold" officeooo:rsid="0011fa35" officeooo:paragraph-rsid="003d14bf" style:font-weight-asian="bold" style:font-weight-complex="bold"/>
    </style:style>
    <style:style style:name="P28" style:family="paragraph" style:parent-style-name="Preformatted_20_Text">
      <style:text-properties fo:font-weight="bold" officeooo:rsid="0018c696" officeooo:paragraph-rsid="0018c696" style:font-weight-asian="bold" style:font-weight-complex="bold"/>
    </style:style>
    <style:style style:name="P29" style:family="paragraph" style:parent-style-name="Preformatted_20_Text">
      <style:text-properties fo:font-weight="bold" officeooo:rsid="0018c696" officeooo:paragraph-rsid="00493a61" style:font-weight-asian="bold" style:font-weight-complex="bold"/>
    </style:style>
    <style:style style:name="P30" style:family="paragraph" style:parent-style-name="Preformatted_20_Text">
      <style:text-properties fo:font-weight="bold" officeooo:rsid="0019d87b" officeooo:paragraph-rsid="0019d87b" style:font-weight-asian="bold" style:font-weight-complex="bold"/>
    </style:style>
    <style:style style:name="P31" style:family="paragraph" style:parent-style-name="Preformatted_20_Text">
      <style:text-properties fo:font-weight="bold" officeooo:rsid="0019d87b" officeooo:paragraph-rsid="00493a61" style:font-weight-asian="bold" style:font-weight-complex="bold"/>
    </style:style>
    <style:style style:name="P32" style:family="paragraph" style:parent-style-name="Preformatted_20_Text">
      <style:text-properties fo:font-weight="bold" officeooo:rsid="0014a816" officeooo:paragraph-rsid="0014a816" style:font-weight-asian="bold" style:font-weight-complex="bold"/>
    </style:style>
    <style:style style:name="P33" style:family="paragraph" style:parent-style-name="Preformatted_20_Text">
      <style:text-properties fo:font-weight="bold" officeooo:rsid="0014a816" officeooo:paragraph-rsid="003aafe0" style:font-weight-asian="bold" style:font-weight-complex="bold"/>
    </style:style>
    <style:style style:name="P34" style:family="paragraph" style:parent-style-name="Preformatted_20_Text">
      <style:text-properties fo:font-weight="bold" officeooo:rsid="0032c3fc" officeooo:paragraph-rsid="0032c3fc" style:font-weight-asian="bold" style:font-weight-complex="bold"/>
    </style:style>
    <style:style style:name="P35" style:family="paragraph" style:parent-style-name="Preformatted_20_Text">
      <style:text-properties fo:font-weight="bold" officeooo:rsid="0032de8f" officeooo:paragraph-rsid="0032de8f" style:font-weight-asian="bold" style:font-weight-complex="bold"/>
    </style:style>
    <style:style style:name="P36" style:family="paragraph" style:parent-style-name="Preformatted_20_Text">
      <style:text-properties fo:font-weight="bold" officeooo:rsid="00368135" officeooo:paragraph-rsid="00368135" style:font-weight-asian="bold" style:font-weight-complex="bold"/>
    </style:style>
    <style:style style:name="P37" style:family="paragraph" style:parent-style-name="Preformatted_20_Text">
      <style:text-properties fo:font-weight="bold" officeooo:rsid="00493a61" officeooo:paragraph-rsid="00493a61" style:font-weight-asian="bold" style:font-weight-complex="bold"/>
    </style:style>
    <style:style style:name="P38" style:family="paragraph" style:parent-style-name="Preformatted_20_Text">
      <style:text-properties fo:font-weight="normal" officeooo:rsid="000f0da5" officeooo:paragraph-rsid="000f0da5" style:font-weight-asian="normal" style:font-weight-complex="normal"/>
    </style:style>
    <style:style style:name="P39" style:family="paragraph" style:parent-style-name="Preformatted_20_Text">
      <style:text-properties fo:font-weight="normal" officeooo:rsid="0011fa35" officeooo:paragraph-rsid="0013f7a7" style:font-weight-asian="normal" style:font-weight-complex="normal"/>
    </style:style>
    <style:style style:name="P40" style:family="paragraph" style:parent-style-name="Preformatted_20_Text">
      <style:text-properties fo:font-weight="normal" officeooo:rsid="0011fa35" officeooo:paragraph-rsid="0011fa35" style:font-weight-asian="normal" style:font-weight-complex="normal"/>
    </style:style>
    <style:style style:name="P41" style:family="paragraph" style:parent-style-name="Preformatted_20_Text">
      <style:text-properties fo:font-weight="normal" officeooo:rsid="0011fa35" officeooo:paragraph-rsid="0019d87b" style:font-weight-asian="normal" style:font-weight-complex="normal"/>
    </style:style>
    <style:style style:name="P42" style:family="paragraph" style:parent-style-name="Preformatted_20_Text">
      <style:text-properties fo:font-weight="normal" officeooo:rsid="0011fa35" officeooo:paragraph-rsid="003aafe0" style:font-weight-asian="normal" style:font-weight-complex="normal"/>
    </style:style>
    <style:style style:name="P43" style:family="paragraph" style:parent-style-name="Preformatted_20_Text">
      <style:text-properties fo:font-weight="normal" officeooo:rsid="0011fa35" officeooo:paragraph-rsid="003d14bf" style:font-weight-asian="normal" style:font-weight-complex="normal"/>
    </style:style>
    <style:style style:name="P44" style:family="paragraph" style:parent-style-name="Preformatted_20_Text">
      <style:text-properties fo:font-weight="normal" officeooo:rsid="0011fa35" officeooo:paragraph-rsid="00493a61" style:font-weight-asian="normal" style:font-weight-complex="normal"/>
    </style:style>
    <style:style style:name="P45" style:family="paragraph" style:parent-style-name="Preformatted_20_Text">
      <style:text-properties fo:font-weight="normal" officeooo:rsid="0014a816" officeooo:paragraph-rsid="0014a816" style:font-weight-asian="normal" style:font-weight-complex="normal"/>
    </style:style>
    <style:style style:name="P46" style:family="paragraph" style:parent-style-name="Preformatted_20_Text">
      <style:text-properties fo:font-weight="normal" officeooo:rsid="0014a816" officeooo:paragraph-rsid="003aafe0" style:font-weight-asian="normal" style:font-weight-complex="normal"/>
    </style:style>
    <style:style style:name="P47" style:family="paragraph" style:parent-style-name="Preformatted_20_Text">
      <style:text-properties fo:font-weight="normal" officeooo:rsid="00106776" officeooo:paragraph-rsid="000f0da5" style:font-weight-asian="normal" style:font-weight-complex="normal"/>
    </style:style>
    <style:style style:name="P48" style:family="paragraph" style:parent-style-name="Preformatted_20_Text">
      <style:text-properties fo:font-weight="normal" officeooo:rsid="00106776" officeooo:paragraph-rsid="0018c696" style:font-weight-asian="normal" style:font-weight-complex="normal"/>
    </style:style>
    <style:style style:name="P49" style:family="paragraph" style:parent-style-name="Preformatted_20_Text">
      <style:text-properties fo:font-weight="normal" officeooo:rsid="00106776" officeooo:paragraph-rsid="00106776" style:font-weight-asian="normal" style:font-weight-complex="normal"/>
    </style:style>
    <style:style style:name="P50" style:family="paragraph" style:parent-style-name="Preformatted_20_Text">
      <style:text-properties fo:font-weight="normal" officeooo:rsid="00106776" officeooo:paragraph-rsid="003aafe0" style:font-weight-asian="normal" style:font-weight-complex="normal"/>
    </style:style>
    <style:style style:name="P51" style:family="paragraph" style:parent-style-name="Preformatted_20_Text">
      <style:text-properties fo:font-weight="normal" officeooo:rsid="00106776" officeooo:paragraph-rsid="003d14bf" style:font-weight-asian="normal" style:font-weight-complex="normal"/>
    </style:style>
    <style:style style:name="P52" style:family="paragraph" style:parent-style-name="Preformatted_20_Text">
      <style:text-properties fo:font-weight="normal" officeooo:rsid="00106776" officeooo:paragraph-rsid="00493a61" style:font-weight-asian="normal" style:font-weight-complex="normal"/>
    </style:style>
    <style:style style:name="P53" style:family="paragraph" style:parent-style-name="Preformatted_20_Text">
      <style:text-properties fo:font-weight="normal" officeooo:rsid="00184435" officeooo:paragraph-rsid="00184435" style:font-weight-asian="normal" style:font-weight-complex="normal"/>
    </style:style>
    <style:style style:name="P54" style:family="paragraph" style:parent-style-name="Preformatted_20_Text">
      <style:text-properties fo:font-weight="normal" officeooo:rsid="00184435" officeooo:paragraph-rsid="003aafe0" style:font-weight-asian="normal" style:font-weight-complex="normal"/>
    </style:style>
    <style:style style:name="P55" style:family="paragraph" style:parent-style-name="Preformatted_20_Text">
      <style:text-properties fo:font-weight="normal" officeooo:rsid="003aafe0" officeooo:paragraph-rsid="003aafe0" style:font-weight-asian="normal" style:font-weight-complex="normal"/>
    </style:style>
    <style:style style:name="P56" style:family="paragraph" style:parent-style-name="Preformatted_20_Text">
      <style:text-properties fo:font-weight="normal" officeooo:rsid="003b2580" officeooo:paragraph-rsid="003b2580" style:font-weight-asian="normal" style:font-weight-complex="normal"/>
    </style:style>
    <style:style style:name="P57" style:family="paragraph" style:parent-style-name="Preformatted_20_Text">
      <style:text-properties fo:font-weight="normal" officeooo:rsid="003d14bf" officeooo:paragraph-rsid="003d14bf" style:font-weight-asian="normal" style:font-weight-complex="normal"/>
    </style:style>
    <style:style style:name="P58" style:family="paragraph" style:parent-style-name="Preformatted_20_Text">
      <style:text-properties fo:font-weight="normal" officeooo:rsid="003dffa8" officeooo:paragraph-rsid="003dffa8" style:font-weight-asian="normal" style:font-weight-complex="normal"/>
    </style:style>
    <style:style style:name="P59" style:family="paragraph" style:parent-style-name="Preformatted_20_Text">
      <style:text-properties fo:font-weight="normal" officeooo:rsid="004216de" officeooo:paragraph-rsid="00433a71" style:font-weight-asian="normal" style:font-weight-complex="normal"/>
    </style:style>
    <style:style style:name="P60" style:family="paragraph" style:parent-style-name="Preformatted_20_Text">
      <style:text-properties fo:font-weight="normal" officeooo:rsid="004de213" officeooo:paragraph-rsid="004de213" style:font-weight-asian="normal" style:font-weight-complex="normal"/>
    </style:style>
    <style:style style:name="P61" style:family="paragraph" style:parent-style-name="Preformatted_20_Text">
      <style:text-properties fo:font-weight="normal" officeooo:rsid="004de213" officeooo:paragraph-rsid="004e5740" style:font-weight-asian="normal" style:font-weight-complex="normal"/>
    </style:style>
    <style:style style:name="P62" style:family="paragraph" style:parent-style-name="Preformatted_20_Text">
      <style:text-properties officeooo:rsid="0011fa35" officeooo:paragraph-rsid="0011fa35"/>
    </style:style>
    <style:style style:name="P63" style:family="paragraph" style:parent-style-name="Preformatted_20_Text">
      <style:text-properties officeooo:rsid="0011fa35" officeooo:paragraph-rsid="003aafe0"/>
    </style:style>
    <style:style style:name="P64" style:family="paragraph" style:parent-style-name="Preformatted_20_Text">
      <style:text-properties officeooo:rsid="0011fa35" officeooo:paragraph-rsid="003d14bf"/>
    </style:style>
    <style:style style:name="P65" style:family="paragraph" style:parent-style-name="Preformatted_20_Text">
      <style:text-properties officeooo:rsid="0011fa35" officeooo:paragraph-rsid="003dffa8"/>
    </style:style>
    <style:style style:name="P66" style:family="paragraph" style:parent-style-name="Preformatted_20_Text">
      <style:text-properties officeooo:paragraph-rsid="0011fa35"/>
    </style:style>
    <style:style style:name="P67" style:family="paragraph" style:parent-style-name="Preformatted_20_Text">
      <style:text-properties officeooo:paragraph-rsid="0014a816"/>
    </style:style>
    <style:style style:name="P68"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69"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70"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71"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72"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73"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74"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75"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76"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77"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78"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88" style:family="paragraph" style:parent-style-name="Preformatted_20_Text">
      <style:text-properties fo:font-style="italic" officeooo:paragraph-rsid="00106776" style:font-style-asian="italic" style:font-style-complex="italic"/>
    </style:style>
    <style:style style:name="P89" style:family="paragraph" style:parent-style-name="Preformatted_20_Text">
      <style:text-properties officeooo:paragraph-rsid="0018c696"/>
    </style:style>
    <style:style style:name="P90" style:family="paragraph" style:parent-style-name="Preformatted_20_Text">
      <style:text-properties fo:font-size="8pt" fo:font-style="italic" style:font-size-asian="8pt" style:font-style-asian="italic" style:font-size-complex="8pt" style:font-style-complex="italic"/>
    </style:style>
    <style:style style:name="P91" style:family="paragraph" style:parent-style-name="Preformatted_20_Text">
      <style:text-properties officeooo:paragraph-rsid="0019d87b"/>
    </style:style>
    <style:style style:name="P92" style:family="paragraph" style:parent-style-name="Preformatted_20_Text">
      <style:text-properties officeooo:rsid="0019d87b" officeooo:paragraph-rsid="0019d87b"/>
    </style:style>
    <style:style style:name="P93" style:family="paragraph" style:parent-style-name="Preformatted_20_Text">
      <style:text-properties officeooo:rsid="0019d87b" officeooo:paragraph-rsid="00493a61"/>
    </style:style>
    <style:style style:name="P94" style:family="paragraph" style:parent-style-name="Preformatted_20_Text">
      <style:text-properties officeooo:paragraph-rsid="001bcc68"/>
    </style:style>
    <style:style style:name="P95" style:family="paragraph" style:parent-style-name="Preformatted_20_Text">
      <style:text-properties style:text-position="0% 100%" officeooo:rsid="002ae646"/>
    </style:style>
    <style:style style:name="P96" style:family="paragraph" style:parent-style-name="Preformatted_20_Text">
      <style:text-properties style:text-position="0% 100%" officeooo:rsid="002ae646" officeooo:paragraph-rsid="00509763"/>
    </style:style>
    <style:style style:name="P97" style:family="paragraph" style:parent-style-name="Preformatted_20_Text">
      <style:text-properties style:text-position="0% 100%" fo:font-weight="normal" officeooo:rsid="0040955c" officeooo:paragraph-rsid="00493a61" style:font-weight-asian="normal" style:font-weight-complex="normal"/>
    </style:style>
    <style:style style:name="P98" style:family="paragraph" style:parent-style-name="Preformatted_20_Text">
      <style:text-properties style:text-position="0% 100%" fo:font-weight="normal" officeooo:rsid="0044f51b" officeooo:paragraph-rsid="0044f51b" style:font-weight-asian="normal" style:font-weight-complex="normal"/>
    </style:style>
    <style:style style:name="P99" style:family="paragraph" style:parent-style-name="Preformatted_20_Text">
      <style:text-properties style:text-position="0% 100%" fo:font-weight="normal" officeooo:rsid="003aafe0" officeooo:paragraph-rsid="003aafe0" style:font-weight-asian="normal" style:font-weight-complex="normal"/>
    </style:style>
    <style:style style:name="P100" style:family="paragraph" style:parent-style-name="Preformatted_20_Text">
      <style:text-properties style:text-position="0% 100%" fo:font-weight="normal" officeooo:rsid="00493a61" officeooo:paragraph-rsid="00493a61" style:font-weight-asian="normal" style:font-weight-complex="normal"/>
    </style:style>
    <style:style style:name="P101"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02" style:family="paragraph" style:parent-style-name="Preformatted_20_Text">
      <style:text-properties style:text-position="0% 100%" style:font-name="DejaVu Sans Mono" fo:font-size="10pt" officeooo:rsid="0046962f" officeooo:paragraph-rsid="0046962f" style:font-name-asian="DejaVu Sans Mono" style:font-size-asian="10pt" style:font-name-complex="DejaVu Sans Mono" style:font-size-complex="10pt"/>
    </style:style>
    <style:style style:name="P103"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04"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05"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06"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07"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08" style:family="paragraph" style:parent-style-name="Preformatted_20_Text">
      <style:text-properties officeooo:paragraph-rsid="0032c3fc"/>
    </style:style>
    <style:style style:name="P109" style:family="paragraph" style:parent-style-name="Preformatted_20_Text">
      <style:text-properties officeooo:paragraph-rsid="003861a7"/>
    </style:style>
    <style:style style:name="P110"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11" style:family="paragraph" style:parent-style-name="Preformatted_20_Text">
      <style:text-properties officeooo:paragraph-rsid="0039d326"/>
    </style:style>
    <style:style style:name="P112" style:family="paragraph" style:parent-style-name="Preformatted_20_Text">
      <style:text-properties officeooo:paragraph-rsid="003aafe0"/>
    </style:style>
    <style:style style:name="P113" style:family="paragraph" style:parent-style-name="Preformatted_20_Text">
      <style:text-properties officeooo:paragraph-rsid="000e7238"/>
    </style:style>
    <style:style style:name="P114" style:family="paragraph" style:parent-style-name="Preformatted_20_Text">
      <style:text-properties officeooo:paragraph-rsid="003b2580"/>
    </style:style>
    <style:style style:name="P115" style:family="paragraph" style:parent-style-name="Preformatted_20_Text">
      <style:text-properties officeooo:paragraph-rsid="003af33b"/>
    </style:style>
    <style:style style:name="P116" style:family="paragraph" style:parent-style-name="Preformatted_20_Text">
      <style:text-properties officeooo:paragraph-rsid="003d14bf"/>
    </style:style>
    <style:style style:name="P117" style:family="paragraph" style:parent-style-name="Preformatted_20_Text">
      <style:text-properties officeooo:paragraph-rsid="003dffa8"/>
    </style:style>
    <style:style style:name="P118" style:family="paragraph" style:parent-style-name="Preformatted_20_Text">
      <style:text-properties officeooo:paragraph-rsid="003f5cfc"/>
    </style:style>
    <style:style style:name="P119" style:family="paragraph" style:parent-style-name="Preformatted_20_Text">
      <style:text-properties officeooo:rsid="003fb988" officeooo:paragraph-rsid="004048c5"/>
    </style:style>
    <style:style style:name="P120" style:family="paragraph" style:parent-style-name="Preformatted_20_Text">
      <style:text-properties officeooo:paragraph-rsid="004216de"/>
    </style:style>
    <style:style style:name="P121" style:family="paragraph" style:parent-style-name="Preformatted_20_Text">
      <style:text-properties officeooo:paragraph-rsid="0044f51b"/>
    </style:style>
    <style:style style:name="P122" style:family="paragraph" style:parent-style-name="Preformatted_20_Text">
      <style:text-properties officeooo:rsid="0044f51b" officeooo:paragraph-rsid="0044f51b"/>
    </style:style>
    <style:style style:name="P123" style:family="paragraph" style:parent-style-name="Preformatted_20_Text">
      <style:text-properties officeooo:rsid="0046962f" officeooo:paragraph-rsid="0046962f"/>
    </style:style>
    <style:style style:name="P124" style:family="paragraph" style:parent-style-name="Preformatted_20_Text">
      <style:text-properties officeooo:paragraph-rsid="00488693"/>
    </style:style>
    <style:style style:name="P125" style:family="paragraph" style:parent-style-name="Preformatted_20_Text">
      <style:text-properties style:text-position="super 58%" fo:font-weight="normal" officeooo:rsid="003aafe0" officeooo:paragraph-rsid="003aafe0" style:font-weight-asian="normal" style:font-weight-complex="normal"/>
    </style:style>
    <style:style style:name="P126"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27" style:family="paragraph" style:parent-style-name="Preformatted_20_Text">
      <style:text-properties style:use-window-font-color="true" style:text-position="sub 58%" style:font-name="DejaVu Sans Mono" fo:font-size="10pt" fo:font-weight="normal" officeooo:rsid="004216de" officeooo:paragraph-rsid="00433a71" fo:background-color="transparent" style:font-name-asian="DejaVu Sans Mono" style:font-size-asian="10pt" style:font-weight-asian="normal" style:font-name-complex="DejaVu Sans Mono" style:font-size-complex="10pt" style:font-weight-complex="normal"/>
    </style:style>
    <style:style style:name="P128" style:family="paragraph" style:parent-style-name="Preformatted_20_Text">
      <style:text-properties fo:color="#c9211e" style:text-position="0% 100%" style:font-name="DejaVu Sans Mono" fo:font-size="10pt" fo:font-weight="normal" officeooo:rsid="0044a253" officeooo:paragraph-rsid="0044a253" fo:background-color="#ffff00" style:font-name-asian="DejaVu Sans Mono" style:font-size-asian="10pt" style:font-weight-asian="normal" style:font-name-complex="DejaVu Sans Mono" style:font-size-complex="10pt" style:font-weight-complex="normal"/>
    </style:style>
    <style:style style:name="P129" style:family="paragraph" style:parent-style-name="Preformatted_20_Text">
      <style:text-properties officeooo:rsid="0048c221" officeooo:paragraph-rsid="0048c221" fo:background-color="#ffff00"/>
    </style:style>
    <style:style style:name="P130" style:family="paragraph" style:parent-style-name="Preformatted_20_Text">
      <style:text-properties officeooo:paragraph-rsid="00493a61"/>
    </style:style>
    <style:style style:name="P131" style:family="paragraph" style:parent-style-name="Preformatted_20_Text">
      <style:text-properties officeooo:rsid="004a5ef8" officeooo:paragraph-rsid="004a5ef8" fo:background-color="transparent"/>
    </style:style>
    <style:style style:name="P132" style:family="paragraph" style:parent-style-name="Preformatted_20_Text">
      <style:text-properties officeooo:paragraph-rsid="004a5ef8"/>
    </style:style>
    <style:style style:name="P133" style:family="paragraph" style:parent-style-name="Preformatted_20_Text">
      <style:text-properties officeooo:rsid="004bf6c0" officeooo:paragraph-rsid="004bf6c0"/>
    </style:style>
    <style:style style:name="P134" style:family="paragraph" style:parent-style-name="Preformatted_20_Text">
      <style:text-properties officeooo:rsid="004bf6c0" officeooo:paragraph-rsid="004de213"/>
    </style:style>
    <style:style style:name="P135" style:family="paragraph" style:parent-style-name="Preformatted_20_Text">
      <style:text-properties officeooo:paragraph-rsid="004bf6c0"/>
    </style:style>
    <style:style style:name="P136" style:family="paragraph" style:parent-style-name="Preformatted_20_Text">
      <style:text-properties officeooo:rsid="004de213" officeooo:paragraph-rsid="004de213"/>
    </style:style>
    <style:style style:name="P137" style:family="paragraph" style:parent-style-name="Preformatted_20_Text">
      <style:text-properties officeooo:rsid="003aafe0" officeooo:paragraph-rsid="003aafe0"/>
    </style:style>
    <style:style style:name="P138" style:family="paragraph" style:parent-style-name="Preformatted_20_Text">
      <style:text-properties officeooo:rsid="00488693" officeooo:paragraph-rsid="00488693"/>
    </style:style>
    <style:style style:name="P139"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40" style:family="paragraph" style:parent-style-name="Preformatted_20_Text">
      <style:text-properties officeooo:paragraph-rsid="0040955c"/>
    </style:style>
    <style:style style:name="P141" style:family="paragraph" style:parent-style-name="Preformatted_20_Text">
      <style:text-properties officeooo:paragraph-rsid="0046962f"/>
    </style:style>
    <style:style style:name="P142" style:family="paragraph" style:parent-style-name="Text_20_body">
      <style:text-properties officeooo:rsid="00201ead" officeooo:paragraph-rsid="00201ead"/>
    </style:style>
    <style:style style:name="P143" style:family="paragraph" style:parent-style-name="Text_20_body">
      <style:text-properties officeooo:paragraph-rsid="00201ead"/>
    </style:style>
    <style:style style:name="P144" style:family="paragraph" style:parent-style-name="Text_20_body">
      <style:text-properties officeooo:rsid="0021b771" officeooo:paragraph-rsid="0021b771"/>
    </style:style>
    <style:style style:name="P145" style:family="paragraph" style:parent-style-name="Text_20_body">
      <style:text-properties officeooo:paragraph-rsid="0021dbb1"/>
    </style:style>
    <style:style style:name="P146" style:family="paragraph" style:parent-style-name="Text_20_body">
      <style:text-properties officeooo:rsid="0021dbb1" officeooo:paragraph-rsid="0021dbb1"/>
    </style:style>
    <style:style style:name="P147" style:family="paragraph" style:parent-style-name="Text_20_body">
      <style:text-properties officeooo:rsid="0021dbb1" officeooo:paragraph-rsid="002396c9"/>
    </style:style>
    <style:style style:name="P148" style:family="paragraph" style:parent-style-name="Text_20_body">
      <style:text-properties officeooo:rsid="0021dbb1" officeooo:paragraph-rsid="002537ee"/>
    </style:style>
    <style:style style:name="P149" style:family="paragraph" style:parent-style-name="Text_20_body">
      <style:text-properties officeooo:paragraph-rsid="002537ee"/>
    </style:style>
    <style:style style:name="P150" style:family="paragraph" style:parent-style-name="Text_20_body">
      <style:text-properties officeooo:rsid="002537ee" officeooo:paragraph-rsid="002537ee"/>
    </style:style>
    <style:style style:name="P151" style:family="paragraph" style:parent-style-name="Text_20_body">
      <style:text-properties officeooo:rsid="0025425d" officeooo:paragraph-rsid="0025425d"/>
    </style:style>
    <style:style style:name="P152" style:family="paragraph" style:parent-style-name="Text_20_body">
      <style:text-properties officeooo:rsid="0025425d" officeooo:paragraph-rsid="00263a9f"/>
    </style:style>
    <style:style style:name="P153" style:family="paragraph" style:parent-style-name="Text_20_body">
      <style:text-properties officeooo:rsid="00263a9f" officeooo:paragraph-rsid="00263a9f"/>
    </style:style>
    <style:style style:name="P154" style:family="paragraph" style:parent-style-name="Text_20_body">
      <style:text-properties officeooo:rsid="00263a9f" officeooo:paragraph-rsid="00283125"/>
    </style:style>
    <style:style style:name="P155" style:family="paragraph" style:parent-style-name="Text_20_body">
      <style:text-properties officeooo:rsid="00283125" officeooo:paragraph-rsid="00283125"/>
    </style:style>
    <style:style style:name="P156" style:family="paragraph" style:parent-style-name="Text_20_body">
      <style:text-properties officeooo:paragraph-rsid="00283125"/>
    </style:style>
    <style:style style:name="P157" style:family="paragraph" style:parent-style-name="Text_20_body">
      <style:text-properties officeooo:rsid="002a7b59" officeooo:paragraph-rsid="002a7b59"/>
    </style:style>
    <style:style style:name="P158" style:family="paragraph" style:parent-style-name="Text_20_body">
      <style:text-properties officeooo:rsid="001e30c6" officeooo:paragraph-rsid="001e30c6"/>
    </style:style>
    <style:style style:name="P159" style:family="paragraph" style:parent-style-name="Text_20_body">
      <style:text-properties officeooo:rsid="002396c9" officeooo:paragraph-rsid="002396c9"/>
    </style:style>
    <style:style style:name="P160" style:family="paragraph" style:parent-style-name="Text_20_body">
      <style:text-properties style:text-position="0% 100%" officeooo:rsid="002537ee" officeooo:paragraph-rsid="002537ee"/>
    </style:style>
    <style:style style:name="P161" style:family="paragraph" style:parent-style-name="Text_20_body">
      <style:text-properties style:text-position="0% 100%" officeooo:rsid="002537ee" officeooo:paragraph-rsid="00263a9f"/>
    </style:style>
    <style:style style:name="P162" style:family="paragraph" style:parent-style-name="Text_20_body">
      <style:text-properties style:text-position="0% 100%" officeooo:rsid="00263a9f" officeooo:paragraph-rsid="00263a9f"/>
    </style:style>
    <style:style style:name="P163" style:family="paragraph" style:parent-style-name="Text_20_body">
      <style:text-properties style:text-position="0% 100%" officeooo:rsid="002ae646" officeooo:paragraph-rsid="002ae646"/>
    </style:style>
    <style:style style:name="P164" style:family="paragraph" style:parent-style-name="Text_20_body">
      <style:text-properties style:text-position="0% 100%" officeooo:rsid="0032c3fc" officeooo:paragraph-rsid="0032c3fc"/>
    </style:style>
    <style:style style:name="P165" style:family="paragraph" style:parent-style-name="Text_20_body">
      <style:text-properties style:text-position="0% 100%" officeooo:rsid="003861a7" officeooo:paragraph-rsid="003861a7"/>
    </style:style>
    <style:style style:name="P166" style:family="paragraph" style:parent-style-name="Text_20_body">
      <style:text-properties style:text-position="0% 100%" fo:font-size="10pt" officeooo:rsid="00571736" officeooo:paragraph-rsid="00571736" style:font-size-asian="10pt" style:font-size-complex="10pt"/>
    </style:style>
    <style:style style:name="P167" style:family="paragraph" style:parent-style-name="Text_20_body">
      <style:text-properties style:text-position="0% 100%" officeooo:rsid="00283125" officeooo:paragraph-rsid="00283125"/>
    </style:style>
    <style:style style:name="P168" style:family="paragraph" style:parent-style-name="Text_20_body">
      <style:text-properties style:text-position="0% 100%" officeooo:rsid="006f2ffc" officeooo:paragraph-rsid="006f2ffc"/>
    </style:style>
    <style:style style:name="P169" style:family="paragraph" style:parent-style-name="Text_20_body">
      <style:text-properties style:text-position="0% 100%" officeooo:rsid="002ae646" officeooo:paragraph-rsid="002ae646" fo:background-color="#ffff00"/>
    </style:style>
    <style:style style:name="P170" style:family="paragraph" style:parent-style-name="Text_20_body">
      <style:text-properties officeooo:paragraph-rsid="004f4850"/>
    </style:style>
    <style:style style:name="P171" style:family="paragraph" style:parent-style-name="Text_20_body">
      <style:text-properties fo:font-size="10pt" style:font-size-asian="10pt" style:font-size-complex="10pt"/>
    </style:style>
    <style:style style:name="P172" style:family="paragraph" style:parent-style-name="Text_20_body">
      <style:text-properties fo:font-size="10pt" officeooo:paragraph-rsid="004f4850" style:font-size-asian="10pt" style:font-size-complex="10pt"/>
    </style:style>
    <style:style style:name="P173" style:family="paragraph" style:parent-style-name="Text_20_body">
      <style:text-properties fo:font-size="10pt" officeooo:rsid="00571736" officeooo:paragraph-rsid="00571736" style:font-size-asian="10pt" style:font-size-complex="10pt"/>
    </style:style>
    <style:style style:name="P174" style:family="paragraph" style:parent-style-name="Text_20_body">
      <style:text-properties fo:font-size="10pt" officeooo:rsid="00540525" officeooo:paragraph-rsid="00540525" style:font-size-asian="8.75pt" style:font-size-complex="10pt"/>
    </style:style>
    <style:style style:name="P175" style:family="paragraph" style:parent-style-name="Text_20_body">
      <style:text-properties officeooo:rsid="004f4850" officeooo:paragraph-rsid="004f4850" fo:background-color="#ffff00"/>
    </style:style>
    <style:style style:name="P176" style:family="paragraph" style:parent-style-name="Text_20_body">
      <style:text-properties officeooo:rsid="00201ead" officeooo:paragraph-rsid="00201ead" fo:background-color="#ffff00"/>
    </style:style>
    <style:style style:name="P177" style:family="paragraph" style:parent-style-name="Text_20_body">
      <style:text-properties officeooo:paragraph-rsid="002ae646"/>
    </style:style>
    <style:style style:name="P178" style:family="paragraph" style:parent-style-name="Text_20_body">
      <style:text-properties officeooo:rsid="00313c53" officeooo:paragraph-rsid="00313c53"/>
    </style:style>
    <style:style style:name="P179" style:family="paragraph" style:parent-style-name="Text_20_body">
      <style:text-properties officeooo:rsid="0052315d" officeooo:paragraph-rsid="0052315d"/>
    </style:style>
    <style:style style:name="P180" style:family="paragraph" style:parent-style-name="Text_20_body">
      <style:text-properties officeooo:rsid="00540525" officeooo:paragraph-rsid="00540525"/>
    </style:style>
    <style:style style:name="P181" style:family="paragraph" style:parent-style-name="Text_20_body">
      <style:text-properties officeooo:paragraph-rsid="00540525"/>
    </style:style>
    <style:style style:name="P182" style:family="paragraph" style:parent-style-name="Text_20_body">
      <style:text-properties officeooo:rsid="005892b1" officeooo:paragraph-rsid="005892b1"/>
    </style:style>
    <style:style style:name="P183" style:family="paragraph" style:parent-style-name="Text_20_body">
      <style:text-properties officeooo:rsid="005892b1" officeooo:paragraph-rsid="00600d71"/>
    </style:style>
    <style:style style:name="P184" style:family="paragraph" style:parent-style-name="Text_20_body">
      <style:text-properties officeooo:rsid="00600d71" officeooo:paragraph-rsid="00600d71"/>
    </style:style>
    <style:style style:name="P185" style:family="paragraph" style:parent-style-name="Text_20_body">
      <style:text-properties officeooo:paragraph-rsid="00600d71"/>
    </style:style>
    <style:style style:name="P186" style:family="paragraph" style:parent-style-name="Text_20_body">
      <style:text-properties officeooo:rsid="0059317d" officeooo:paragraph-rsid="00600d71"/>
    </style:style>
    <style:style style:name="P187" style:family="paragraph" style:parent-style-name="Text_20_body">
      <style:text-properties officeooo:rsid="0061e420" officeooo:paragraph-rsid="0061e420"/>
    </style:style>
    <style:style style:name="P188" style:family="paragraph" style:parent-style-name="Text_20_body">
      <style:text-properties officeooo:rsid="00681667" officeooo:paragraph-rsid="00681667"/>
    </style:style>
    <style:style style:name="P189" style:family="paragraph" style:parent-style-name="Text_20_body">
      <style:text-properties officeooo:rsid="006c7467" officeooo:paragraph-rsid="006c7467"/>
    </style:style>
    <style:style style:name="P190" style:family="paragraph" style:parent-style-name="Text_20_body">
      <style:text-properties officeooo:rsid="006c8536" officeooo:paragraph-rsid="006c8536"/>
    </style:style>
    <style:style style:name="P191" style:family="paragraph" style:parent-style-name="Text_20_body">
      <style:text-properties officeooo:paragraph-rsid="006ceabf"/>
    </style:style>
    <style:style style:name="P192" style:family="paragraph" style:parent-style-name="Text_20_body">
      <style:text-properties officeooo:rsid="006ceabf" officeooo:paragraph-rsid="006ceabf"/>
    </style:style>
    <style:style style:name="P193"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194" style:family="paragraph" style:parent-style-name="Table_20_Contents">
      <style:text-properties officeooo:rsid="005892b1" officeooo:paragraph-rsid="005892b1"/>
    </style:style>
    <style:style style:name="P195" style:family="paragraph" style:parent-style-name="Table_20_Contents">
      <style:paragraph-properties fo:text-align="end" style:justify-single-word="false"/>
      <style:text-properties officeooo:rsid="005892b1" officeooo:paragraph-rsid="005892b1"/>
    </style:style>
    <style:style style:name="P196" style:family="paragraph" style:parent-style-name="Table_20_Contents">
      <style:paragraph-properties fo:text-align="end" style:justify-single-word="false"/>
      <style:text-properties officeooo:paragraph-rsid="0059d0d5"/>
    </style:style>
    <style:style style:name="P197" style:family="paragraph" style:parent-style-name="Table_20_Contents">
      <style:paragraph-properties fo:text-align="end" style:justify-single-word="false"/>
      <style:text-properties officeooo:paragraph-rsid="005e1bc9"/>
    </style:style>
    <style:style style:name="P198" style:family="paragraph" style:parent-style-name="Table_20_Contents">
      <style:paragraph-properties fo:text-align="end" style:justify-single-word="false"/>
      <style:text-properties officeooo:paragraph-rsid="00681667"/>
    </style:style>
    <style:style style:name="P199" style:family="paragraph" style:parent-style-name="Table_20_Contents">
      <style:paragraph-properties fo:text-align="end" style:justify-single-word="false"/>
      <style:text-properties officeooo:rsid="005e1bc9"/>
    </style:style>
    <style:style style:name="P200" style:family="paragraph" style:parent-style-name="Table_20_Contents">
      <style:paragraph-properties fo:text-align="end" style:justify-single-word="false"/>
      <style:text-properties officeooo:rsid="005e1bc9" officeooo:paragraph-rsid="005e1bc9"/>
    </style:style>
    <style:style style:name="P201" style:family="paragraph" style:parent-style-name="Table_20_Contents">
      <style:text-properties officeooo:rsid="005fac30" officeooo:paragraph-rsid="005fac30"/>
    </style:style>
    <style:style style:name="P202" style:family="paragraph" style:parent-style-name="Table_20_Contents">
      <style:paragraph-properties fo:text-align="end" style:justify-single-word="false"/>
      <style:text-properties officeooo:rsid="005fac30" officeooo:paragraph-rsid="005fac30"/>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d9a5" officeooo:paragraph-rsid="0061d9a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61e42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text-properties officeooo:rsid="0061e420" officeooo:paragraph-rsid="0061e420"/>
    </style:style>
    <style:style style:name="P212" style:family="paragraph" style:parent-style-name="Table_20_Contents">
      <style:paragraph-properties fo:text-align="end" style:justify-single-word="false"/>
      <style:text-properties officeooo:rsid="0061e420" officeooo:paragraph-rsid="0061e420"/>
    </style:style>
    <style:style style:name="P213" style:family="paragraph" style:parent-style-name="Table_20_Contents">
      <style:paragraph-properties fo:text-align="end" style:justify-single-word="false"/>
      <style:text-properties officeooo:rsid="006278a0" officeooo:paragraph-rsid="006278a0"/>
    </style:style>
    <style:style style:name="P214" style:family="paragraph" style:parent-style-name="Table_20_Contents">
      <style:paragraph-properties fo:text-align="end" style:justify-single-word="false"/>
      <style:text-properties officeooo:rsid="00635f05" officeooo:paragraph-rsid="00635f05"/>
    </style:style>
    <style:style style:name="P215" style:family="paragraph" style:parent-style-name="Table_20_Contents">
      <style:paragraph-properties fo:text-align="end" style:justify-single-word="false"/>
      <style:text-properties officeooo:rsid="006539d7" officeooo:paragraph-rsid="006539d7"/>
    </style:style>
    <style:style style:name="P216" style:family="paragraph" style:parent-style-name="Table_20_Contents">
      <style:paragraph-properties fo:text-align="end" style:justify-single-word="false"/>
      <style:text-properties officeooo:rsid="0066a171" officeooo:paragraph-rsid="0066a171"/>
    </style:style>
    <style:style style:name="P217" style:family="paragraph" style:parent-style-name="Table_20_Contents">
      <style:paragraph-properties fo:text-align="end" style:justify-single-word="false"/>
      <style:text-properties officeooo:rsid="0059d0d5"/>
    </style:style>
    <style:style style:name="P218" style:family="paragraph" style:parent-style-name="Table_20_Contents">
      <style:paragraph-properties fo:text-align="end" style:justify-single-word="false"/>
      <style:text-properties officeooo:rsid="0059d0d5" officeooo:paragraph-rsid="0059d0d5"/>
    </style:style>
    <style:style style:name="P219" style:family="paragraph" style:parent-style-name="Heading_20_1">
      <style:text-properties officeooo:rsid="000e7238" officeooo:paragraph-rsid="000e7238"/>
    </style:style>
    <style:style style:name="P220" style:family="paragraph" style:parent-style-name="Heading_20_1">
      <style:text-properties officeooo:rsid="004f4850" officeooo:paragraph-rsid="004f4850"/>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01d3af7" officeooo:paragraph-rsid="001d3af7"/>
    </style:style>
    <style:style style:name="P223" style:family="paragraph" style:parent-style-name="Heading_20_1">
      <style:paragraph-properties fo:break-before="page"/>
      <style:text-properties officeooo:rsid="005892b1" officeooo:paragraph-rsid="005892b1"/>
    </style:style>
    <style:style style:name="P224" style:family="paragraph" style:parent-style-name="Heading_20_2">
      <style:text-properties officeooo:rsid="000e7238" officeooo:paragraph-rsid="000e7238"/>
    </style:style>
    <style:style style:name="P225" style:family="paragraph" style:parent-style-name="Heading_20_2">
      <style:text-properties officeooo:rsid="0039d326" officeooo:paragraph-rsid="0039d326"/>
    </style:style>
    <style:style style:name="P226" style:family="paragraph" style:parent-style-name="Heading_20_2">
      <style:text-properties officeooo:rsid="003aafe0" officeooo:paragraph-rsid="003aafe0"/>
    </style:style>
    <style:style style:name="P227" style:family="paragraph" style:parent-style-name="Heading_20_2">
      <style:text-properties officeooo:rsid="005892b1" officeooo:paragraph-rsid="005892b1"/>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rsid="001e30c6" officeooo:paragraph-rsid="001e30c6"/>
    </style:style>
    <style:style style:name="P230" style:family="paragraph" style:parent-style-name="Heading_20_2">
      <style:paragraph-properties fo:break-before="page"/>
      <style:text-properties officeooo:rsid="00681667" officeooo:paragraph-rsid="00681667"/>
    </style:style>
    <style:style style:name="P231" style:family="paragraph" style:parent-style-name="Heading_20_3">
      <style:text-properties officeooo:rsid="001e30c6" officeooo:paragraph-rsid="001e30c6"/>
    </style:style>
    <style:style style:name="P232" style:family="paragraph" style:parent-style-name="Heading_20_3">
      <style:text-properties officeooo:rsid="00201ead" officeooo:paragraph-rsid="00201ead"/>
    </style:style>
    <style:style style:name="P233" style:family="paragraph" style:parent-style-name="Heading_20_3">
      <style:text-properties officeooo:rsid="00283125" officeooo:paragraph-rsid="00283125"/>
    </style:style>
    <style:style style:name="P234" style:family="paragraph" style:parent-style-name="Heading_20_7">
      <style:text-properties officeooo:rsid="0072e07f" officeooo:paragraph-rsid="0072e07f"/>
    </style:style>
    <style:style style:name="P235" style:family="paragraph" style:parent-style-name="Preformatted_20_Text">
      <style:text-properties officeooo:paragraph-rsid="0032c3fc"/>
    </style:style>
    <style:style style:name="P236" style:family="paragraph" style:parent-style-name="Preformatted_20_Text">
      <style:text-properties fo:font-weight="bold" officeooo:rsid="0032c3fc" officeooo:paragraph-rsid="0032c3fc" style:font-weight-asian="bold" style:font-weight-complex="bold"/>
    </style:style>
    <style:style style:name="P237" style:family="paragraph" style:parent-style-name="Preformatted_20_Text">
      <style:text-properties fo:font-weight="bold" officeooo:rsid="0032de8f" officeooo:paragraph-rsid="0032de8f" style:font-weight-asian="bold" style:font-weight-complex="bold"/>
    </style:style>
    <style:style style:name="P238" style:family="paragraph" style:parent-style-name="Preformatted_20_Text">
      <style:text-properties fo:font-weight="bold" officeooo:rsid="0032de8f" officeooo:paragraph-rsid="00731dca" style:font-weight-asian="bold" style:font-weight-complex="bold"/>
    </style:style>
    <style:style style:name="P239" style:family="paragraph" style:parent-style-name="Preformatted_20_Text">
      <style:text-properties fo:font-weight="bold" officeooo:rsid="00368135" officeooo:paragraph-rsid="00368135" style:font-weight-asian="bold" style:font-weight-complex="bold"/>
    </style:style>
    <style:style style:name="P240" style:family="paragraph" style:parent-style-name="Preformatted_20_Text">
      <style:text-properties fo:font-weight="bold" officeooo:rsid="00368135" officeooo:paragraph-rsid="00746c73" style:font-weight-asian="bold" style:font-weight-complex="bold"/>
    </style:style>
    <style:style style:name="P241" style:family="paragraph" style:parent-style-name="Preformatted_20_Text">
      <style:text-properties fo:font-weight="bold" officeooo:rsid="00368135" officeooo:paragraph-rsid="00752d48" style:font-weight-asian="bold" style:font-weight-complex="bold"/>
    </style:style>
    <style:style style:name="P242" style:family="paragraph" style:parent-style-name="Preformatted_20_Text">
      <style:text-properties fo:font-weight="bold" officeooo:rsid="00746c73" officeooo:paragraph-rsid="00746c73" style:font-weight-asian="bold" style:font-weight-complex="bold"/>
    </style:style>
    <style:style style:name="P243" style:family="paragraph" style:parent-style-name="Preformatted_20_Text">
      <style:text-properties fo:font-weight="bold" officeooo:rsid="00746c73" officeooo:paragraph-rsid="00752d48" style:font-weight-asian="bold" style:font-weight-complex="bold"/>
    </style:style>
    <style:style style:name="P244" style:family="paragraph" style:parent-style-name="Preformatted_20_Text">
      <style:text-properties fo:font-weight="normal" officeooo:rsid="0032c3fc" officeooo:paragraph-rsid="0032c3fc" style:font-weight-asian="normal" style:font-weight-complex="normal"/>
    </style:style>
    <style:style style:name="P245" style:family="paragraph" style:parent-style-name="Preformatted_20_Text">
      <style:text-properties fo:font-weight="normal" officeooo:rsid="0032de8f" officeooo:paragraph-rsid="0032de8f" style:font-weight-asian="normal" style:font-weight-complex="normal"/>
    </style:style>
    <style:style style:name="P246" style:family="paragraph" style:parent-style-name="Preformatted_20_Text">
      <style:text-properties fo:font-weight="normal" officeooo:rsid="0032de8f" officeooo:paragraph-rsid="00731dca" style:font-weight-asian="normal" style:font-weight-complex="normal"/>
    </style:style>
    <style:style style:name="P247" style:family="paragraph" style:parent-style-name="Preformatted_20_Text">
      <style:text-properties fo:font-weight="normal" officeooo:rsid="00368135" officeooo:paragraph-rsid="0052315d" style:font-weight-asian="normal" style:font-weight-complex="normal"/>
    </style:style>
    <style:style style:name="P248" style:family="paragraph" style:parent-style-name="Preformatted_20_Text">
      <style:text-properties fo:font-weight="normal" officeooo:rsid="00752d48" officeooo:paragraph-rsid="00752d48" style:font-weight-asian="normal" style:font-weight-complex="normal"/>
    </style:style>
    <style:style style:name="P249" style:family="paragraph" style:parent-style-name="Preformatted_20_Text">
      <style:text-properties officeooo:paragraph-rsid="00746c73"/>
    </style:style>
    <style:style style:name="P250" style:family="paragraph" style:parent-style-name="Preformatted_20_Text">
      <style:text-properties officeooo:paragraph-rsid="00752d48"/>
    </style:style>
    <style:style style:name="P251" style:family="paragraph" style:parent-style-name="Preformatted_20_Text">
      <style:text-properties style:text-position="0% 100%" style:font-name="DejaVu Serif1" fo:font-size="10pt" fo:font-weight="normal" officeooo:rsid="00752d48" officeooo:paragraph-rsid="00752d48" style:font-name-asian="DejaVu Sans Mono" style:font-size-asian="10pt" style:font-weight-asian="normal" style:font-name-complex="DejaVu Sans Mono" style:font-size-complex="10pt" style:font-weight-complex="normal"/>
    </style:style>
    <style:style style:name="P252" style:family="paragraph" style:parent-style-name="Standard">
      <style:text-properties officeooo:paragraph-rsid="007ae9e6"/>
    </style:style>
    <style:style style:name="P253" style:family="paragraph" style:parent-style-name="Table_20_Contents">
      <style:paragraph-properties fo:text-align="end" style:justify-single-word="false"/>
      <style:text-properties officeooo:paragraph-rsid="0061e420"/>
    </style:style>
    <style:style style:name="P254" style:family="paragraph" style:parent-style-name="Table_20_Contents">
      <style:paragraph-properties fo:text-align="end" style:justify-single-word="false"/>
      <style:text-properties officeooo:paragraph-rsid="00681667"/>
    </style:style>
    <style:style style:name="P255" style:family="paragraph" style:parent-style-name="Table_20_Contents">
      <style:paragraph-properties fo:text-align="end" style:justify-single-word="false"/>
      <style:text-properties officeooo:paragraph-rsid="007ae9e6"/>
    </style:style>
    <style:style style:name="P256" style:family="paragraph" style:parent-style-name="Table_20_Contents">
      <style:paragraph-properties fo:text-align="end" style:justify-single-word="false"/>
      <style:text-properties officeooo:rsid="007856ed" officeooo:paragraph-rsid="007856ed"/>
    </style:style>
    <style:style style:name="P25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856ed" officeooo:paragraph-rsid="00792d3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92d38" officeooo:paragraph-rsid="00792d3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7ae9e6"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7ae9e6"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end" style:justify-single-word="false"/>
      <style:text-properties officeooo:rsid="0061e420" officeooo:paragraph-rsid="0061e420"/>
    </style:style>
    <style:style style:name="P266" style:family="paragraph" style:parent-style-name="Table_20_Contents">
      <style:paragraph-properties fo:text-align="end" style:justify-single-word="false"/>
      <style:text-properties officeooo:rsid="0061e420" officeooo:paragraph-rsid="007ae9e6"/>
    </style:style>
    <style:style style:name="P267" style:family="paragraph" style:parent-style-name="Text_20_body">
      <style:text-properties officeooo:rsid="0025425d" officeooo:paragraph-rsid="0025425d"/>
    </style:style>
    <style:style style:name="P268" style:family="paragraph" style:parent-style-name="Text_20_body">
      <style:text-properties officeooo:rsid="006c7467" officeooo:paragraph-rsid="006c7467"/>
    </style:style>
    <style:style style:name="P269" style:family="paragraph" style:parent-style-name="Text_20_body">
      <style:text-properties style:text-position="0% 100%" officeooo:rsid="006c8536" officeooo:paragraph-rsid="006c8536"/>
    </style:style>
    <style:style style:name="P270" style:family="paragraph" style:parent-style-name="Text_20_body">
      <style:text-properties style:text-position="0% 100%" officeooo:rsid="002f7fac" officeooo:paragraph-rsid="00708413"/>
    </style:style>
    <style:style style:name="P271" style:family="paragraph" style:parent-style-name="Text_20_body">
      <style:text-properties style:text-position="0% 100%" officeooo:rsid="00313ac4" officeooo:paragraph-rsid="0076745c"/>
    </style:style>
    <style:style style:name="P272" style:family="paragraph" style:parent-style-name="Text_20_body">
      <style:text-properties style:text-position="0% 100%" style:font-name="DejaVu Serif1" fo:font-size="10pt" fo:font-weight="normal" officeooo:rsid="00540525" officeooo:paragraph-rsid="00752d48" style:font-name-asian="DejaVu Sans Mono" style:font-size-asian="10pt" style:font-weight-asian="normal" style:font-name-complex="DejaVu Sans Mono" style:font-size-complex="10pt" style:font-weight-complex="normal"/>
    </style:style>
    <style:style style:name="P273" style:family="paragraph" style:parent-style-name="Text_20_body">
      <style:text-properties officeooo:rsid="00708413" officeooo:paragraph-rsid="00708413"/>
    </style:style>
    <style:style style:name="P274" style:family="paragraph" style:parent-style-name="Text_20_body">
      <style:text-properties officeooo:rsid="0071c1be" officeooo:paragraph-rsid="0071c1be"/>
    </style:style>
    <style:style style:name="P275" style:family="paragraph" style:parent-style-name="Text_20_body">
      <style:text-properties officeooo:rsid="0071c1be" officeooo:paragraph-rsid="0072e07f"/>
    </style:style>
    <style:style style:name="P276" style:family="paragraph" style:parent-style-name="Text_20_body">
      <style:text-properties officeooo:rsid="0072e07f" officeooo:paragraph-rsid="0072e07f"/>
    </style:style>
    <style:style style:name="P277" style:family="paragraph" style:parent-style-name="Text_20_body">
      <style:text-properties officeooo:paragraph-rsid="0072e07f"/>
    </style:style>
    <style:style style:name="P278" style:family="paragraph" style:parent-style-name="Text_20_body">
      <style:text-properties fo:font-size="10pt" officeooo:rsid="00752d48" officeooo:paragraph-rsid="00752d48" style:font-size-asian="10pt" style:font-size-complex="10pt"/>
    </style:style>
    <style:style style:name="P279" style:family="paragraph" style:parent-style-name="Text_20_body">
      <style:text-properties fo:font-size="10pt" officeooo:paragraph-rsid="00752d48" style:font-size-asian="10pt" style:font-size-complex="10pt"/>
    </style:style>
    <style:style style:name="P280" style:family="paragraph" style:parent-style-name="Text_20_body">
      <style:text-properties fo:font-size="10pt" officeooo:rsid="0056b206" style:font-size-asian="10pt" style:font-size-complex="10pt"/>
    </style:style>
    <style:style style:name="P281" style:family="paragraph" style:parent-style-name="Text_20_body">
      <style:text-properties officeooo:rsid="005892b1" officeooo:paragraph-rsid="007856ed"/>
    </style:style>
    <style:style style:name="P282" style:family="paragraph" style:parent-style-name="Text_20_body">
      <style:text-properties officeooo:rsid="007856ed" officeooo:paragraph-rsid="007856ed"/>
    </style:style>
    <style:style style:name="P283" style:family="paragraph" style:parent-style-name="Text_20_body">
      <style:text-properties officeooo:rsid="007ae9e6" officeooo:paragraph-rsid="007ae9e6"/>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14a816" fo:background-color="#ffff00" loext:char-shading-value="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6776" style:font-weight-asian="normal" style:font-weight-complex="normal"/>
    </style:style>
    <style:style style:name="T16" style:family="text">
      <style:text-properties fo:font-weight="normal" officeooo:rsid="0011fa35" style:font-weight-asian="normal" style:font-weight-complex="normal"/>
    </style:style>
    <style:style style:name="T17" style:family="text">
      <style:text-properties fo:font-weight="normal" officeooo:rsid="0013f7a7" style:font-weight-asian="normal" style:font-weight-complex="normal"/>
    </style:style>
    <style:style style:name="T18" style:family="text">
      <style:text-properties fo:font-weight="normal" officeooo:rsid="0014a816" style:font-weight-asian="normal" style:font-weight-complex="normal"/>
    </style:style>
    <style:style style:name="T19" style:family="text">
      <style:text-properties fo:font-weight="normal" officeooo:rsid="00184435" style:font-weight-asian="normal" style:font-weight-complex="normal"/>
    </style:style>
    <style:style style:name="T20" style:family="text">
      <style:text-properties fo:font-weight="normal" officeooo:rsid="000f0da5" style:font-weight-asian="normal" style:font-weight-complex="normal"/>
    </style:style>
    <style:style style:name="T21" style:family="text">
      <style:text-properties fo:font-weight="normal" officeooo:rsid="0018c696" style:font-weight-asian="normal" style:font-weight-complex="normal"/>
    </style:style>
    <style:style style:name="T22" style:family="text">
      <style:text-properties fo:font-weight="normal" officeooo:rsid="0019d87b" style:font-weight-asian="normal" style:font-weight-complex="normal"/>
    </style:style>
    <style:style style:name="T23" style:family="text">
      <style:text-properties fo:font-weight="normal" officeooo:rsid="0021dbb1" style:font-weight-asian="normal" style:font-weight-complex="normal"/>
    </style:style>
    <style:style style:name="T24" style:family="text">
      <style:text-properties fo:font-weight="normal" officeooo:rsid="0021b771" style:font-weight-asian="normal" style:font-weight-complex="normal"/>
    </style:style>
    <style:style style:name="T25" style:family="text">
      <style:text-properties fo:font-weight="normal" officeooo:rsid="0032c3fc" style:font-weight-asian="normal" style:font-weight-complex="normal"/>
    </style:style>
    <style:style style:name="T26" style:family="text">
      <style:text-properties fo:font-weight="normal" officeooo:rsid="00368135" style:font-weight-asian="normal" style:font-weight-complex="normal"/>
    </style:style>
    <style:style style:name="T27" style:family="text">
      <style:text-properties fo:font-weight="normal" officeooo:rsid="0036d200" style:font-weight-asian="normal" style:font-weight-complex="normal"/>
    </style:style>
    <style:style style:name="T28" style:family="text">
      <style:text-properties fo:font-weight="normal" officeooo:rsid="0039d326" style:font-weight-asian="normal" style:font-weight-complex="normal"/>
    </style:style>
    <style:style style:name="T29" style:family="text">
      <style:text-properties fo:font-weight="normal" officeooo:rsid="003aafe0" style:font-weight-asian="normal" style:font-weight-complex="normal"/>
    </style:style>
    <style:style style:name="T30" style:family="text">
      <style:text-properties fo:font-weight="normal" officeooo:rsid="003af33b" style:font-weight-asian="normal" style:font-weight-complex="normal"/>
    </style:style>
    <style:style style:name="T31" style:family="text">
      <style:text-properties fo:font-weight="normal" officeooo:rsid="003b2580" style:font-weight-asian="normal" style:font-weight-complex="normal"/>
    </style:style>
    <style:style style:name="T32" style:family="text">
      <style:text-properties fo:font-weight="normal" officeooo:rsid="003d14bf" style:font-weight-asian="normal" style:font-weight-complex="normal"/>
    </style:style>
    <style:style style:name="T33" style:family="text">
      <style:text-properties fo:font-weight="normal" officeooo:rsid="003dffa8" style:font-weight-asian="normal" style:font-weight-complex="normal"/>
    </style:style>
    <style:style style:name="T34" style:family="text">
      <style:text-properties fo:font-weight="normal" officeooo:rsid="003f5cfc" style:font-weight-asian="normal" style:font-weight-complex="normal"/>
    </style:style>
    <style:style style:name="T35" style:family="text">
      <style:text-properties fo:font-weight="normal" officeooo:rsid="004048c5" style:font-weight-asian="normal" style:font-weight-complex="normal"/>
    </style:style>
    <style:style style:name="T36" style:family="text">
      <style:text-properties fo:font-weight="normal" officeooo:rsid="0041ae66" style:font-weight-asian="normal" style:font-weight-complex="normal"/>
    </style:style>
    <style:style style:name="T37" style:family="text">
      <style:text-properties fo:font-weight="normal" officeooo:rsid="004216de" style:font-weight-asian="normal" style:font-weight-complex="normal"/>
    </style:style>
    <style:style style:name="T38" style:family="text">
      <style:text-properties fo:font-weight="normal" officeooo:rsid="004a5ef8" style:font-weight-asian="normal" style:font-weight-complex="normal"/>
    </style:style>
    <style:style style:name="T39" style:family="text">
      <style:text-properties fo:font-weight="normal" officeooo:rsid="00731dca" style:font-weight-asian="normal" style:font-weight-complex="normal"/>
    </style:style>
    <style:style style:name="T40" style:family="text">
      <style:text-properties fo:font-weight="normal" officeooo:rsid="00746c73" style:font-weight-asian="normal" style:font-weight-complex="normal"/>
    </style:style>
    <style:style style:name="T41" style:family="text">
      <style:text-properties fo:font-weight="normal" officeooo:rsid="00752d48" style:font-weight-asian="normal" style:font-weight-complex="normal"/>
    </style:style>
    <style:style style:name="T42" style:family="text">
      <style:text-properties fo:font-weight="normal" officeooo:rsid="003d14bf" fo:background-color="#ffff00" loext:char-shading-value="0" style:font-weight-asian="normal" style:font-weight-complex="normal"/>
    </style:style>
    <style:style style:name="T43" style:family="text">
      <style:text-properties fo:font-weight="normal" officeooo:rsid="0014a816" fo:background-color="#ffff00" loext:char-shading-value="0" style:font-weight-asian="normal" style:font-weight-complex="normal"/>
    </style:style>
    <style:style style:name="T44" style:family="text">
      <style:text-properties fo:font-weight="normal" officeooo:rsid="004216de" fo:background-color="#ffff00" loext:char-shading-value="0" style:font-weight-asian="normal" style:font-weight-complex="normal"/>
    </style:style>
    <style:style style:name="T45" style:family="text">
      <style:text-properties officeooo:rsid="00106776"/>
    </style:style>
    <style:style style:name="T46" style:family="text">
      <style:text-properties officeooo:rsid="0013f7a7"/>
    </style:style>
    <style:style style:name="T47"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48"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49"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50"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5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5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5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5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55"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56"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59"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60"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61"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62"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63"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64" style:family="text">
      <style:text-properties style:font-name="DejaVu Sans Mono" fo:font-size="10pt" style:font-name-asian="DejaVu Sans Mono" style:font-size-asian="10pt" style:font-name-complex="DejaVu Sans Mono" style:font-size-complex="10pt"/>
    </style:style>
    <style:style style:name="T65" style:family="text">
      <style:text-properties style:font-name="DejaVu Sans Mono" fo:font-size="10pt" officeooo:rsid="000e7238" style:font-name-asian="DejaVu Sans Mono" style:font-size-asian="10pt" style:font-name-complex="DejaVu Sans Mono" style:font-size-complex="10pt"/>
    </style:style>
    <style:style style:name="T66" style:family="text">
      <style:text-properties style:font-name="DejaVu Sans Mono" fo:font-size="10pt" officeooo:rsid="000f0da5" style:font-name-asian="DejaVu Sans Mono" style:font-size-asian="10pt" style:font-name-complex="DejaVu Sans Mono" style:font-size-complex="10pt"/>
    </style:style>
    <style:style style:name="T67" style:family="text">
      <style:text-properties style:font-name="DejaVu Sans Mono" fo:font-size="10pt" officeooo:rsid="00164cbf" style:font-name-asian="DejaVu Sans Mono" style:font-size-asian="10pt" style:font-name-complex="DejaVu Sans Mono" style:font-size-complex="10pt"/>
    </style:style>
    <style:style style:name="T68" style:family="text">
      <style:text-properties style:font-name="DejaVu Sans Mono" fo:font-size="10pt" officeooo:rsid="0011fa35" style:font-name-asian="DejaVu Sans Mono" style:font-size-asian="10pt" style:font-name-complex="DejaVu Sans Mono" style:font-size-complex="10pt"/>
    </style:style>
    <style:style style:name="T69" style:family="text">
      <style:text-properties style:font-name="DejaVu Sans Mono" fo:font-size="10pt" officeooo:rsid="0044f51b" style:font-name-asian="DejaVu Sans Mono" style:font-size-asian="10pt" style:font-name-complex="DejaVu Sans Mono" style:font-size-complex="10pt"/>
    </style:style>
    <style:style style:name="T70" style:family="text">
      <style:text-properties officeooo:rsid="0014a816"/>
    </style:style>
    <style:style style:name="T71" style:family="text">
      <style:text-properties fo:font-style="italic" style:font-style-asian="italic" style:font-style-complex="italic"/>
    </style:style>
    <style:style style:name="T72" style:family="text">
      <style:text-properties fo:font-style="italic" officeooo:rsid="0014a816" style:font-style-asian="italic" style:font-style-complex="italic"/>
    </style:style>
    <style:style style:name="T73" style:family="text">
      <style:text-properties fo:font-style="italic" officeooo:rsid="0034a96a"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164cbf" style:font-style-asian="italic" style:font-weight-asian="normal" style:font-style-complex="italic" style:font-weight-complex="normal"/>
    </style:style>
    <style:style style:name="T76" style:family="text">
      <style:text-properties fo:font-style="italic" fo:font-weight="normal" officeooo:rsid="000e7238" style:font-style-asian="italic" style:font-weight-asian="normal" style:font-style-complex="italic" style:font-weight-complex="normal"/>
    </style:style>
    <style:style style:name="T77" style:family="text">
      <style:text-properties fo:font-style="italic" fo:font-weight="normal" officeooo:rsid="00184435" style:font-style-asian="italic" style:font-weight-asian="normal" style:font-style-complex="italic" style:font-weight-complex="normal"/>
    </style:style>
    <style:style style:name="T78" style:family="text">
      <style:text-properties fo:font-style="italic" fo:font-weight="normal" officeooo:rsid="0019d87b" style:font-style-asian="italic" style:font-weight-asian="normal" style:font-style-complex="italic" style:font-weight-complex="normal"/>
    </style:style>
    <style:style style:name="T79" style:family="text">
      <style:text-properties officeooo:rsid="00164cbf"/>
    </style:style>
    <style:style style:name="T80" style:family="text">
      <style:text-properties officeooo:rsid="00184435"/>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0184435" style:font-weight-asian="normal" style:font-weight-complex="normal"/>
    </style:style>
    <style:style style:name="T84" style:family="text">
      <style:text-properties style:text-position="super 58%" fo:font-weight="normal" officeooo:rsid="003aafe0" style:font-weight-asian="normal" style:font-weight-complex="normal"/>
    </style:style>
    <style:style style:name="T85" style:family="text">
      <style:text-properties style:text-position="super 58%" officeooo:rsid="002396c9"/>
    </style:style>
    <style:style style:name="T86" style:family="text">
      <style:text-properties style:text-position="super 58%" officeooo:rsid="002537ee"/>
    </style:style>
    <style:style style:name="T87" style:family="text">
      <style:text-properties style:text-position="super 58%" officeooo:rsid="00283125"/>
    </style:style>
    <style:style style:name="T88"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89"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90" style:family="text">
      <style:text-properties style:text-position="super 58%" style:font-name="DejaVu Sans Mono" fo:font-size="10pt" fo:font-weight="normal" style:font-name-asian="DejaVu Sans Mono" style:font-size-asian="10pt" style:font-weight-asian="normal" style:font-name-complex="DejaVu Sans Mono" style:font-size-complex="10pt" style:font-weight-complex="normal"/>
    </style:style>
    <style:style style:name="T91"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92"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93" style:family="text">
      <style:text-properties style:text-position="super 58%" officeooo:rsid="004f4850"/>
    </style:style>
    <style:style style:name="T94" style:family="text">
      <style:text-properties style:text-position="super 58%" fo:font-size="10pt" style:font-size-asian="8.75pt" style:font-size-complex="10pt"/>
    </style:style>
    <style:style style:name="T95" style:family="text">
      <style:text-properties style:text-position="super 58%" fo:font-size="10pt" officeooo:rsid="00540525" style:font-size-asian="8.75pt" style:font-size-complex="10pt"/>
    </style:style>
    <style:style style:name="T96" style:family="text">
      <style:text-properties style:text-position="super 58%" officeooo:rsid="006c8536"/>
    </style:style>
    <style:style style:name="T97" style:family="text">
      <style:text-properties style:text-position="super 58%" officeooo:rsid="006ceabf"/>
    </style:style>
    <style:style style:name="T98" style:family="text">
      <style:text-properties style:text-position="super 58%" officeooo:rsid="00731dca"/>
    </style:style>
    <style:style style:name="T99" style:family="text">
      <style:text-properties style:text-position="super 58%" officeooo:rsid="00752d48"/>
    </style:style>
    <style:style style:name="T100" style:family="text">
      <style:text-properties style:text-position="super 58%" officeooo:rsid="007ae9e6"/>
    </style:style>
    <style:style style:name="T101" style:family="text">
      <style:text-properties officeooo:rsid="0018c696"/>
    </style:style>
    <style:style style:name="T102"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03" style:family="text">
      <style:text-properties fo:font-size="8pt" fo:font-style="italic" style:font-size-asian="8pt" style:font-style-asian="italic" style:font-size-complex="8pt" style:font-style-complex="italic"/>
    </style:style>
    <style:style style:name="T104" style:family="text">
      <style:text-properties fo:font-size="8pt" fo:font-style="italic" officeooo:rsid="0018c696" style:font-size-asian="8pt" style:font-style-asian="italic" style:font-size-complex="8pt" style:font-style-complex="italic"/>
    </style:style>
    <style:style style:name="T105"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06" style:family="text">
      <style:text-properties officeooo:rsid="001e30c6"/>
    </style:style>
    <style:style style:name="T107" style:family="text">
      <style:text-properties officeooo:rsid="00201ead"/>
    </style:style>
    <style:style style:name="T108" style:family="text">
      <style:text-properties officeooo:rsid="0021b771"/>
    </style:style>
    <style:style style:name="T109" style:family="text">
      <style:text-properties officeooo:rsid="002396c9"/>
    </style:style>
    <style:style style:name="T110" style:family="text">
      <style:text-properties officeooo:rsid="002537ee"/>
    </style:style>
    <style:style style:name="T111" style:family="text">
      <style:text-properties style:text-position="sub 58%"/>
    </style:style>
    <style:style style:name="T112" style:family="text">
      <style:text-properties style:text-position="sub 58%" officeooo:rsid="002537ee"/>
    </style:style>
    <style:style style:name="T113" style:family="text">
      <style:text-properties style:text-position="sub 58%" fo:font-weight="normal" officeooo:rsid="0039d326" style:font-weight-asian="normal" style:font-weight-complex="normal"/>
    </style:style>
    <style:style style:name="T114" style:family="text">
      <style:text-properties style:text-position="sub 58%" fo:font-weight="normal" officeooo:rsid="003aafe0" style:font-weight-asian="normal" style:font-weight-complex="normal"/>
    </style:style>
    <style:style style:name="T115" style:family="text">
      <style:text-properties style:text-position="sub 58%" fo:font-weight="normal" officeooo:rsid="003b2580" style:font-weight-asian="normal" style:font-weight-complex="normal"/>
    </style:style>
    <style:style style:name="T116" style:family="text">
      <style:text-properties style:text-position="sub 58%" fo:font-weight="normal" officeooo:rsid="003d14bf" style:font-weight-asian="normal" style:font-weight-complex="normal"/>
    </style:style>
    <style:style style:name="T117" style:family="text">
      <style:text-properties style:text-position="sub 58%" fo:font-weight="normal" officeooo:rsid="003dffa8" style:font-weight-asian="normal" style:font-weight-complex="normal"/>
    </style:style>
    <style:style style:name="T118" style:family="text">
      <style:text-properties style:text-position="sub 58%" fo:font-weight="normal" officeooo:rsid="004048c5" style:font-weight-asian="normal" style:font-weight-complex="normal"/>
    </style:style>
    <style:style style:name="T119" style:family="text">
      <style:text-properties style:text-position="sub 58%" fo:font-weight="normal" officeooo:rsid="0040cf08" style:font-weight-asian="normal" style:font-weight-complex="normal"/>
    </style:style>
    <style:style style:name="T120" style:family="text">
      <style:text-properties style:text-position="sub 58%" fo:font-weight="normal" officeooo:rsid="004a5ef8" style:font-weight-asian="normal" style:font-weight-complex="normal"/>
    </style:style>
    <style:style style:name="T121" style:family="text">
      <style:text-properties style:text-position="sub 58%" fo:font-weight="normal" officeooo:rsid="00752d48" style:font-weight-asian="normal" style:font-weight-complex="normal"/>
    </style:style>
    <style:style style:name="T122" style:family="text">
      <style:text-properties style:text-position="sub 58%" fo:font-weight="normal" officeooo:rsid="003d14bf" fo:background-color="#ffff00" loext:char-shading-value="0" style:font-weight-asian="normal" style:font-weight-complex="normal"/>
    </style:style>
    <style:style style:name="T123"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24"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25"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26"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27"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28"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29"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30"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31"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32"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33"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34"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35" style:family="text">
      <style:text-properties style:text-position="sub 58%" style:font-name="DejaVu Sans Mono" fo:font-size="10pt" fo:font-weight="normal" officeooo:rsid="0040cf08" fo:background-color="#ffff00" loext:char-shading-value="0" style:font-name-asian="DejaVu Sans Mono" style:font-size-asian="10pt" style:font-weight-asian="normal" style:font-name-complex="DejaVu Sans Mono" style:font-size-complex="10pt" style:font-weight-complex="normal"/>
    </style:style>
    <style:style style:name="T136" style:family="text">
      <style:text-properties style:text-position="sub 58%" style:font-name="DejaVu Sans Mono" fo:font-size="10pt" style:font-name-asian="DejaVu Sans Mono" style:font-size-asian="10pt" style:font-name-complex="DejaVu Sans Mono" style:font-size-complex="10pt"/>
    </style:style>
    <style:style style:name="T137"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38"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39"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40"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41"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42"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43"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44"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45" style:family="text">
      <style:text-properties style:text-position="sub 58%" officeooo:rsid="000f0da5"/>
    </style:style>
    <style:style style:name="T146" style:family="text">
      <style:text-properties style:text-position="sub 58%" officeooo:rsid="003b2580"/>
    </style:style>
    <style:style style:name="T147" style:family="text">
      <style:text-properties style:text-position="sub 58%" officeooo:rsid="003d14bf"/>
    </style:style>
    <style:style style:name="T148" style:family="text">
      <style:text-properties style:text-position="sub 58%" officeooo:rsid="003dffa8"/>
    </style:style>
    <style:style style:name="T149" style:family="text">
      <style:text-properties style:text-position="sub 58%" officeooo:rsid="00540525"/>
    </style:style>
    <style:style style:name="T150" style:family="text">
      <style:text-properties style:text-position="sub 58%" fo:font-size="10pt" style:font-size-asian="8.75pt" style:font-size-complex="10pt"/>
    </style:style>
    <style:style style:name="T151" style:family="text">
      <style:text-properties style:text-position="sub 58%" fo:font-size="10pt" officeooo:rsid="00540525" style:font-size-asian="8.75pt" style:font-size-complex="10pt"/>
    </style:style>
    <style:style style:name="T152" style:family="text">
      <style:text-properties style:text-position="sub 58%" fo:font-size="10pt" fo:font-weight="normal" style:font-size-asian="8.75pt" style:font-weight-asian="normal" style:font-size-complex="10pt" style:font-weight-complex="normal"/>
    </style:style>
    <style:style style:name="T153" style:family="text">
      <style:text-properties style:text-position="sub 58%" officeooo:rsid="0013f7a7" fo:background-color="#ffff00" loext:char-shading-value="0"/>
    </style:style>
    <style:style style:name="T154" style:family="text">
      <style:text-properties style:text-position="sub 58%" officeooo:rsid="00752d48"/>
    </style:style>
    <style:style style:name="T155" style:family="text">
      <style:text-properties style:text-position="0% 100%"/>
    </style:style>
    <style:style style:name="T156" style:family="text">
      <style:text-properties style:text-position="0% 100%" officeooo:rsid="002537ee"/>
    </style:style>
    <style:style style:name="T157" style:family="text">
      <style:text-properties style:text-position="0% 100%" officeooo:rsid="002396c9"/>
    </style:style>
    <style:style style:name="T158" style:family="text">
      <style:text-properties style:text-position="0% 100%" officeooo:rsid="00201ead"/>
    </style:style>
    <style:style style:name="T159" style:family="text">
      <style:text-properties style:text-position="0% 100%" officeooo:rsid="00263a9f"/>
    </style:style>
    <style:style style:name="T160" style:family="text">
      <style:text-properties style:text-position="0% 100%" officeooo:rsid="00283125"/>
    </style:style>
    <style:style style:name="T161" style:family="text">
      <style:text-properties style:text-position="0% 100%" officeooo:rsid="0025425d"/>
    </style:style>
    <style:style style:name="T162" style:family="text">
      <style:text-properties style:text-position="0% 100%" officeooo:rsid="002ae646"/>
    </style:style>
    <style:style style:name="T163"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64"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65" style:family="text">
      <style:text-properties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166" style:family="text">
      <style:text-properties style:text-position="0% 100%" style:font-name="DejaVu Sans Mono" fo:font-size="10pt" style:font-name-asian="DejaVu Sans Mono" style:font-size-asian="10pt" style:font-name-complex="DejaVu Sans Mono" style:font-size-complex="10pt"/>
    </style:style>
    <style:style style:name="T167"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68"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69"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70"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71"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72"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73"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74"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75"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76"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77"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8"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79"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80"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1"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82"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83"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84"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85"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86"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87"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88"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189" style:family="text">
      <style:text-properties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190"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191"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92"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193"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194"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195"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196"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197" style:family="text">
      <style:text-properties style:text-position="0% 100%" fo:font-weight="normal" style:font-weight-asian="normal" style:font-weight-complex="normal"/>
    </style:style>
    <style:style style:name="T198" style:family="text">
      <style:text-properties style:text-position="0% 100%" fo:font-weight="normal" officeooo:rsid="003aafe0" style:font-weight-asian="normal" style:font-weight-complex="normal"/>
    </style:style>
    <style:style style:name="T199" style:family="text">
      <style:text-properties style:text-position="0% 100%" fo:font-weight="normal" officeooo:rsid="0040955c" style:font-weight-asian="normal" style:font-weight-complex="normal"/>
    </style:style>
    <style:style style:name="T200" style:family="text">
      <style:text-properties style:text-position="0% 100%" fo:font-weight="normal" officeooo:rsid="0040cf08" style:font-weight-asian="normal" style:font-weight-complex="normal"/>
    </style:style>
    <style:style style:name="T201" style:family="text">
      <style:text-properties style:text-position="0% 100%" fo:font-weight="normal" officeooo:rsid="00493a61" style:font-weight-asian="normal" style:font-weight-complex="normal"/>
    </style:style>
    <style:style style:name="T202" style:family="text">
      <style:text-properties style:text-position="0% 100%" fo:font-weight="normal" officeooo:rsid="00106776" style:font-weight-asian="normal" style:font-weight-complex="normal"/>
    </style:style>
    <style:style style:name="T203" style:family="text">
      <style:text-properties style:text-position="0% 100%" fo:font-weight="normal" officeooo:rsid="00106776" fo:background-color="#dddddd" loext:char-shading-value="0" style:font-weight-asian="normal" style:font-weight-complex="normal"/>
    </style:style>
    <style:style style:name="T204" style:family="text">
      <style:text-properties style:text-position="0% 100%" fo:font-weight="normal" officeooo:rsid="0040cf08" fo:background-color="#ffff00" loext:char-shading-value="0" style:font-weight-asian="normal" style:font-weight-complex="normal"/>
    </style:style>
    <style:style style:name="T205" style:family="text">
      <style:text-properties style:text-position="0% 100%" fo:font-weight="bold" officeooo:rsid="00106776" style:font-weight-asian="bold" style:font-weight-complex="bold"/>
    </style:style>
    <style:style style:name="T206" style:family="text">
      <style:text-properties style:text-position="0% 100%" fo:font-weight="bold" officeooo:rsid="00106776" fo:background-color="#dddddd" loext:char-shading-value="0" style:font-weight-asian="bold" style:font-weight-complex="bold"/>
    </style:style>
    <style:style style:name="T207" style:family="text">
      <style:text-properties style:text-position="0% 100%" officeooo:rsid="004f4850"/>
    </style:style>
    <style:style style:name="T208" style:family="text">
      <style:text-properties style:text-position="0% 100%" fo:font-size="10pt" officeooo:rsid="004f4850" style:font-size-asian="10pt" style:font-size-complex="10pt"/>
    </style:style>
    <style:style style:name="T209" style:family="text">
      <style:text-properties style:text-position="0% 100%" fo:font-size="10pt" officeooo:rsid="0056b206" style:font-size-asian="10pt" style:font-size-complex="10pt"/>
    </style:style>
    <style:style style:name="T210" style:family="text">
      <style:text-properties style:text-position="0% 100%" officeooo:rsid="004f5df5"/>
    </style:style>
    <style:style style:name="T211"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12" style:family="text">
      <style:text-properties style:text-position="0% 100%" officeooo:rsid="002e10bd"/>
    </style:style>
    <style:style style:name="T213" style:family="text">
      <style:text-properties style:text-position="0% 100%" officeooo:rsid="00509763"/>
    </style:style>
    <style:style style:name="T214" style:family="text">
      <style:text-properties style:text-position="0% 100%" fo:font-style="italic" officeooo:rsid="002ae646" style:font-style-asian="italic" style:font-style-complex="italic"/>
    </style:style>
    <style:style style:name="T215" style:family="text">
      <style:text-properties style:text-position="0% 100%" officeooo:rsid="0052315d"/>
    </style:style>
    <style:style style:name="T216" style:family="text">
      <style:text-properties style:text-position="0% 100%" officeooo:rsid="0054aa5f"/>
    </style:style>
    <style:style style:name="T217" style:family="text">
      <style:text-properties style:text-position="0% 100%" officeooo:rsid="006c8536"/>
    </style:style>
    <style:style style:name="T218" style:family="text">
      <style:text-properties style:text-position="0% 100%" officeooo:rsid="006ceabf"/>
    </style:style>
    <style:style style:name="T219" style:family="text">
      <style:text-properties style:text-position="0% 100%" officeooo:rsid="0072e07f"/>
    </style:style>
    <style:style style:name="T220" style:family="text">
      <style:text-properties style:text-position="0% 100%" officeooo:rsid="002f7fac"/>
    </style:style>
    <style:style style:name="T221" style:family="text">
      <style:text-properties style:text-position="0% 100%" officeooo:rsid="00540525"/>
    </style:style>
    <style:style style:name="T222" style:family="text">
      <style:text-properties style:text-position="0% 100%" officeooo:rsid="00752d48"/>
    </style:style>
    <style:style style:name="T223" style:family="text">
      <style:text-properties style:text-position="0% 100%" officeooo:rsid="0076745c"/>
    </style:style>
    <style:style style:name="T224" style:family="text">
      <style:text-properties style:text-position="0% 100%" officeooo:rsid="007ae9e6"/>
    </style:style>
    <style:style style:name="T225" style:family="text">
      <style:text-properties officeooo:rsid="002e10bd"/>
    </style:style>
    <style:style style:name="T226" style:family="text">
      <style:text-properties officeooo:rsid="002f7fac"/>
    </style:style>
    <style:style style:name="T227" style:family="text">
      <style:text-properties style:font-name="Source Code Pro"/>
    </style:style>
    <style:style style:name="T228" style:family="text">
      <style:text-properties officeooo:rsid="0034a96a"/>
    </style:style>
    <style:style style:name="T229" style:family="text">
      <style:text-properties officeooo:rsid="0036d200"/>
    </style:style>
    <style:style style:name="T230" style:family="text">
      <style:text-properties officeooo:rsid="003737db"/>
    </style:style>
    <style:style style:name="T231"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32"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33"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34"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235" style:family="text">
      <style:text-properties officeooo:rsid="000e7238"/>
    </style:style>
    <style:style style:name="T236" style:family="text">
      <style:text-properties officeooo:rsid="003b2580"/>
    </style:style>
    <style:style style:name="T237" style:family="text">
      <style:text-properties officeooo:rsid="003d14bf"/>
    </style:style>
    <style:style style:name="T238" style:family="text">
      <style:text-properties officeooo:rsid="003dffa8"/>
    </style:style>
    <style:style style:name="T239" style:family="text">
      <style:text-properties officeooo:rsid="004048c5"/>
    </style:style>
    <style:style style:name="T240" style:family="text">
      <style:text-properties officeooo:rsid="0041ae66"/>
    </style:style>
    <style:style style:name="T241"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242"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43"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44"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5"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46"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7"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48"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49"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50"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51"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52"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53"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4"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5"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56"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8"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9"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60"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61"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62" style:family="text">
      <style:text-properties officeooo:rsid="0044f51b"/>
    </style:style>
    <style:style style:name="T263" style:family="text">
      <style:text-properties fo:color="#000000" style:text-position="0% 100%" fo:font-weight="bold" officeooo:rsid="00106776" fo:background-color="#dddddd" loext:char-shading-value="0" style:font-weight-asian="bold" style:font-weight-complex="bold"/>
    </style:style>
    <style:style style:name="T264" style:family="text">
      <style:text-properties fo:color="#000000" style:text-position="0% 100%" fo:font-weight="bold" officeooo:rsid="0018c696" fo:background-color="#dddddd" loext:char-shading-value="0" style:font-weight-asian="bold" style:font-weight-complex="bold"/>
    </style:style>
    <style:style style:name="T265" style:family="text">
      <style:text-properties fo:color="#000000" style:text-position="0% 100%" fo:font-weight="normal" style:font-weight-asian="normal" style:font-weight-complex="normal"/>
    </style:style>
    <style:style style:name="T266" style:family="text">
      <style:text-properties fo:color="#000000" style:text-position="0% 100%" fo:font-weight="normal" officeooo:rsid="0018c696" style:font-weight-asian="normal" style:font-weight-complex="normal"/>
    </style:style>
    <style:style style:name="T267" style:family="text">
      <style:text-properties fo:color="#000000" style:text-position="0% 100%" fo:font-weight="normal" officeooo:rsid="00106776" fo:background-color="#dddddd" loext:char-shading-value="0" style:font-weight-asian="normal" style:font-weight-complex="normal"/>
    </style:style>
    <style:style style:name="T268" style:family="text">
      <style:text-properties fo:color="#000000" style:text-position="0% 100%" fo:font-weight="normal" officeooo:rsid="0018c696" fo:background-color="#dddddd" loext:char-shading-value="0" style:font-weight-asian="normal" style:font-weight-complex="normal"/>
    </style:style>
    <style:style style:name="T269" style:family="text">
      <style:text-properties fo:color="#000000"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70" style:family="text">
      <style:text-properties fo:color="#000000"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271"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72"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273"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274" style:family="text">
      <style:text-properties fo:color="#000000" style:text-outline="false" style:text-line-through-style="none" style:text-line-through-type="none" style:font-name="DejaVu Serif" fo:font-size="12pt" fo:font-style="normal" fo:text-shadow="none" style:text-underline-style="none" fo:font-weight="normal" officeooo:rsid="0061e420" style:font-size-asian="12pt" style:font-style-asian="normal" style:font-weight-asian="normal" style:font-size-complex="12pt" style:font-style-complex="normal" style:font-weight-complex="normal" style:text-overline-style="none" style:text-overline-color="font-color"/>
    </style:style>
    <style:style style:name="T275"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76" style:family="text">
      <style:text-properties officeooo:rsid="004bf6c0"/>
    </style:style>
    <style:style style:name="T277" style:family="text">
      <style:text-properties officeooo:rsid="004de213"/>
    </style:style>
    <style:style style:name="T278" style:family="text">
      <style:text-properties style:font-name="DejaVu Serif1" style:font-name-asian="DejaVu Sans Mono" style:font-name-complex="DejaVu Sans Mono"/>
    </style:style>
    <style:style style:name="T279" style:family="text">
      <style:text-properties style:font-name="DejaVu Serif1" officeooo:rsid="0059d0d5"/>
    </style:style>
    <style:style style:name="T280" style:family="text">
      <style:text-properties style:font-name="DejaVu Serif1" style:font-name-asian="DejaVu Serif1" style:font-name-complex="DejaVu Serif1"/>
    </style:style>
    <style:style style:name="T281" style:family="text">
      <style:text-properties style:font-name="DejaVu Serif Condensed"/>
    </style:style>
    <style:style style:name="T282" style:family="text">
      <style:text-properties officeooo:rsid="004f4850"/>
    </style:style>
    <style:style style:name="T283" style:family="text">
      <style:text-properties fo:font-size="10pt" style:font-size-asian="10pt" style:font-size-complex="10pt"/>
    </style:style>
    <style:style style:name="T284" style:family="text">
      <style:text-properties fo:font-size="10pt" officeooo:rsid="004f4850" style:font-size-asian="10pt" style:font-size-complex="10pt"/>
    </style:style>
    <style:style style:name="T285" style:family="text">
      <style:text-properties fo:font-size="10pt" style:font-size-asian="8.75pt" style:font-size-complex="10pt"/>
    </style:style>
    <style:style style:name="T286" style:family="text">
      <style:text-properties fo:font-size="10pt" officeooo:rsid="00540525" style:font-size-asian="8.75pt" style:font-size-complex="10pt"/>
    </style:style>
    <style:style style:name="T287" style:family="text">
      <style:text-properties officeooo:rsid="004f5df5"/>
    </style:style>
    <style:style style:name="T288" style:family="text">
      <style:text-properties officeooo:rsid="00540525"/>
    </style:style>
    <style:style style:name="T289" style:family="text">
      <style:text-properties officeooo:rsid="0059d0d5"/>
    </style:style>
    <style:style style:name="T290" style:family="text">
      <style:text-properties style:font-name="DejaVu Serif" officeooo:rsid="0059d0d5"/>
    </style:style>
    <style:style style:name="T291" style:family="text">
      <style:text-properties officeooo:rsid="00600d71"/>
    </style:style>
    <style:style style:name="T292" style:family="text">
      <style:text-properties officeooo:rsid="006f2ffc"/>
    </style:style>
    <style:style style:name="T293" style:family="text">
      <style:text-properties officeooo:rsid="0013f7a7" fo:background-color="#ffff00" loext:char-shading-value="0"/>
    </style:style>
    <style:style style:name="T294" style:family="text">
      <style:text-properties officeooo:rsid="004216de" fo:background-color="#ffff00" loext:char-shading-value="0"/>
    </style:style>
    <style:style style:name="T295" style:family="text">
      <style:text-properties officeooo:rsid="0071c1be"/>
    </style:style>
    <style:style style:name="T296" style:family="text">
      <style:text-properties officeooo:rsid="0072e07f"/>
    </style:style>
    <style:style style:name="T297" style:family="text">
      <style:text-properties officeooo:rsid="00731dca"/>
    </style:style>
    <style:style style:name="T298" style:family="text">
      <style:text-properties officeooo:rsid="00752d48"/>
    </style:style>
    <style:style style:name="T299" style:family="text">
      <style:text-properties officeooo:rsid="007856ed"/>
    </style:style>
    <style:style style:name="T300" style:family="text">
      <style:text-properties fo:font-size="12pt" style:font-size-asian="12pt" style:font-size-complex="12pt"/>
    </style:style>
    <style:style style:name="T301" style:family="text">
      <style:text-properties officeooo:rsid="00792d38"/>
    </style:style>
    <style:style style:name="T302" style:family="text">
      <style:text-properties officeooo:rsid="007ae9e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Part 1</text:h>
      <text:h text:style-name="P224" text:outline-level="2">a)</text:h>
      <text:p text:style-name="P109"><text:span text:style-name="T163">** T</text:span><text:span text:style-name="T164">his is a comment</text:span><text:span text:style-name="T163"> *</text:span></text:p>
      <text:h text:style-name="Heading_20_3" text:outline-level="3">Proposal 1:</text:h>
      <text:p text:style-name="P113"><text:span text:style-name="T76">** <text:tab/></text:span><text:span text:style-name="T75">Apply the Proposal 1 algorithm to the square matrix M of size </text:span><text:span text:style-name="T59">N</text:span><text:span text:style-name="T75">;</text:span></text:p>
      <text:p text:style-name="P77"><text:tab/><text:span text:style-name="T79">M is the matrix, represented with an array of length </text:span><text:span text:style-name="T67">N</text:span><text:span text:style-name="T79"> x </text:span><text:span text:style-name="T67">N</text:span><text:span text:style-name="T79">;</text:span></text:p>
      <text:p text:style-name="P77"><text:tab/><text:span text:style-name="T79">The (i,j) element is accessed by (i* </text:span><text:span text:style-name="T67">N</text:span><text:span text:style-name="T79"> + j);</text:span></text:p>
      <text:p text:style-name="P74"><text:tab/><text:span text:style-name="T79">g is the value to find; *</text:span></text:p>
      <text:p text:style-name="P3"><text:span text:style-name="T3">f</text:span><text:span text:style-name="T2">unction</text:span> Proposal1(M, <text:span text:style-name="T59">N</text:span>, g)</text:p>
      <text:p text:style-name="P3"><text:tab/><text:span text:style-name="T3">for</text:span><text:span text:style-name="T1"> 0 &lt;= i &lt; </text:span><text:span text:style-name="T59">N</text:span><text:span text:style-name="T1"> </text:span><text:span text:style-name="T3">do</text:span></text:p>
      <text:p text:style-name="P3"><text:tab/><text:tab/><text:span text:style-name="T3">for</text:span><text:span text:style-name="T1"> 0 &lt;= j &lt; </text:span><text:span text:style-name="T59">N</text:span><text:span text:style-name="T1"> </text:span><text:span text:style-name="T3">do</text:span></text:p>
      <text:p text:style-name="P3"><text:tab/><text:tab/><text:tab/><text:span text:style-name="T3">if</text:span><text:span text:style-name="T1"> (M[i* </text:span><text:span text:style-name="T59">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31" text:outline-level="3">Proposal 2</text:h>
      <text:p text:style-name="P69">** <text:tab/><text:span text:style-name="T70">Calculate the power pow of ten ;</text:span></text:p>
      <text:p text:style-name="P71"><text:s text:c="3"/><text:tab/>pow is a non-negative integer;</text:p>
      <text:p text:style-name="P71"><text:tab/>returns an integer; *</text:p>
      <text:p text:style-name="P23">function <text:span text:style-name="T14">powOfTen(pow)</text:span></text:p>
      <text:p text:style-name="P66"><text:span text:style-name="T16"><text:tab/></text:span><text:span text:style-name="T5">if</text:span><text:span text:style-name="T16"> pow </text:span><text:span text:style-name="T48">&gt;</text:span><text:span text:style-name="T16"> 0 </text:span><text:span text:style-name="T5">then</text:span></text:p>
      <text:p text:style-name="P24"><text:tab/><text:tab/>return<text:span text:style-name="T14"> 10 * powOfTen(pow - </text:span><text:span text:style-name="T17">1</text:span><text:span text:style-name="T14">)</text:span></text:p>
      <text:p text:style-name="P23"><text:tab/>end if</text:p>
      <text:p text:style-name="P24"><text:tab/>return <text:span text:style-name="T14">1</text:span></text:p>
      <text:p text:style-name="P23">end function</text:p>
      <text:p text:style-name="P12"/>
      <text:p text:style-name="P38">*<text:span text:style-name="T71">* <text:tab/></text:span><text:span text:style-name="T72">Apply the counting sort algoritm to the array M’s portion</text:span></text:p>
      <text:p text:style-name="P71"><text:tab/>starting from position s and of length n;</text:p>
      <text:p text:style-name="P71"><text:tab/>This algorithm sorts the elements based on the values of the m-rightmost <text:tab/>digit;</text:p>
      <text:p text:style-name="P73"><text:tab/><text:span text:style-name="T79">M is the matrix, represented with an array of length </text:span><text:span text:style-name="T68">N</text:span><text:span text:style-name="T79"> * </text:span><text:span text:style-name="T68">N</text:span><text:span text:style-name="T79">;</text:span></text:p>
      <text:p text:style-name="P71"><text:tab/>s is the starting position where to start sorting from; </text:p>
      <text:p text:style-name="P73"><text:tab/><text:span text:style-name="T68">N</text:span> is the length of the <text:span text:style-name="T79">array</text:span> portion to sort;</text:p>
      <text:p text:style-name="P71"><text:tab/>m is the digit to sort by; *</text:p>
      <text:p text:style-name="P66"><text:span text:style-name="T5">function </text:span><text:span text:style-name="T16">counting_sort_by_digit(M, s, </text:span><text:span text:style-name="T48">N</text:span><text:span text:style-name="T16">, m)</text:span></text:p>
      <text:p text:style-name="P40"><text:tab/>C ← new array(10) of zeros</text:p>
      <text:p text:style-name="P23"><text:span text:style-name="T14"><text:tab/>div ← </text:span><text:span text:style-name="T17">powOfTen(m)</text:span></text:p>
      <text:p text:style-name="P27"><text:span text:style-name="T17"><text:tab/></text:span><text:span text:style-name="T46">for</text:span><text:span text:style-name="T17"> 0 &lt;= i &lt; </text:span><text:span text:style-name="T47">N</text:span><text:span text:style-name="T17"> </text:span><text:span text:style-name="T46">do</text:span></text:p>
      <text:p text:style-name="P39"><text:tab/><text:tab/><text:span text:style-name="T46">idx </text:span>← <text:span text:style-name="T46">(M[s+i] / div) % 10</text:span></text:p>
      <text:p text:style-name="P39"><text:tab/><text:tab/><text:span text:style-name="T46">C[idx] </text:span>← <text:span text:style-name="T46">C[idx] + 1</text:span></text:p>
      <text:p text:style-name="P23"><text:tab/><text:span text:style-name="T46">end for</text:span></text:p>
      <text:p text:style-name="P23"/>
      <text:p text:style-name="P23"><text:tab/><text:span text:style-name="T46">for </text:span><text:span text:style-name="T17">1 &lt;= i &lt; 10 </text:span><text:span text:style-name="T46">do</text:span></text:p>
      <text:p text:style-name="P23"><text:tab/><text:tab/><text:span text:style-name="T17">C[i] = C[i-1]</text:span></text:p>
      <text:p text:style-name="P23"><text:tab/><text:span text:style-name="T46">end for</text:span></text:p>
      <text:p text:style-name="P23"/>
      <text:p text:style-name="P67"><text:soft-page-break/><text:span text:style-name="T5"><text:tab/></text:span><text:span text:style-name="T18">B</text:span><text:span text:style-name="T16"> ← new array(</text:span><text:span text:style-name="T48">n</text:span><text:span text:style-name="T16">) of zeros</text:span></text:p>
      <text:p text:style-name="P116"><text:span text:style-name="T16"><text:tab/></text:span><text:span text:style-name="T6">for</text:span><text:span text:style-name="T18"> </text:span><text:span text:style-name="T48">N</text:span><text:span text:style-name="T18">-1 &lt; i &lt;= 0 </text:span><text:span text:style-name="T6"><text:s/>do</text:span></text:p>
      <text:p text:style-name="P67"><text:span text:style-name="T6"><text:tab/><text:tab/></text:span><text:span text:style-name="T18">val = (M[s+i] / div) % 10</text:span></text:p>
      <text:p text:style-name="P45"><text:tab/><text:tab/>B[C[val]-1] = M[s+i]</text:p>
      <text:p text:style-name="P67"><text:span text:style-name="T18"><text:tab/><text:tab/>C[val] </text:span><text:span text:style-name="T16">← </text:span><text:span text:style-name="T18">C[val] - 1</text:span><text:span text:style-name="T16"> </text:span></text:p>
      <text:p text:style-name="P32"><text:tab/>end for</text:p>
      <text:p text:style-name="P32"><text:tab/></text:p>
      <text:p text:style-name="P116"><text:span text:style-name="T6"><text:tab/>for </text:span><text:span text:style-name="T18">0 &lt;= i &lt; </text:span><text:span text:style-name="T48">N</text:span><text:span text:style-name="T18"> </text:span><text:span text:style-name="T6">do</text:span></text:p>
      <text:p text:style-name="P67"><text:span text:style-name="T6"><text:tab/><text:tab/></text:span><text:span text:style-name="T18">A[s+i] </text:span><text:span text:style-name="T16">← </text:span><text:span text:style-name="T18">B[i]</text:span></text:p>
      <text:p text:style-name="P32"><text:tab/>end for</text:p>
      <text:p text:style-name="P45"/>
      <text:p text:style-name="P23">end function</text:p>
      <text:p text:style-name="P12"/>
      <text:p text:style-name="P70">**<text:tab/><text:span text:style-name="T79">Apply the radix sort algorithm to the portion of the array M, starting at <text:tab/>position s and of length </text:span><text:span text:style-name="T68">N</text:span><text:span text:style-name="T79">;</text:span></text:p>
      <text:p text:style-name="P81"><text:tab/>M is the matrix, represented with an array of length <text:span text:style-name="T68">N</text:span> * <text:span text:style-name="T68">N</text:span>;</text:p>
      <text:p text:style-name="P79"><text:tab/>s is the starting position where to start sorting from;</text:p>
      <text:p text:style-name="P81"><text:tab/><text:span text:style-name="T68">N</text:span> is the length of the array portion to sort;</text:p>
      <text:p text:style-name="P79"><text:tab/>m is the max length of the elements contained in M; *</text:p>
      <text:p text:style-name="P64"><text:span text:style-name="T2">function </text:span><text:span text:style-name="T14">radix_sort(M, s, </text:span><text:span text:style-name="T47">N</text:span><text:span text:style-name="T14">, m)</text:span></text:p>
      <text:p text:style-name="P40"><text:tab/>m ← m-1</text:p>
      <text:p text:style-name="P62"><text:span text:style-name="T14"><text:tab/></text:span><text:span text:style-name="T2">if </text:span><text:span text:style-name="T14">m &gt; 0 </text:span><text:span text:style-name="T2">then</text:span></text:p>
      <text:p text:style-name="P64"><text:span text:style-name="T2"><text:tab/><text:tab/></text:span><text:span text:style-name="T14">radix_sort(M, s, </text:span><text:span text:style-name="T47">N</text:span><text:span text:style-name="T14">, m)</text:span></text:p>
      <text:p text:style-name="P62"><text:span text:style-name="T14"><text:tab/></text:span><text:span text:style-name="T2">end if</text:span></text:p>
      <text:p text:style-name="P43"><text:tab/>counting_sort_by_digit(M, s, <text:span text:style-name="T64">N</text:span>, m)</text:p>
      <text:p text:style-name="P23">end function</text:p>
      <text:p text:style-name="P12"/>
      <text:p text:style-name="P70">** <text:tab/><text:span text:style-name="T80">Modified version of binary_search, which returns, if found, the index of the <text:tab/>element g in the portion of the array A, starting at position s and of <text:tab/>length </text:span><text:span text:style-name="T68">N</text:span><text:span text:style-name="T80">, otherwise it returns -1;</text:span></text:p>
      <text:p text:style-name="P70"><text:tab/><text:span text:style-name="T80">A is the array to search in, sorted at least in the range [s, s+</text:span><text:span text:style-name="T68">N</text:span><text:span text:style-name="T80">[;</text:span></text:p>
      <text:p text:style-name="P68"><text:tab/><text:span text:style-name="T80">s is the array position where to start searching;</text:span></text:p>
      <text:p text:style-name="P116"><text:span text:style-name="T77"><text:tab/></text:span><text:span text:style-name="T61">N</text:span><text:span text:style-name="T75"> is the length of the array portion to </text:span><text:span text:style-name="T59">s</text:span><text:span text:style-name="T60">earch;</text:span></text:p>
      <text:p text:style-name="P82"><text:tab/>g is the element we are searching for; *</text:p>
      <text:p text:style-name="P9"><text:span text:style-name="T2">function </text:span><text:span text:style-name="T14">binary_search(</text:span><text:span text:style-name="T19">A</text:span><text:span text:style-name="T14">, </text:span><text:span text:style-name="T19">s,</text:span><text:span text:style-name="T14"> </text:span><text:span text:style-name="T48">N</text:span><text:span text:style-name="T14">, g)</text:span></text:p>
      <text:p text:style-name="P4"><text:span text:style-name="T14"><text:tab/>min ← </text:span><text:span text:style-name="T36">s</text:span></text:p>
      <text:p text:style-name="P51"><text:tab/>max ← <text:span text:style-name="T240">s +</text:span> <text:span text:style-name="T68">N</text:span></text:p>
      <text:p text:style-name="P4"><text:span text:style-name="T15"><text:tab/></text:span><text:span text:style-name="T4">while</text:span><text:span text:style-name="T15"> min &lt;= max </text:span><text:span text:style-name="T4">do</text:span></text:p>
      <text:p text:style-name="P47"><text:tab/><text:tab/>mid ← (max + min) / 2</text:p>
      <text:p text:style-name="P4"><text:span text:style-name="T15"><text:tab/><text:tab/></text:span><text:span text:style-name="T4">if</text:span><text:span text:style-name="T15"> A[mid] = g </text:span><text:span text:style-name="T4">then</text:span></text:p>
      <text:p text:style-name="P4"><text:span text:style-name="T4"><text:tab/><text:tab/><text:tab/>return </text:span><text:span text:style-name="T15">mid</text:span></text:p>
      <text:p text:style-name="P5"><text:span text:style-name="T15"><text:tab/><text:tab/></text:span><text:span text:style-name="T4">else if </text:span><text:span text:style-name="T15">A[mid] &gt; g </text:span><text:span text:style-name="T4">then</text:span></text:p>
      <text:p text:style-name="P5"><text:span text:style-name="T4"><text:tab/><text:tab/><text:tab/></text:span><text:span text:style-name="T15">max ← mid - 1</text:span></text:p>
      <text:p text:style-name="P17"><text:tab/><text:tab/>else</text:p>
      <text:p text:style-name="P5"><text:span text:style-name="T4"><text:tab/><text:tab/><text:tab/></text:span><text:span text:style-name="T15">min ← mid + 1</text:span></text:p>
      <text:p text:style-name="P5"><text:span text:style-name="T15"><text:tab/><text:tab/></text:span><text:span text:style-name="T4">end if</text:span></text:p>
      <text:p text:style-name="P4"><text:span text:style-name="T15"><text:tab/></text:span><text:span text:style-name="T4">end while</text:span></text:p>
      <text:p text:style-name="P4"><text:span text:style-name="T4"><text:tab/>return</text:span><text:span text:style-name="T15"> -1</text:span></text:p>
      <text:p text:style-name="P12">end function</text:p>
      <text:p text:style-name="P12"/>
      <text:p text:style-name="P116"><text:span text:style-name="T76">** <text:tab/></text:span><text:span text:style-name="T75">Apply the Proposal </text:span><text:span text:style-name="T59">2</text:span><text:span text:style-name="T75"> algorithm to the square matrix M of size </text:span><text:span text:style-name="T61">N</text:span><text:span text:style-name="T75">;</text:span></text:p>
      <text:p text:style-name="P78"><text:tab/><text:span text:style-name="T79">M is the matrix, represented with an array of length </text:span><text:span text:style-name="T68">N</text:span><text:span text:style-name="T79"> x </text:span><text:span text:style-name="T68">N</text:span><text:span text:style-name="T79">;</text:span></text:p>
      <text:p text:style-name="P75"><text:tab/><text:span text:style-name="T79">g is the value to find; *</text:span></text:p>
      <text:p text:style-name="P21">function <text:span text:style-name="T14">Proposal2(M, </text:span><text:span text:style-name="T48">N</text:span><text:span text:style-name="T14">, g)</text:span></text:p>
      <text:p text:style-name="P18"><text:span text:style-name="T14"><text:tab/></text:span><text:span text:style-name="T19">l </text:span><text:span text:style-name="T14">← </text:span><text:span text:style-name="T19">Max length of the values in M</text:span></text:p>
      <text:p text:style-name="P21"><text:span text:style-name="T14"><text:tab/></text:span>for<text:span text:style-name="T14"> 0 &lt;= i &lt; </text:span><text:span text:style-name="T48">N</text:span><text:span text:style-name="T14"> </text:span>do</text:p>
      <text:p text:style-name="P18"><text:span text:style-name="T16"><text:tab/><text:tab/>// </text:span><text:span text:style-name="T19">start position is the beginning of the i</text:span><text:span text:style-name="T83">th</text:span><text:span text:style-name="T19"> row</text:span></text:p>
      <text:p text:style-name="P21"><text:tab/><text:tab/><text:span text:style-name="T14">radix_sort(M, </text:span><text:span text:style-name="T19">i*</text:span><text:span text:style-name="T48">N</text:span><text:span text:style-name="T16">, </text:span><text:span text:style-name="T48">N</text:span><text:span text:style-name="T16">, </text:span><text:span text:style-name="T19">l</text:span><text:span text:style-name="T16">) </text:span></text:p>
      <text:p text:style-name="P21"><text:soft-page-break/><text:span text:style-name="T16"><text:tab/><text:tab/></text:span><text:span text:style-name="T19">idx </text:span><text:span text:style-name="T14">← </text:span><text:span text:style-name="T19">binary_search(M, i*</text:span><text:span text:style-name="T48">N</text:span><text:span text:style-name="T19">, </text:span><text:span text:style-name="T48">N</text:span><text:span text:style-name="T19">, g)</text:span></text:p>
      <text:p text:style-name="P18"><text:span text:style-name="T19"><text:tab/><text:tab/></text:span><text:span text:style-name="T80">if</text:span><text:span text:style-name="T19"> idx != -1</text:span></text:p>
      <text:p text:style-name="P53"><text:tab/><text:tab/><text:tab/>return pair(i, idx)</text:p>
      <text:p text:style-name="P18"><text:span text:style-name="T19"><text:tab/><text:tab/></text:span><text:span text:style-name="T80">else</text:span></text:p>
      <text:p text:style-name="P18"><text:tab/><text:tab/><text:tab/><text:span text:style-name="T19">return pair(-1, -1)</text:span></text:p>
      <text:p text:style-name="P18"><text:span text:style-name="T19"><text:tab/><text:tab/></text:span><text:span text:style-name="T80">end if</text:span></text:p>
      <text:p text:style-name="P17"><text:tab/>end for</text:p>
      <text:p text:style-name="P17">end function</text:p>
      <text:p text:style-name="P49"/>
      <text:h text:style-name="P231" text:outline-level="3">Proposal 3</text:h>
      <text:p text:style-name="P88"><text:span text:style-name="T15">** <text:tab/></text:span><text:span text:style-name="T22">Modified version of binary_search, that determines which row can potentially <text:tab/>contain the value g, based only on the first element of each row and returns <text:tab/>the row index if found, otherwise -1;</text:span></text:p>
      <text:p text:style-name="P130"><text:span text:style-name="T78"><text:tab/>M is the matrix to search in, represented as an array of length </text:span><text:span text:style-name="T62">N</text:span><text:span text:style-name="T78">*</text:span><text:span text:style-name="T62">N</text:span><text:span text:style-name="T78">;</text:span></text:p>
      <text:p text:style-name="P85"><text:tab/><text:span text:style-name="T64">N</text:span> is the matrix size;</text:p>
      <text:p text:style-name="P84"><text:tab/>g is the value to search for; *</text:p>
      <text:p text:style-name="P29">function <text:span text:style-name="T14">modified_binary_search(M, </text:span><text:span text:style-name="T62">N</text:span><text:span text:style-name="T14">, g)</text:span></text:p>
      <text:p text:style-name="P28"><text:span text:style-name="T14"><text:tab/></text:span><text:span text:style-name="T20">min ← </text:span><text:span text:style-name="T15">0</text:span></text:p>
      <text:p text:style-name="P48"><text:tab/>max ← n</text:p>
      <text:p text:style-name="P6"><text:span text:style-name="T15"><text:tab/></text:span><text:span text:style-name="T4">while</text:span><text:span text:style-name="T15"> min &lt;= max </text:span><text:span text:style-name="T4">do</text:span></text:p>
      <text:p text:style-name="P48"><text:tab/><text:tab/>mid ← (max + min) / 2</text:p>
      <text:p text:style-name="P90"><text:tab/><text:tab/>// If first element of the row is greater than g, then reset max and continue</text:p>
      <text:p text:style-name="P130"><text:span text:style-name="T15"><text:tab/><text:tab/></text:span><text:span text:style-name="T4">if</text:span><text:span text:style-name="T15"> A[mid*</text:span><text:span text:style-name="T62">N</text:span><text:span text:style-name="T15">] </text:span><text:span text:style-name="T49">&gt;</text:span><text:span text:style-name="T15"> g </text:span><text:span text:style-name="T4">then</text:span></text:p>
      <text:p text:style-name="P6"><text:span text:style-name="T4"><text:tab/><text:tab/><text:tab/></text:span><text:span text:style-name="T21">max </text:span><text:span text:style-name="T15">← </text:span><text:span text:style-name="T21">mid – 1</text:span></text:p>
      <text:p text:style-name="P28"><text:tab/><text:tab/>else <text:s/></text:p>
      <text:p text:style-name="P89"><text:span text:style-name="T105"><text:tab/><text:tab/><text:tab/></text:span><text:span text:style-name="T102">//</text:span><text:span text:style-name="T103">If last element of the row is g</text:span><text:span text:style-name="T104">reater than or equal to</text:span><text:span text:style-name="T103"> g, I found the row</text:span></text:p>
      <text:p text:style-name="P11"><text:span text:style-name="T7"><text:tab/><text:tab/><text:tab/>if</text:span><text:span text:style-name="T21"> M[mid* </text:span><text:span text:style-name="T62">N</text:span><text:span text:style-name="T21"> + (</text:span><text:span text:style-name="T62">N</text:span><text:span text:style-name="T21">-1)] &gt;= g </text:span><text:span text:style-name="T7">then</text:span></text:p>
      <text:p text:style-name="P6"><text:span text:style-name="T7"><text:tab/><text:tab/><text:tab/><text:tab/>return </text:span><text:span text:style-name="T21">mid</text:span></text:p>
      <text:p text:style-name="P6"><text:span text:style-name="T21"><text:tab/><text:tab/><text:tab/></text:span><text:span text:style-name="T7">else</text:span></text:p>
      <text:p text:style-name="P6"><text:span text:style-name="T7"><text:tab/><text:tab/><text:tab/><text:tab/></text:span><text:span text:style-name="T21">min </text:span><text:span text:style-name="T15">← </text:span><text:span text:style-name="T21">mid + 1</text:span></text:p>
      <text:p text:style-name="P6"><text:span text:style-name="T21"><text:tab/><text:tab/><text:tab/></text:span><text:span text:style-name="T7">end if</text:span></text:p>
      <text:p text:style-name="P6"><text:span text:style-name="T15"><text:tab/><text:tab/></text:span><text:span text:style-name="T4">end if</text:span></text:p>
      <text:p text:style-name="P13"><text:span text:style-name="T15"><text:tab/></text:span><text:span text:style-name="T45">end while</text:span></text:p>
      <text:p text:style-name="P13"><text:tab/><text:span text:style-name="T101">return </text:span><text:span text:style-name="T21">-1</text:span></text:p>
      <text:p text:style-name="P28">end function</text:p>
      <text:p text:style-name="P28"/>
      <text:p text:style-name="P94"><text:span text:style-name="T76">** <text:tab/></text:span><text:span text:style-name="T75">Apply the Proposal </text:span><text:span text:style-name="T59">3</text:span><text:span text:style-name="T75"> algorithm to the square matrix M of size n;</text:span></text:p>
      <text:p text:style-name="P76"><text:tab/><text:span text:style-name="T79">M is the matrix, represented with an array of length n x n;</text:span></text:p>
      <text:p text:style-name="P76"><text:tab/><text:span text:style-name="T79">g is the value to find; *</text:span></text:p>
      <text:p text:style-name="P31">function <text:span text:style-name="T14">Proposal3</text:span><text:span text:style-name="T15">(M, </text:span><text:span text:style-name="T58">N</text:span><text:span text:style-name="T15">, g)</text:span></text:p>
      <text:p text:style-name="P19"><text:span text:style-name="T19"><text:tab/>len </text:span><text:span text:style-name="T14">← </text:span><text:span text:style-name="T19">Max length of the values in M</text:span></text:p>
      <text:p text:style-name="P130"><text:span text:style-name="T15"><text:tab/></text:span><text:span text:style-name="T16">radix_sort(M, </text:span><text:span text:style-name="T48">0</text:span><text:span text:style-name="T16">, </text:span><text:span text:style-name="T62">N</text:span><text:span text:style-name="T16">*</text:span><text:span text:style-name="T62">N</text:span><text:span text:style-name="T16">, </text:span><text:span text:style-name="T19">len</text:span><text:span text:style-name="T16">)</text:span></text:p>
      <text:p text:style-name="P41"/>
      <text:p text:style-name="P130"><text:span text:style-name="T16"><text:tab/></text:span><text:span text:style-name="T22">rowIndex </text:span><text:span text:style-name="T15">← </text:span><text:span text:style-name="T21">modified_binary_search</text:span><text:span text:style-name="T22">(M, </text:span><text:span text:style-name="T62">N</text:span><text:span text:style-name="T22">, g)</text:span></text:p>
      <text:p text:style-name="P92"><text:span text:style-name="T14"><text:tab/></text:span><text:span text:style-name="T2">if</text:span><text:span text:style-name="T14"> rowIndex = -1 </text:span><text:span text:style-name="T2">then</text:span></text:p>
      <text:p text:style-name="P92"><text:span text:style-name="T2"><text:tab/><text:tab/>return </text:span><text:span text:style-name="T14">pair(-1, -1)</text:span></text:p>
      <text:p text:style-name="P30"><text:tab/>end if</text:p>
      <text:p text:style-name="P30"/>
      <text:p text:style-name="P130"><text:span text:style-name="T8"><text:tab/></text:span><text:span text:style-name="T22">colIndex </text:span><text:span text:style-name="T15">← </text:span><text:span text:style-name="T20">binary_search(</text:span><text:span text:style-name="T50">M</text:span><text:span text:style-name="T20">, </text:span><text:span text:style-name="T22">rowIndex *</text:span><text:span text:style-name="T62">N</text:span><text:span text:style-name="T19">,</text:span><text:span text:style-name="T20"> </text:span><text:span text:style-name="T62">N</text:span><text:span text:style-name="T20">, g)</text:span></text:p>
      <text:p text:style-name="P91"><text:span text:style-name="T20"><text:tab/></text:span><text:span text:style-name="T8">if</text:span><text:span text:style-name="T22"> colIndex = -1 </text:span><text:span text:style-name="T8">then</text:span></text:p>
      <text:p text:style-name="P91"><text:span text:style-name="T8"><text:tab/><text:tab/>return</text:span><text:span text:style-name="T22"> pair(-1, -1)</text:span></text:p>
      <text:p text:style-name="P91"><text:span text:style-name="T22"><text:tab/></text:span><text:span text:style-name="T8">end if</text:span></text:p>
      <text:p text:style-name="P30"/>
      <text:p text:style-name="P91"><text:span text:style-name="T8"><text:tab/>return </text:span><text:span text:style-name="T22">pair(rowIndex, colIndex)</text:span></text:p>
      <text:p text:style-name="P30">end function</text:p>
      <text:p text:style-name="P30"/>
      <text:h text:style-name="P229" text:outline-level="2">b)</text:h>
      <text:p text:style-name="P150">In the following analysis, I will be using M to indicate the total number of elements in the matrix, N to indicate the number of elements in a row (or column, being the matrix square), n as a generic number of elements in generic calculations.</text:p>
      <text:h text:style-name="P231" text:outline-level="3">Proposal 1</text:h>
      <text:p text:style-name="P142">The matrix contains m non-sorted, all distinct elements, therefore the only way of searching the matrix is through a linear search which, in the case of a matrix, means s<text:span text:style-name="T106">panning all elements, top to bottom, left to right.</text:span></text:p>
      <text:p text:style-name="P158">The best-case scenario is when the element is at first-row, first column, in which case only one comparison is done and with a running-time T(M) = Θ(1).</text:p>
      <text:p text:style-name="P143"><text:span text:style-name="T107">The worst-case scenario is when the element is not in the matrix, in which case all the elements of the matrix are checked, doing therefore a number of comparisons equal to M and a running-time T(M) = Θ(M) = Θ(N</text:span><text:span text:style-name="T85">2</text:span><text:span text:style-name="T107">).</text:span></text:p>
      <text:h text:style-name="P232" text:outline-level="3">Proposal 2</text:h>
      <text:p text:style-name="P146">The algorithm in the proposal 2 consists of sorting the first row of the matrix and then do a binary search. If the item is not found, proceed the the next row, until the end of the matrix.</text:p>
      <text:p text:style-name="P142">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108">) and the range of integers stored goes from 0 to 500 and no number is repeated, the maximum size of the matrix can be 22x22.</text:span></text:p>
      <text:p text:style-name="P176">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144">The radix sort is using a modified version of the counting sort (<text:span text:style-name="T16">counting_sort_by_digit</text:span>), sorting the numbers of each row by the first left-most digit, then the second, and so on.</text:p>
      <text:p text:style-name="P145"><text:span text:style-name="T108">The number of calls to </text:span><text:span text:style-name="T16">counting_sort_by_digit, </text:span><text:span text:style-name="T24">in the given case</text:span><text:span text:style-name="T16"> </text:span><text:span text:style-name="T24">is 3, as all numbers are less than 500, but in the general case is equal to the number of digits of the largest number contained. </text:span><text:span text:style-name="T23">This can be calculated with the following formula: </text:span></text:p>
      <text:p text:style-name="Preformatted_20_Text"><text:soft-page-break/><text:span text:style-name="T23">max_num_of_digits = </text:span>trunc(log10(MAX_VALUE)) + 1</text:p>
      <text:p text:style-name="P146"/>
      <text:p text:style-name="P147">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59">Considering the running time of radix sort being in general T(n) = Θ(n) and the running time of the best case for binary search being T(n) = Θ(1), the total running time would then be T(M) = Θ(N) + Θ(1) = Θ(N).</text:p>
      <text:p text:style-name="P148">The worst case scenario is when the element is not in the matrix. In such case the radix sort and the binary search would be run onto all rows of the matrix.</text:p>
      <text:p text:style-name="P150">Analysing in details:</text:p>
      <text:p text:style-name="P149"><text:span text:style-name="T110">First row running time: <text:tab/>T</text:span><text:span text:style-name="T112">1</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49"><text:span text:style-name="T156">Second row running time: <text:tab/>T</text:span><text:span text:style-name="T112">2</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49"><text:span text:style-name="T156">Nth row running time: <text:tab/><text:tab/>T</text:span><text:span text:style-name="T112">N</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60">The total running time will be:</text:p>
      <text:p text:style-name="P149"><text:span text:style-name="T156">T = T</text:span><text:span text:style-name="T112">1</text:span><text:span text:style-name="T156"> + … + T</text:span><text:span text:style-name="T112">N</text:span><text:span text:style-name="T156"> = N(a</text:span><text:span text:style-name="T157">N +</text:span><text:span text:style-name="T156">b</text:span><text:span text:style-name="T157">lg</text:span><text:span text:style-name="T156">(</text:span><text:span text:style-name="T157">N</text:span><text:span text:style-name="T156">) + c) = aN</text:span><text:span text:style-name="T86">2</text:span><text:span text:style-name="T156">+bNlg(N) + cN = <text:s/></text:span><text:span text:style-name="T157">Θ</text:span><text:span text:style-name="T156">(N</text:span><text:span text:style-name="T86">2</text:span><text:span text:style-name="T156">) = </text:span><text:span text:style-name="T158">Θ(M)</text:span><text:span text:style-name="T156">.</text:span></text:p>
      <text:p text:style-name="P160"/>
      <text:h text:style-name="Heading_20_3" text:outline-level="3">Proposal 3</text:h>
      <text:p text:style-name="P150">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151">This time, again, the chosen sorting algorith<text:span text:style-name="T292">m</text:span> is the radix sort, which in this proposal runs always once, sorting the entire content of the matrix.</text:p>
      <text:p text:style-name="P151">The binary algorithm will be applied twice, once for the first column, which result will determine the selected row (if any), and once for the selected column.</text:p>
      <text:p text:style-name="P151">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151"><text:soft-page-break/>The running time of the radix sort is T(M) = <text:span text:style-name="T157">Θ</text:span><text:span text:style-name="T156">(</text:span><text:span text:style-name="T155">M</text:span><text:span text:style-name="T156">).</text:span></text:p>
      <text:p text:style-name="P153"><text:span text:style-name="T156">T</text:span><text:span text:style-name="T155">he running time of the binary search is twice T(n) = Θ(1)</text:span></text:p>
      <text:p text:style-name="P162">The total running time will be:</text:p>
      <text:p text:style-name="P152"><text:span text:style-name="T155">T(M) = </text:span><text:span text:style-name="T157">Θ</text:span><text:span text:style-name="T156">(</text:span><text:span text:style-name="T155">M</text:span><text:span text:style-name="T156">) </text:span><text:span text:style-name="T159">+ 2Θ(1) = </text:span><text:span text:style-name="T157">Θ</text:span><text:span text:style-name="T156">(</text:span><text:span text:style-name="T155">M</text:span><text:span text:style-name="T156">)</text:span></text:p>
      <text:p text:style-name="P161"/>
      <text:p text:style-name="P154"><text:span text:style-name="T156">T</text:span><text:span text:style-name="T155">he worst case scenario happens when </text:span><text:span text:style-name="T160">the searched element is not in the matrix, in which case the worst case running time of both binary search run will be hit, being T(n) = </text:span><text:span text:style-name="T155">Θ(</text:span><text:span text:style-name="T160">logn</text:span><text:span text:style-name="T155">).</text:span></text:p>
      <text:p text:style-name="P156"><text:span text:style-name="T160">The total running time will be T(M) = <text:s/></text:span><text:span text:style-name="T157">Θ</text:span><text:span text:style-name="T156">(</text:span><text:span text:style-name="T161">N</text:span><text:span text:style-name="T87">2</text:span><text:span text:style-name="T156">) </text:span><text:span text:style-name="T160">+ 2</text:span><text:span text:style-name="T157">Θ</text:span><text:span text:style-name="T156">(</text:span><text:span text:style-name="T160">log</text:span><text:span text:style-name="T161">N</text:span><text:span text:style-name="T156">) </text:span><text:span text:style-name="T160">= </text:span><text:span text:style-name="T157">Θ</text:span><text:span text:style-name="T156">(</text:span><text:span text:style-name="T161">N</text:span><text:span text:style-name="T87">2</text:span><text:span text:style-name="T156">) </text:span><text:span text:style-name="T160">= </text:span><text:span text:style-name="T157">Θ</text:span><text:span text:style-name="T156">(</text:span><text:span text:style-name="T161">M</text:span><text:span text:style-name="T156">).</text:span></text:p>
      <text:h text:style-name="P233" text:outline-level="3">Summary</text:h>
      <text:p text:style-name="P155">The three proposals show the same worst case running time of <text:span text:style-name="T157">Θ</text:span><text:span text:style-name="T156">(</text:span><text:span text:style-name="T161">M</text:span><text:span text:style-name="T156">).</text:span></text:p>
      <text:p text:style-name="P156"><text:span text:style-name="T156">T</text:span><text:span text:style-name="T160">he best case running time is better for proposal 1 with </text:span><text:span text:style-name="T157">Θ(1), </text:span><text:span text:style-name="T160">compared with </text:span><text:span text:style-name="T157">Θ(N) </text:span><text:span text:style-name="T160">of proposal 2 and </text:span><text:span text:style-name="T157">Θ</text:span><text:span text:style-name="T156">(</text:span><text:span text:style-name="T161">M</text:span><text:span text:style-name="T156">) </text:span><text:span text:style-name="T160">of proposal 3.</text:span></text:p>
      <text:p text:style-name="P167">Even though proposal 2 and proposal 3 use binary search, faster than linear search used by proposal 1, the latter <text:span text:style-name="T292">(proposal 1)</text:span> does not require sorting, wheras the former 2 do, and this sorting, although performed fast by the radix sort, has as strong an impact as the linear search on the overall time.</text:p>
      <text:p text:style-name="P168">Another thing that might reveal relevant (further analysis will show) is the fact that, based on the given requirements, the number of rows and columns of the matrix is not high. This could make the other lower order terms in the time-complexity expressions to make some difference respect to the asymptotic behaviour.</text:p>
      <text:h text:style-name="P221" text:outline-level="1"><text:span text:style-name="T231">c, </text:span><text:span text:style-name="T232">d, </text:span><text:span text:style-name="T233">e</text:span>)</text:h>
      <text:h text:style-name="P225" text:outline-level="2">Proposal 1</text:h>
      <text:p text:style-name="P111"><text:span text:style-name="T3">f</text:span><text:span text:style-name="T10">unction</text:span><text:span text:style-name="T235"> Proposal1(M, </text:span><text:span text:style-name="T65">N</text:span><text:span text:style-name="T235">, g)</text:span></text:p>
      <text:p text:style-name="P111"><text:span text:style-name="T235"><text:tab/></text:span><text:span text:style-name="T3">for</text:span><text:span text:style-name="T1"> 0 &lt;= i &lt; </text:span><text:span text:style-name="T66">N</text:span><text:span text:style-name="T1"> </text:span><text:span text:style-name="T3">do<text:tab/><text:tab/><text:tab/><text:tab/><text:tab/><text:tab/></text:span><text:span text:style-name="T28">C</text:span><text:span text:style-name="T113">1</text:span><text:span text:style-name="T28">*N + C</text:span><text:span text:style-name="T113">2</text:span></text:p>
      <text:p text:style-name="P111"><text:span text:style-name="T235"><text:tab/><text:tab/></text:span><text:span text:style-name="T3">for</text:span><text:span text:style-name="T1"> 0 &lt;= j &lt; </text:span><text:span text:style-name="T66">N</text:span><text:span text:style-name="T1"> </text:span><text:span text:style-name="T3">do<text:tab/><text:tab/><text:tab/><text:tab/><text:tab/></text:span><text:span text:style-name="T28">C</text:span><text:span text:style-name="T124">1</text:span><text:span text:style-name="T28">*N + C</text:span><text:span text:style-name="T113">2</text:span></text:p>
      <text:p text:style-name="P111"><text:span text:style-name="T235"><text:tab/><text:tab/><text:tab/></text:span><text:span text:style-name="T3">if</text:span><text:span text:style-name="T1"> (M[i*</text:span><text:span text:style-name="T66">N</text:span><text:span text:style-name="T1"> + j] = g) </text:span><text:span text:style-name="T3">then<text:tab/><text:tab/></text:span><text:span text:style-name="T28">C</text:span><text:span text:style-name="T113">3</text:span><text:span text:style-name="T28">*N*N </text:span></text:p>
      <text:p text:style-name="P2"><text:tab/><text:tab/><text:tab/><text:tab/><text:span text:style-name="T3">return</text:span><text:span text:style-name="T1"> pair(i, j)<text:tab/><text:tab/><text:tab/>C</text:span><text:span text:style-name="T145">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45">4</text:span></text:p>
      <text:p text:style-name="P7"><text:span text:style-name="T2">end</text:span> <text:span text:style-name="T2">function</text:span></text:p>
      <text:p text:style-name="P15"/>
      <text:p text:style-name="P15"/>
      <text:p text:style-name="P112"><text:span text:style-name="T29">T(</text:span><text:span text:style-name="T52">N</text:span><text:span text:style-name="T29">) = C</text:span><text:span text:style-name="T114">3</text:span><text:span text:style-name="T29">*N</text:span><text:span text:style-name="T84">2</text:span><text:span text:style-name="T29"> + 2C</text:span><text:span text:style-name="T114">1</text:span><text:span text:style-name="T29">*N + 2C</text:span><text:span text:style-name="T114">2</text:span><text:span text:style-name="T29"> + 2C</text:span><text:span text:style-name="T114">4</text:span><text:span text:style-name="T198"> = C</text:span><text:span text:style-name="T114">3</text:span><text:span text:style-name="T198">N</text:span><text:span text:style-name="T84">2</text:span><text:span text:style-name="T198"> + C</text:span><text:span text:style-name="T114">5</text:span><text:span text:style-name="T198">N + C</text:span><text:span text:style-name="T114">6</text:span></text:p>
      <text:p text:style-name="P99"/>
      <text:p text:style-name="P137"><text:span text:style-name="T197">Growth of T(N) = N</text:span><text:span text:style-name="T82">2</text:span></text:p>
      <text:p text:style-name="P125"/>
      <text:p text:style-name="P60">Expressing in <text:span text:style-name="T278">Θ </text:span><text:span text:style-name="T64">notation:</text:span></text:p>
      <text:p text:style-name="Preformatted_20_Text">T(N) = <text:s/><text:span text:style-name="T281">Θ</text:span>(N<text:span text:style-name="T81">2</text:span>)</text:p>
      <text:p text:style-name="P125"/>
      <text:h text:style-name="P226" text:outline-level="2">Proposal 2</text:h>
      <text:p text:style-name="P112"><text:span text:style-name="T5">function </text:span><text:span text:style-name="T16">powOfTen(</text:span><text:span text:style-name="T48">n</text:span><text:span text:style-name="T16">)<text:tab/><text:tab/><text:tab/><text:tab/><text:tab/><text:tab/></text:span></text:p>
      <text:p text:style-name="P112"><text:span text:style-name="T16"><text:tab/></text:span><text:span text:style-name="T5">if</text:span><text:span text:style-name="T16"> </text:span><text:span text:style-name="T48">n</text:span><text:span text:style-name="T16"> </text:span><text:span text:style-name="T48">&gt;</text:span><text:span text:style-name="T16"> 0 </text:span><text:span text:style-name="T5">then<text:tab/><text:tab/><text:tab/><text:tab/><text:tab/><text:tab/></text:span><text:span text:style-name="T29">C</text:span><text:span text:style-name="T114">1</text:span></text:p>
      <text:p text:style-name="P112"><text:span text:style-name="T5"><text:tab/><text:tab/>return</text:span><text:span text:style-name="T16"> 10 * powOfTen(</text:span><text:span text:style-name="T48">n</text:span><text:span text:style-name="T16"> – </text:span><text:span text:style-name="T17">1</text:span><text:span text:style-name="T16">)<text:tab/><text:tab/><text:tab/></text:span><text:span text:style-name="T29">C</text:span><text:span text:style-name="T114">2</text:span><text:span text:style-name="T29"> </text:span><text:span text:style-name="T52">+</text:span><text:span text:style-name="T29"> T(</text:span><text:span text:style-name="T52">n</text:span><text:span text:style-name="T53">-</text:span><text:span text:style-name="T54">1</text:span><text:span text:style-name="T29">)</text:span></text:p>
      <text:p text:style-name="P25"><text:tab/>end if</text:p>
      <text:p text:style-name="P25"><text:tab/>return <text:span text:style-name="T14">1<text:tab/><text:tab/><text:tab/><text:tab/><text:tab/><text:tab/><text:tab/></text:span><text:span text:style-name="T29">C</text:span><text:span text:style-name="T114">3</text:span></text:p>
      <text:p text:style-name="P25">end function</text:p>
      <text:p text:style-name="P25"/>
      <text:p text:style-name="P115"><text:span text:style-name="T30">T(</text:span><text:span text:style-name="T54">n</text:span><text:span text:style-name="T30">) </text:span><text:span text:style-name="T31">= C</text:span><text:span text:style-name="T115">1</text:span><text:span text:style-name="T31">+C</text:span><text:span text:style-name="T115">2</text:span><text:span text:style-name="T31">+C</text:span><text:span text:style-name="T115">3</text:span><text:span text:style-name="T31"> + T(</text:span><text:span text:style-name="T54">n</text:span><text:span text:style-name="T31">-1)</text:span></text:p>
      <text:p text:style-name="P56">T(0) = C<text:span text:style-name="T111">1</text:span>+C<text:span text:style-name="T111">3</text:span></text:p>
      <text:p text:style-name="P56">T(1) = C<text:span text:style-name="T111">1</text:span>+C<text:span text:style-name="T111">2</text:span>+C<text:span text:style-name="T111">3</text:span> + C<text:span text:style-name="T111">1</text:span>+C<text:span text:style-name="T111">3</text:span> = 2C<text:span text:style-name="T111">1</text:span> + 2C<text:span text:style-name="T111">3</text:span> + C<text:span text:style-name="T111">2</text:span></text:p>
      <text:p text:style-name="P114"><text:span text:style-name="T31">T(2) = C</text:span><text:span text:style-name="T115">1</text:span><text:span text:style-name="T31">+C</text:span><text:span text:style-name="T115">2</text:span><text:span text:style-name="T31">+C</text:span><text:span text:style-name="T115">3</text:span><text:span text:style-name="T31"> + 2C</text:span><text:span text:style-name="T115">1</text:span><text:span text:style-name="T31"> + 2C</text:span><text:span text:style-name="T115">3</text:span><text:span text:style-name="T31"> + C</text:span><text:span text:style-name="T115">2</text:span><text:span text:style-name="T31"> = </text:span><text:span text:style-name="T54">3</text:span><text:span text:style-name="T31">C</text:span><text:span text:style-name="T115">1</text:span><text:span text:style-name="T31"> + </text:span><text:span text:style-name="T54">3</text:span><text:span text:style-name="T31">C</text:span><text:span text:style-name="T115">3</text:span><text:span text:style-name="T31"> + 2C</text:span><text:span text:style-name="T115">2</text:span></text:p>
      <text:p text:style-name="P116"><text:span text:style-name="T31">T(</text:span><text:span text:style-name="T54">n</text:span><text:span text:style-name="T31">) = (</text:span><text:span text:style-name="T54">n</text:span><text:span text:style-name="T31">+1)C</text:span><text:span text:style-name="T115">1</text:span><text:span text:style-name="T31"> + (</text:span><text:span text:style-name="T54">n</text:span><text:span text:style-name="T31">+2)C</text:span><text:span text:style-name="T115">3</text:span><text:span text:style-name="T31"> + </text:span><text:span text:style-name="T54">n</text:span><text:span text:style-name="T31">(C</text:span><text:span text:style-name="T115">2</text:span><text:span text:style-name="T31">) = (C</text:span><text:span text:style-name="T115">1</text:span><text:span text:style-name="T31">+C</text:span><text:span text:style-name="T115">2</text:span><text:span text:style-name="T31">+C</text:span><text:span text:style-name="T115">3</text:span><text:span text:style-name="T31">)</text:span><text:span text:style-name="T54">n</text:span><text:span text:style-name="T31"> + (C</text:span><text:span text:style-name="T115">1</text:span><text:span text:style-name="T31">+C</text:span><text:span text:style-name="T115">3</text:span><text:span text:style-name="T31">) = C</text:span><text:span text:style-name="T115">4</text:span><text:span text:style-name="T54">n</text:span><text:span text:style-name="T31"> + C</text:span><text:span text:style-name="T115">5</text:span></text:p>
      <text:p text:style-name="P106"/>
      <text:p text:style-name="P55"/>
      <text:p text:style-name="P72"/>
      <text:p text:style-name="P112"><text:span text:style-name="T5">function </text:span><text:span text:style-name="T16">counting_sort_by_digit(M, s, </text:span><text:span text:style-name="T48">N</text:span><text:span text:style-name="T16">, m)</text:span></text:p>
      <text:p text:style-name="P42"><text:tab/>C ← new array(10) of zeros<text:tab/><text:tab/><text:tab/><text:tab/><text:span text:style-name="T236">C</text:span><text:span text:style-name="T146">1</text:span></text:p>
      <text:p text:style-name="P25"><text:span text:style-name="T14"><text:tab/>div ← </text:span><text:span text:style-name="T17">powOfTen(m)<text:tab/><text:tab/><text:tab/><text:tab/><text:tab/><text:tab/></text:span><text:span text:style-name="T31">C</text:span><text:span text:style-name="T115">2</text:span><text:span text:style-name="T31">m+C</text:span><text:span text:style-name="T115">3</text:span></text:p>
      <text:p text:style-name="P26"><text:span text:style-name="T17"><text:tab/></text:span><text:span text:style-name="T46">for</text:span><text:span text:style-name="T17"> 0 &lt;= i &lt; </text:span><text:span text:style-name="T47">N</text:span><text:span text:style-name="T17"> </text:span><text:span text:style-name="T46">do<text:tab/><text:tab/><text:tab/><text:tab/><text:tab/><text:tab/></text:span><text:span text:style-name="T32">C</text:span><text:span text:style-name="T116">4</text:span><text:span text:style-name="T32">N+C</text:span><text:span text:style-name="T116">5</text:span></text:p>
      <text:p text:style-name="P42"><text:tab/><text:tab/><text:span text:style-name="T46">idx </text:span>← <text:span text:style-name="T46">(M[s+i] / div) % 10<text:tab/><text:tab/><text:tab/></text:span><text:span text:style-name="T293">C</text:span><text:span text:style-name="T153">6</text:span></text:p>
      <text:p text:style-name="P42"><text:tab/><text:tab/><text:span text:style-name="T46">C[idx] </text:span>← <text:span text:style-name="T46">C[idx] + 1<text:tab/><text:tab/><text:tab/><text:tab/></text:span><text:span text:style-name="T293">C</text:span><text:span text:style-name="T153">7</text:span></text:p>
      <text:p text:style-name="P25"><text:tab/><text:span text:style-name="T46">end for</text:span></text:p>
      <text:p text:style-name="P25"/>
      <text:p text:style-name="P27"><text:tab/><text:span text:style-name="T46">for </text:span><text:span text:style-name="T17">1 &lt;= i &lt; 10 </text:span><text:span text:style-name="T46">do<text:tab/><text:tab/><text:tab/><text:tab/><text:tab/></text:span><text:span text:style-name="T32">10C</text:span><text:span text:style-name="T116">8</text:span><text:span text:style-name="T32">+C</text:span><text:span text:style-name="T116">9</text:span></text:p>
      <text:p text:style-name="P25"><text:tab/><text:tab/><text:span text:style-name="T17">C[i] = C[i-1]<text:tab/><text:tab/><text:tab/><text:tab/><text:tab/></text:span><text:span text:style-name="T42">10C</text:span><text:span text:style-name="T122">10</text:span></text:p>
      <text:p text:style-name="P25"><text:tab/><text:span text:style-name="T46">end for</text:span></text:p>
      <text:p text:style-name="P25"/>
      <text:p text:style-name="P114"><text:span text:style-name="T5"><text:tab/></text:span><text:span text:style-name="T18">B</text:span><text:span text:style-name="T16"> ← new array(</text:span><text:span text:style-name="T48">N</text:span><text:span text:style-name="T16">) of zeros<text:tab/><text:tab/><text:tab/><text:tab/></text:span><text:span text:style-name="T32">C</text:span><text:span text:style-name="T116">11</text:span></text:p>
      <text:p text:style-name="P112"><text:span text:style-name="T16"><text:tab/></text:span><text:span text:style-name="T13">for</text:span><text:span text:style-name="T43"> n-1 &lt; i &lt;= 0 </text:span><text:span text:style-name="T13"><text:s/>do<text:tab/><text:tab/><text:tab/><text:tab/><text:tab/></text:span><text:span text:style-name="T42">C</text:span><text:span text:style-name="T122">12</text:span><text:span text:style-name="T42">N+C</text:span><text:span text:style-name="T122">13</text:span></text:p>
      <text:p text:style-name="P112"><text:soft-page-break/><text:span text:style-name="T6"><text:tab/><text:tab/></text:span><text:span text:style-name="T18">val = (M[s+i] / div) % 10<text:tab/><text:tab/><text:tab/></text:span><text:span text:style-name="T32">C</text:span><text:span text:style-name="T116">14</text:span><text:span text:style-name="T32">(N-1)</text:span></text:p>
      <text:p text:style-name="P46"><text:tab/><text:tab/>B[C[val]-1] = M[s+i]<text:tab/><text:tab/><text:tab/><text:tab/><text:span text:style-name="T237">C</text:span><text:span text:style-name="T147">15</text:span><text:span text:style-name="T237">(N-1)</text:span></text:p>
      <text:p text:style-name="P112"><text:span text:style-name="T18"><text:tab/><text:tab/>C[val] </text:span><text:span text:style-name="T16">← </text:span><text:span text:style-name="T18">C[val] - 1</text:span><text:span text:style-name="T16"> <text:tab/><text:tab/><text:tab/><text:tab/></text:span><text:span text:style-name="T32">C</text:span><text:span text:style-name="T116">16</text:span><text:span text:style-name="T32">(N-1)</text:span></text:p>
      <text:p text:style-name="P33"><text:tab/>end for</text:p>
      <text:p text:style-name="P33"><text:tab/></text:p>
      <text:p text:style-name="P114"><text:span text:style-name="T6"><text:tab/>for </text:span><text:span text:style-name="T18">0 &lt;= i &lt; </text:span><text:span text:style-name="T48">N</text:span><text:span text:style-name="T18"> </text:span><text:span text:style-name="T6">do<text:tab/><text:tab/><text:tab/><text:tab/><text:tab/><text:tab/></text:span><text:span text:style-name="T32">C</text:span><text:span text:style-name="T116">17</text:span><text:span text:style-name="T32">N+C</text:span><text:span text:style-name="T116">18</text:span></text:p>
      <text:p text:style-name="P112"><text:span text:style-name="T6"><text:tab/><text:tab/></text:span><text:span text:style-name="T18">A[s+i] </text:span><text:span text:style-name="T16">← </text:span><text:span text:style-name="T18">B[i]<text:tab/><text:tab/><text:tab/><text:tab/><text:tab/></text:span><text:span text:style-name="T32">C</text:span><text:span text:style-name="T116">19</text:span><text:span text:style-name="T32">N</text:span></text:p>
      <text:p text:style-name="P33"><text:tab/>end for</text:p>
      <text:p text:style-name="P46"/>
      <text:p text:style-name="P25">end function</text:p>
      <text:p text:style-name="P14"/>
      <text:p text:style-name="P57">T(N,m) = C<text:span text:style-name="T111">20</text:span>N +C<text:span text:style-name="T111">21</text:span>m + C<text:span text:style-name="T111">22</text:span></text:p>
      <text:p text:style-name="P80"/>
      <text:p text:style-name="P80"/>
      <text:p text:style-name="P65"><text:span text:style-name="T2">function </text:span><text:span text:style-name="T14">radix_sort(M, s, </text:span><text:span text:style-name="T47">N</text:span><text:span text:style-name="T14">, m)</text:span></text:p>
      <text:p text:style-name="P42"><text:tab/>m ← m-1<text:tab/><text:tab/><text:tab/><text:tab/><text:tab/><text:tab/><text:tab/><text:span text:style-name="T238">C</text:span><text:span text:style-name="T148">1</text:span></text:p>
      <text:p text:style-name="P63"><text:span text:style-name="T14"><text:tab/></text:span><text:span text:style-name="T2">if </text:span><text:span text:style-name="T14">m &gt; 0 </text:span><text:span text:style-name="T2">then<text:tab/><text:tab/><text:tab/><text:tab/><text:tab/><text:tab/></text:span><text:span text:style-name="T33">C</text:span><text:span text:style-name="T117">2</text:span></text:p>
      <text:p text:style-name="P65"><text:span text:style-name="T2"><text:tab/><text:tab/></text:span><text:span text:style-name="T14">radix_sort(M, s, </text:span><text:span text:style-name="T47">N</text:span><text:span text:style-name="T14">, m)<text:tab/><text:tab/><text:tab/><text:tab/></text:span><text:span text:style-name="T33">T(N,m-1)</text:span></text:p>
      <text:p text:style-name="P63"><text:span text:style-name="T14"><text:tab/></text:span><text:span text:style-name="T2">end if</text:span></text:p>
      <text:p text:style-name="P117"><text:span text:style-name="T16"><text:tab/>counting_sort_by_digit(M, s, </text:span><text:span text:style-name="T48">N</text:span><text:span text:style-name="T16">, m)<text:tab/><text:tab/><text:tab/></text:span><text:span text:style-name="T32">C</text:span><text:span text:style-name="T125">3</text:span><text:span text:style-name="T32">N +C</text:span><text:span text:style-name="T125">4</text:span><text:span text:style-name="T32">m + C</text:span><text:span text:style-name="T125">5</text:span></text:p>
      <text:p text:style-name="P25">end function</text:p>
      <text:p text:style-name="P25"/>
      <text:p text:style-name="P58">T(N,1) = C<text:span text:style-name="T111">1</text:span>+C<text:span text:style-name="T111">2</text:span>+<text:span text:style-name="T239">(C</text:span><text:span text:style-name="T137">3</text:span><text:span text:style-name="T237">N+C</text:span><text:span text:style-name="T137">4</text:span><text:span text:style-name="T237">+C</text:span><text:span text:style-name="T137">5</text:span><text:span text:style-name="T169">)</text:span></text:p>
      <text:p text:style-name="P118"><text:span text:style-name="T33">T(N,2) = C</text:span><text:span text:style-name="T117">1</text:span><text:span text:style-name="T33">+C</text:span><text:span text:style-name="T117">2</text:span><text:span text:style-name="T33">+T(N,1)+</text:span><text:span text:style-name="T35">(</text:span><text:span text:style-name="T32">C</text:span><text:span text:style-name="T125">3</text:span><text:span text:style-name="T32">N+</text:span><text:span text:style-name="T34">2</text:span><text:span text:style-name="T32">C</text:span><text:span text:style-name="T125">4</text:span><text:span text:style-name="T32">+C</text:span><text:span text:style-name="T125">5</text:span><text:span text:style-name="T181">)</text:span><text:span text:style-name="T125"> </text:span><text:span text:style-name="T177">= C</text:span><text:span text:style-name="T127">1</text:span><text:span text:style-name="T177">+C</text:span><text:span text:style-name="T127">2</text:span><text:span text:style-name="T177">+C</text:span><text:span text:style-name="T127">1</text:span><text:span text:style-name="T177">+C</text:span><text:span text:style-name="T127">2</text:span><text:span text:style-name="T177">+</text:span><text:span text:style-name="T181">(</text:span><text:span text:style-name="T178">C</text:span><text:span text:style-name="T125">3</text:span><text:span text:style-name="T178">N+C</text:span><text:span text:style-name="T125">4</text:span><text:span text:style-name="T178">+C</text:span><text:span text:style-name="T125">5</text:span><text:span text:style-name="T181">)</text:span><text:span text:style-name="T177">+</text:span><text:span text:style-name="T181">(</text:span><text:span text:style-name="T178">C</text:span><text:span text:style-name="T125">3</text:span><text:span text:style-name="T178">N+</text:span><text:span text:style-name="T179">2</text:span><text:span text:style-name="T178">C</text:span><text:span text:style-name="T125">4</text:span><text:span text:style-name="T178">+C</text:span><text:span text:style-name="T125">5</text:span><text:span text:style-name="T181">)</text:span><text:span text:style-name="T125"> </text:span></text:p>
      <text:p text:style-name="P118"><text:span text:style-name="T179">T(N,3) = </text:span><text:span text:style-name="T177">C</text:span><text:span text:style-name="T127">1</text:span><text:span text:style-name="T177">+C</text:span><text:span text:style-name="T127">2</text:span><text:span text:style-name="T177">+T(N,2)+</text:span><text:span text:style-name="T181">(</text:span><text:span text:style-name="T178">C</text:span><text:span text:style-name="T125">3</text:span><text:span text:style-name="T178">N+</text:span><text:span text:style-name="T179">3</text:span><text:span text:style-name="T178">C</text:span><text:span text:style-name="T125">4</text:span><text:span text:style-name="T178">+C</text:span><text:span text:style-name="T125">5</text:span><text:span text:style-name="T181">)</text:span><text:span text:style-name="T125"> </text:span><text:span text:style-name="T179">= </text:span><text:span text:style-name="T177">C</text:span><text:span text:style-name="T127">1</text:span><text:span text:style-name="T177">+C</text:span><text:span text:style-name="T127">2</text:span><text:span text:style-name="T177">+C</text:span><text:span text:style-name="T127">1</text:span><text:span text:style-name="T177">+C</text:span><text:span text:style-name="T127">2</text:span><text:span text:style-name="T177">+C</text:span><text:span text:style-name="T127">1</text:span><text:span text:style-name="T177">+C</text:span><text:span text:style-name="T127">2</text:span><text:span text:style-name="T177">+</text:span><text:span text:style-name="T181">(</text:span><text:span text:style-name="T178">C</text:span><text:span text:style-name="T125">3</text:span><text:span text:style-name="T178">N+C</text:span><text:span text:style-name="T125">4</text:span><text:span text:style-name="T178">+C</text:span><text:span text:style-name="T125">5</text:span><text:span text:style-name="T181">)</text:span><text:span text:style-name="T177">+</text:span><text:span text:style-name="T181">(</text:span><text:span text:style-name="T178">C</text:span><text:span text:style-name="T125">3</text:span><text:span text:style-name="T178">N+</text:span><text:span text:style-name="T180">2</text:span><text:span text:style-name="T178">C</text:span><text:span text:style-name="T125">4</text:span><text:span text:style-name="T178">+C</text:span><text:span text:style-name="T125">5</text:span><text:span text:style-name="T181">)</text:span><text:span text:style-name="T177">+<text:tab/><text:tab/><text:tab/></text:span><text:span text:style-name="T181">(</text:span><text:span text:style-name="T178">C</text:span><text:span text:style-name="T125">3</text:span><text:span text:style-name="T178">N+</text:span><text:span text:style-name="T179">3</text:span><text:span text:style-name="T178">C</text:span><text:span text:style-name="T125">4</text:span><text:span text:style-name="T178">+C</text:span><text:span text:style-name="T125">5</text:span><text:span text:style-name="T181">)</text:span><text:span text:style-name="T125"> </text:span><text:span text:style-name="T179">= 3</text:span><text:span text:style-name="T177">C</text:span><text:span text:style-name="T127">1</text:span><text:span text:style-name="T179">+3</text:span><text:span text:style-name="T177">C</text:span><text:span text:style-name="T127">2</text:span><text:span text:style-name="T179">+3</text:span><text:span text:style-name="T178">C</text:span><text:span text:style-name="T125">3</text:span><text:span text:style-name="T178">N</text:span><text:span text:style-name="T179">+3C5+C4+2C4</text:span><text:span text:style-name="T180">+3C4</text:span></text:p>
      <text:p text:style-name="P119"><text:span text:style-name="T180">T</text:span><text:span text:style-name="T176">(N,m) = m(</text:span><text:span text:style-name="T177">C</text:span><text:span text:style-name="T127">1</text:span><text:span text:style-name="T179">+</text:span><text:span text:style-name="T177">C</text:span><text:span text:style-name="T127">2</text:span><text:span text:style-name="T179">+C</text:span><text:span text:style-name="T126">5</text:span><text:span text:style-name="T179">+</text:span><text:span text:style-name="T178">C</text:span><text:span text:style-name="T125">3</text:span><text:span text:style-name="T178">N</text:span><text:span text:style-name="T176">) + C</text:span><text:span text:style-name="T123">4</text:span><text:span text:style-name="T176"><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5">= m(C</text:span><text:span text:style-name="T118">6</text:span><text:span text:style-name="T35">+C</text:span><text:span text:style-name="T118">3</text:span><text:span text:style-name="T35">N)+</text:span><text:span text:style-name="T176">C</text:span><text:span text:style-name="T123">4</text:span><text:span text:style-name="T176"><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83"/>
      <text:p text:style-name="P10"><text:span text:style-name="T2">function </text:span><text:span text:style-name="T14">binary_search(</text:span><text:span text:style-name="T19">A</text:span><text:span text:style-name="T14">, </text:span><text:span text:style-name="T19">s,</text:span><text:span text:style-name="T14"> </text:span><text:span text:style-name="T48">N</text:span><text:span text:style-name="T14">, g)</text:span></text:p>
      <text:p text:style-name="P112"><text:span text:style-name="T20"><text:tab/>min ← </text:span><text:span text:style-name="T49">s</text:span><text:span text:style-name="T15"><text:tab/><text:tab/><text:tab/><text:tab/><text:tab/><text:tab/><text:tab/></text:span></text:p>
      <text:p text:style-name="P117"><text:span text:style-name="T15"><text:tab/>max ← </text:span><text:span text:style-name="T36">s +</text:span><text:span text:style-name="T15"> </text:span><text:span text:style-name="T48">N<text:tab/><text:tab/><text:tab/><text:tab/><text:tab/><text:tab/><text:tab/></text:span></text:p>
      <text:p text:style-name="P8"><text:span text:style-name="T15"><text:tab/></text:span><text:span text:style-name="T4">while</text:span><text:span text:style-name="T15"> min &lt;= max </text:span><text:span text:style-name="T4">do<text:tab/><text:tab/><text:tab/><text:tab/><text:tab/><text:tab/><text:tab/><text:tab/><text:tab/></text:span></text:p>
      <text:p text:style-name="P50"><text:tab/><text:tab/>mid ← (max + min) / 2<text:tab/><text:tab/><text:tab/><text:tab/></text:p>
      <text:p text:style-name="P8"><text:span text:style-name="T15"><text:tab/><text:tab/></text:span><text:span text:style-name="T4">if</text:span><text:span text:style-name="T15"> A[mid] = g </text:span><text:span text:style-name="T4">then</text:span></text:p>
      <text:p text:style-name="P8"><text:span text:style-name="T4"><text:tab/><text:tab/><text:tab/>return </text:span><text:span text:style-name="T15">mid</text:span></text:p>
      <text:p text:style-name="P8"><text:span text:style-name="T15"><text:tab/><text:tab/></text:span><text:span text:style-name="T4">else if </text:span><text:span text:style-name="T15">A[mid] &gt; g </text:span><text:span text:style-name="T4">then</text:span></text:p>
      <text:p text:style-name="P8"><text:span text:style-name="T4"><text:tab/><text:tab/><text:tab/></text:span><text:span text:style-name="T15">max ← mid - 1</text:span></text:p>
      <text:p text:style-name="P20"><text:tab/><text:tab/>else</text:p>
      <text:p text:style-name="P8"><text:span text:style-name="T4"><text:tab/><text:tab/><text:tab/></text:span><text:span text:style-name="T15">min ← mid + 1</text:span></text:p>
      <text:p text:style-name="P8"><text:span text:style-name="T15"><text:tab/><text:tab/></text:span><text:span text:style-name="T4">end if</text:span></text:p>
      <text:p text:style-name="P8"><text:span text:style-name="T15"><text:tab/></text:span><text:span text:style-name="T4">end while</text:span></text:p>
      <text:p text:style-name="P8"><text:span text:style-name="T4"><text:tab/>return</text:span><text:span text:style-name="T15"> -1</text:span></text:p>
      <text:p text:style-name="P14">end function</text:p>
      <text:p text:style-name="P14"/>
      <text:p text:style-name="P140"><text:span text:style-name="T199">** This binary_search function is a standard binary search algorithm, with the <text:tab/>only variation that it returns the index where the object is found in the <text:tab/>array. Its running time expression is therefore T(N) = </text:span><text:span text:style-name="T200">C</text:span><text:span text:style-name="T119">1</text:span><text:span text:style-name="T200">+C</text:span><text:span text:style-name="T129">2</text:span><text:span text:style-name="T200">lgN *</text:span></text:p>
      <text:p text:style-name="P77"/>
      <text:p text:style-name="P22">function <text:span text:style-name="T14">Proposal2(M, </text:span><text:span text:style-name="T48">N</text:span><text:span text:style-name="T14">, g)</text:span></text:p>
      <text:p text:style-name="P20"><text:span text:style-name="T14"><text:tab/></text:span><text:span text:style-name="T19">l </text:span><text:span text:style-name="T14">← </text:span><text:span text:style-name="T19">Max length of the values in M<text:tab/><text:tab/><text:tab/><text:tab/></text:span><text:span text:style-name="T37">C1</text:span></text:p>
      <text:p text:style-name="P120"><text:span text:style-name="T15"><text:tab/></text:span><text:span text:style-name="T4">for</text:span><text:span text:style-name="T15"> 0 &lt;= i &lt; </text:span><text:span text:style-name="T48">N</text:span><text:span text:style-name="T15"> </text:span><text:span text:style-name="T4">do<text:tab/><text:tab/><text:tab/><text:tab/><text:tab/><text:tab/><text:tab/></text:span><text:span text:style-name="T32">C</text:span><text:span text:style-name="T37">2</text:span><text:span text:style-name="T32">N+C</text:span><text:span text:style-name="T125">3</text:span></text:p>
      <text:p text:style-name="P120"><text:span text:style-name="T4"><text:tab/><text:tab/></text:span><text:span text:style-name="T15">radix_sort(M, </text:span><text:span text:style-name="T19">i*</text:span><text:span text:style-name="T48">N</text:span><text:span text:style-name="T16">, </text:span><text:span text:style-name="T48">N</text:span><text:span text:style-name="T16">, </text:span><text:span text:style-name="T19">l</text:span><text:span text:style-name="T16">) <text:tab/><text:tab/><text:tab/><text:tab/></text:span><text:span text:style-name="T37">N(l</text:span><text:span text:style-name="T35">(C</text:span><text:span text:style-name="T128">4</text:span><text:span text:style-name="T35">+C</text:span><text:span text:style-name="T128">5</text:span><text:span text:style-name="T35">N)+</text:span><text:span text:style-name="T180">C</text:span><text:span text:style-name="T130">6</text:span><text:span text:style-name="T180"><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182">)</text:span></text:p>
      <text:p text:style-name="P120"><text:span text:style-name="T16"><text:tab/><text:tab/></text:span><text:span text:style-name="T19">idx </text:span><text:span text:style-name="T15">← </text:span><text:span text:style-name="T19">binary_search(M, i*</text:span><text:span text:style-name="T48">N</text:span><text:span text:style-name="T19">, </text:span><text:span text:style-name="T48">N</text:span><text:span text:style-name="T19">, g)<text:tab/><text:tab/><text:tab/></text:span><text:span text:style-name="T204">C</text:span><text:span text:style-name="T135">7</text:span><text:span text:style-name="T204">+C</text:span><text:span text:style-name="T135">8</text:span><text:span text:style-name="T204">lgN</text:span></text:p>
      <text:p text:style-name="P20"><text:span text:style-name="T19"><text:tab/><text:tab/></text:span><text:span text:style-name="T80">if</text:span><text:span text:style-name="T19"> idx != -1<text:tab/><text:tab/><text:tab/><text:tab/><text:tab/><text:tab/></text:span><text:span text:style-name="T44">C9</text:span></text:p>
      <text:p text:style-name="P54"><text:soft-page-break/><text:tab/><text:tab/><text:tab/>return pair(i, idx)<text:tab/><text:tab/><text:tab/><text:tab/><text:span text:style-name="T294">C10</text:span></text:p>
      <text:p text:style-name="P20"><text:span text:style-name="T19"><text:tab/><text:tab/></text:span><text:span text:style-name="T80">else</text:span></text:p>
      <text:p text:style-name="P20"><text:tab/><text:tab/><text:tab/><text:span text:style-name="T19">return pair(-1, -1)<text:tab/><text:tab/><text:tab/><text:tab/></text:span><text:span text:style-name="T44">C10</text:span></text:p>
      <text:p text:style-name="P20"><text:span text:style-name="T19"><text:tab/><text:tab/></text:span><text:span text:style-name="T80">end if</text:span></text:p>
      <text:p text:style-name="P20"><text:tab/>end for</text:p>
      <text:p text:style-name="P20">end function</text:p>
      <text:p text:style-name="P20"/>
      <text:p text:style-name="P59">T(N) =C<text:span text:style-name="T111">1</text:span>+<text:span text:style-name="T237">C</text:span><text:span text:style-name="T111">2</text:span><text:span text:style-name="T237">N+C</text:span><text:span text:style-name="T137">3</text:span><text:span text:style-name="T166">+N(l</text:span><text:span text:style-name="T169">(C</text:span><text:span text:style-name="T138">4</text:span><text:span text:style-name="T169">+C</text:span><text:span text:style-name="T138">5</text:span><text:span text:style-name="T169">N)+</text:span><text:span text:style-name="T168">C</text:span><text:span text:style-name="T136">6</text:span><text:span text:style-name="T168"><draw:frame draw:style-name="fr1"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66">)+</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59"><text:span text:style-name="T166">= C</text:span><text:span text:style-name="T136">1</text:span><text:span text:style-name="T166">+</text:span><text:span text:style-name="T167">C</text:span><text:span text:style-name="T136">2</text:span><text:span text:style-name="T167">N+C</text:span><text:span text:style-name="T137">3</text:span><text:span text:style-name="T166">+NlC</text:span><text:span text:style-name="T136">4</text:span><text:span text:style-name="T166">+N</text:span><text:span text:style-name="T88">2</text:span><text:span text:style-name="T166">lC</text:span><text:span text:style-name="T136">5</text:span><text:span text:style-name="T166">+N</text:span><text:span text:style-name="T168">C</text:span><text:span text:style-name="T136">6</text:span><text:span text:style-name="T168"><draw:frame draw:style-name="fr1"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66">+ </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59"><text:span text:style-name="T171">=</text:span><text:span text:style-name="T140"> </text:span><text:span text:style-name="T171">C</text:span><text:span text:style-name="T140">11</text:span><text:span text:style-name="T171">+ </text:span><text:span text:style-name="T167">C</text:span><text:span text:style-name="T136">2</text:span><text:span text:style-name="T167">N</text:span><text:span text:style-name="T171">+ </text:span><text:span text:style-name="T166">NlC</text:span><text:span text:style-name="T136">4 </text:span><text:span text:style-name="T140">+</text:span><text:span text:style-name="T136"> </text:span><text:span text:style-name="T166">N</text:span><text:span text:style-name="T88">2</text:span><text:span text:style-name="T166">lC</text:span><text:span text:style-name="T136">5 </text:span><text:span text:style-name="T171">+</text:span><text:span text:style-name="T166">N</text:span><text:span text:style-name="T168">C</text:span><text:span text:style-name="T136">6</text:span><text:span text:style-name="T168"><draw:frame draw:style-name="fr1"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70">+C</text:span><text:span text:style-name="T139">8</text:span><text:span text:style-name="T170">lgN </text:span><text:span text:style-name="T171">=</text:span><text:span text:style-name="T191"> C</text:span><text:span text:style-name="T143">11 </text:span><text:span text:style-name="T192">+ C</text:span><text:span text:style-name="T144">8</text:span><text:span text:style-name="T192">lgN </text:span><text:span text:style-name="T191">+ N(</text:span><text:span text:style-name="T193">C</text:span><text:span text:style-name="T142">2</text:span><text:span text:style-name="T191">+ </text:span><text:span text:style-name="T190">lC</text:span><text:span text:style-name="T142">4</text:span><text:span text:style-name="T191">+</text:span><text:span text:style-name="T194">C</text:span><text:span text:style-name="T142">6</text:span><text:span text:style-name="T194"><draw:frame draw:style-name="fr1"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191">) </text:span><text:span text:style-name="T242">+ </text:span><text:span text:style-name="T241">N</text:span><text:span text:style-name="T252">2</text:span><text:span text:style-name="T241">lC</text:span><text:span text:style-name="T255">5</text:span></text:p>
      <text:p text:style-name="P127"/>
      <text:p text:style-name="P98"><text:span text:style-name="T261">Considering that no value can be repeated in the matrix, for a matrix of size NxN, having a number of items N</text:span><text:span text:style-name="T251">2</text:span><text:span text:style-name="T261">, the minimum value for l will be </text:span></text:p>
      <text:p text:style-name="P128"/>
      <text:p text:style-name="Preformatted_20_Text">l = (trunc(log(<text:span text:style-name="T69">N</text:span><text:span text:style-name="T89">2</text:span>)) + 1);</text:p>
      <text:p text:style-name="Preformatted_20_Text"/>
      <text:p text:style-name="P133">For a matrix 1*1, as the best-case scenario</text:p>
      <text:p text:style-name="Preformatted_20_Text"/>
      <text:p text:style-name="P135">l<text:span text:style-name="T111">min</text:span> = (trunc(log(<text:span text:style-name="T69">1</text:span>)) + 1) <text:span text:style-name="T276">= 1</text:span>;</text:p>
      <text:p text:style-name="P122"/>
      <text:p text:style-name="P121"><text:span text:style-name="T262">The maximum value for l will be determined by the maximum value that a 32 bit positive integer can contain, which </text:span><text:span text:style-name="T69">is 2</text:span><text:span text:style-name="T89">32</text:span><text:span text:style-name="T172">= 4294967296.</text:span></text:p>
      <text:p text:style-name="P101">For this value, <text:span text:style-name="T276">which can be considered the worst-case scenario:</text:span></text:p>
      <text:p text:style-name="P101"/>
      <text:p text:style-name="P121"><text:span text:style-name="T172">l</text:span><text:span text:style-name="T141">max</text:span><text:span text:style-name="T172"> = (trunc(log(2</text:span><text:span text:style-name="T89">32</text:span><text:span text:style-name="T172">)) + 1) = 10</text:span></text:p>
      <text:p text:style-name="P101"/>
      <text:p text:style-name="P141"><text:span text:style-name="T172">O</text:span><text:span text:style-name="T173">f course, the constraint that numbers in the matrix cannot repeat, sets a maximum dimension for the matrix N = </text:span><text:span text:style-name="T173"><draw:frame draw:style-name="fr1"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73">= </text:span><text:span text:style-name="T173"><draw:frame draw:style-name="fr1"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73">= 65536.</text:span></text:p>
      <text:p text:style-name="P102"/>
      <text:p text:style-name="P135"><text:span text:style-name="T173">F</text:span><text:span text:style-name="T175">or the general case:</text:span></text:p>
      <text:p text:style-name="P102"/>
      <text:p text:style-name="P123"><text:span text:style-name="T166">l</text:span><text:span text:style-name="T175">(N)</text:span><text:span text:style-name="T166"> ≅ </text:span><text:span text:style-name="T174">2</text:span><text:span text:style-name="T166">lgN/</text:span><text:span text:style-name="T174">lg10</text:span></text:p>
      <text:p text:style-name="P102"/>
      <text:p text:style-name="P124"><text:span text:style-name="T173">T(N) = </text:span><text:span text:style-name="T244">C</text:span><text:span text:style-name="T258">11 </text:span><text:span text:style-name="T247">+ C</text:span><text:span text:style-name="T259">8</text:span><text:span text:style-name="T247">lgN </text:span><text:span text:style-name="T244">+ N(</text:span><text:span text:style-name="T248">C</text:span><text:span text:style-name="T257">2</text:span><text:span text:style-name="T244">+ </text:span><text:span text:style-name="T250">2(</text:span><text:span text:style-name="T246">lgN/</text:span><text:span text:style-name="T250">lg10)</text:span><text:span text:style-name="T245">C</text:span><text:span text:style-name="T257">4</text:span><text:span text:style-name="T244">+</text:span><text:span text:style-name="T249">C</text:span><text:span text:style-name="T257">6</text:span><text:span text:style-name="T249"><draw:frame draw:style-name="fr1"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244">) + </text:span><text:span text:style-name="T245">N</text:span><text:span text:style-name="T254">2</text:span><text:span text:style-name="T250">2(</text:span><text:span text:style-name="T246">lgN/</text:span><text:span text:style-name="T250">lg10)</text:span><text:span text:style-name="T245">C</text:span><text:span text:style-name="T257">5 </text:span></text:p>
      <text:p text:style-name="P124"><text:span text:style-name="T250">= </text:span><text:span text:style-name="T244">C</text:span><text:span text:style-name="T258">11 </text:span><text:span text:style-name="T247">+ C</text:span><text:span text:style-name="T259">8</text:span><text:span text:style-name="T247">lgN </text:span><text:span text:style-name="T244">+ N(</text:span><text:span text:style-name="T248">C</text:span><text:span text:style-name="T257">2</text:span><text:span text:style-name="T244">+</text:span><text:span text:style-name="T245">C</text:span><text:span text:style-name="T257">1</text:span><text:span text:style-name="T260">2</text:span><text:span text:style-name="T246">lgN</text:span><text:span text:style-name="T244">+</text:span><text:span text:style-name="T249">C</text:span><text:span text:style-name="T257">6</text:span><text:span text:style-name="T249"><draw:frame draw:style-name="fr1"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244">) + </text:span><text:span text:style-name="T245">C</text:span><text:span text:style-name="T257">1</text:span><text:span text:style-name="T260">3</text:span><text:span text:style-name="T245">N</text:span><text:span text:style-name="T254">2</text:span><text:span text:style-name="T246">lgN</text:span><text:span text:style-name="T257"> </text:span></text:p>
      <text:p text:style-name="P138"><text:span text:style-name="T250">= </text:span><text:span text:style-name="T243">C</text:span><text:span text:style-name="T256">14</text:span><text:span text:style-name="T243"> + C</text:span><text:span text:style-name="T256">15</text:span><text:span text:style-name="T243">lgN + C</text:span><text:span text:style-name="T256">16</text:span><text:span text:style-name="T243">N + C</text:span><text:span text:style-name="T256">17</text:span><text:span text:style-name="T243">NlgN + C</text:span><text:span text:style-name="T256">18</text:span><text:span text:style-name="T243">N</text:span><text:span text:style-name="T253">2</text:span><text:span text:style-name="T243">lgN</text:span></text:p>
      <text:p text:style-name="P101"/>
      <text:p text:style-name="P129"><text:span text:style-name="T172">R</text:span><text:span text:style-name="T166">ECHECK THIS</text:span></text:p>
      <text:p text:style-name="P103"/>
      <text:p text:style-name="P60">Expressing in <text:span text:style-name="T278">Θ </text:span><text:span text:style-name="T64">notation:</text:span></text:p>
      <text:p text:style-name="Preformatted_20_Text">T(N) = <text:s/><text:span text:style-name="T281">Θ</text:span>(N<text:span text:style-name="T81">2</text:span>)</text:p>
      <text:p text:style-name="P107"/>
      <text:p text:style-name="Preformatted_20_Text">Clearly, <text:span text:style-name="T277">the dominating term in the expression of T(N) comes from the execution of the radix sort N times on a set of N numbers each time.</text:span></text:p>
      <text:p text:style-name="P103"/>
      <text:h text:style-name="Heading_20_2" text:outline-level="2"><text:soft-page-break/>Proposal 3</text:h>
      <text:p text:style-name="P193"/>
      <text:p text:style-name="P29">function <text:span text:style-name="T14">modified_binary_search(M, </text:span><text:span text:style-name="T62">N</text:span><text:span text:style-name="T14">, g)</text:span></text:p>
      <text:p text:style-name="P29"><text:span text:style-name="T14"><text:tab/></text:span><text:span text:style-name="T20">min ← </text:span><text:span text:style-name="T15">0</text:span></text:p>
      <text:p text:style-name="P52"><text:tab/>max ← n</text:p>
      <text:p text:style-name="P11"><text:span text:style-name="T15"><text:tab/></text:span><text:span text:style-name="T4">while</text:span><text:span text:style-name="T15"> min &lt;= max </text:span><text:span text:style-name="T4">do</text:span></text:p>
      <text:p text:style-name="P52"><text:tab/><text:tab/>mid ← (max + min) / 2</text:p>
      <text:p text:style-name="P130"><text:span text:style-name="T103"><text:tab/><text:tab/></text:span><text:span text:style-name="T4">if</text:span><text:span text:style-name="T15"> A[mid*</text:span><text:span text:style-name="T62">N</text:span><text:span text:style-name="T15">] </text:span><text:span text:style-name="T49">&gt;</text:span><text:span text:style-name="T15"> g </text:span><text:span text:style-name="T4">then</text:span></text:p>
      <text:p text:style-name="P11"><text:span text:style-name="T4"><text:tab/><text:tab/><text:tab/></text:span><text:span text:style-name="T21">max </text:span><text:span text:style-name="T15">← </text:span><text:span text:style-name="T21">mid – 1</text:span></text:p>
      <text:p text:style-name="P29"><text:tab/><text:tab/>else <text:s/></text:p>
      <text:p text:style-name="P130"><text:span text:style-name="T105"><text:tab/><text:tab/><text:tab/></text:span><text:span text:style-name="T7">if</text:span><text:span text:style-name="T21"> M[mid* </text:span><text:span text:style-name="T62">N</text:span><text:span text:style-name="T21"> + (</text:span><text:span text:style-name="T62">N</text:span><text:span text:style-name="T21">-1)] &gt;= g </text:span><text:span text:style-name="T7">then</text:span></text:p>
      <text:p text:style-name="P11"><text:span text:style-name="T7"><text:tab/><text:tab/><text:tab/><text:tab/>return </text:span><text:span text:style-name="T21">mid</text:span></text:p>
      <text:p text:style-name="P11"><text:span text:style-name="T21"><text:tab/><text:tab/><text:tab/></text:span><text:span text:style-name="T7">else</text:span></text:p>
      <text:p text:style-name="P11"><text:span text:style-name="T7"><text:tab/><text:tab/><text:tab/><text:tab/></text:span><text:span text:style-name="T21">min </text:span><text:span text:style-name="T15">← </text:span><text:span text:style-name="T21">mid + 1</text:span></text:p>
      <text:p text:style-name="P11"><text:span text:style-name="T21"><text:tab/><text:tab/><text:tab/></text:span><text:span text:style-name="T7">end if</text:span></text:p>
      <text:p text:style-name="P11"><text:span text:style-name="T15"><text:tab/><text:tab/></text:span><text:span text:style-name="T4">end if</text:span></text:p>
      <text:p text:style-name="P16"><text:span text:style-name="T15"><text:tab/></text:span><text:span text:style-name="T45">end while</text:span></text:p>
      <text:p text:style-name="P16"><text:tab/><text:span text:style-name="T101">return </text:span><text:span text:style-name="T21">-1</text:span></text:p>
      <text:p text:style-name="P29">end function</text:p>
      <text:p text:style-name="P29"/>
      <text:p text:style-name="P100">This function is substantially equivalent to a normal binary search algorithm.</text:p>
      <text:p text:style-name="P100">The only difference is in how it accesses the element of the matrix for the comparisons.</text:p>
      <text:p text:style-name="P130"><text:span text:style-name="T201">Instead of </text:span><text:span text:style-name="T263">if</text:span><text:span text:style-name="T267"> A[mid] </text:span><text:span text:style-name="T269">&gt;</text:span><text:span text:style-name="T267"> g </text:span><text:span text:style-name="T263">then</text:span><text:span text:style-name="T205">, </text:span><text:span text:style-name="T202">h</text:span><text:span text:style-name="T201">ere we do </text:span><text:span text:style-name="T206">if</text:span><text:span text:style-name="T203"> A[mid*</text:span><text:span text:style-name="T165">N</text:span><text:span text:style-name="T203">] </text:span><text:span text:style-name="T189">&gt;</text:span><text:span text:style-name="T203"> g </text:span><text:span text:style-name="T206">then</text:span><text:span text:style-name="T202">. </text:span><text:span text:style-name="T201">Also, there is an additional check on the final element of the row </text:span><text:span text:style-name="T264">if</text:span><text:span text:style-name="T268"> M[mid* </text:span><text:span text:style-name="T270">N</text:span><text:span text:style-name="T268"> + (</text:span><text:span text:style-name="T270">N</text:span><text:span text:style-name="T268">-1)] &gt;= g </text:span><text:span text:style-name="T264">then</text:span><text:span text:style-name="T268">.</text:span></text:p>
      <text:p text:style-name="P131"><text:span text:style-name="T266">T</text:span><text:span text:style-name="T265">his changes the constant values a bit, but not the character of the growth function.</text:span></text:p>
      <text:p text:style-name="P97">Its running time expression is therefore</text:p>
      <text:p text:style-name="P37"><text:span text:style-name="T199">T(N) = </text:span><text:span text:style-name="T200">C</text:span><text:span text:style-name="T119">1</text:span><text:span text:style-name="T200">+C</text:span><text:span text:style-name="T129">2</text:span><text:span text:style-name="T200">lgN</text:span></text:p>
      <text:p text:style-name="P29"/>
      <text:p text:style-name="P29"/>
      <text:p text:style-name="P29"/>
      <text:p text:style-name="P130"><text:span text:style-name="T8">function </text:span><text:span text:style-name="T22">Proposal3</text:span><text:span text:style-name="T15">(M, </text:span><text:span text:style-name="T62">N</text:span><text:span text:style-name="T15">, g)</text:span></text:p>
      <text:p text:style-name="P130"><text:span text:style-name="T19"><text:tab/></text:span><text:span text:style-name="T50">l</text:span><text:span text:style-name="T19"> </text:span><text:span text:style-name="T15">← </text:span><text:span text:style-name="T19">Max length of the values in M<text:tab/><text:tab/><text:tab/><text:tab/></text:span><text:span text:style-name="T183">C</text:span><text:span text:style-name="T131">1</text:span></text:p>
      <text:p text:style-name="P132"><text:span text:style-name="T15"><text:tab/></text:span><text:span text:style-name="T16">radix_sort(M, </text:span><text:span text:style-name="T48">0</text:span><text:span text:style-name="T16">, </text:span><text:span text:style-name="T62">N</text:span><text:span text:style-name="T16">*</text:span><text:span text:style-name="T62">N</text:span><text:span text:style-name="T16">, </text:span><text:span text:style-name="T50">l</text:span><text:span text:style-name="T16">)<text:tab/><text:tab/><text:tab/><text:tab/><text:tab/></text:span><text:span text:style-name="T37">N(l</text:span><text:span text:style-name="T35">(C</text:span><text:span text:style-name="T128">2</text:span><text:span text:style-name="T35">+C</text:span><text:span text:style-name="T128">3</text:span><text:span text:style-name="T35">N)+</text:span><text:span text:style-name="T180">C</text:span><text:span text:style-name="T130">4</text:span><text:span text:style-name="T180"><draw:frame draw:style-name="fr1" draw:name="Object12" text:anchor-type="as-char" svg:y="-0.727cm" svg:width="0.901cm" svg:height="1.169cm" draw:z-index="11"><draw:object xlink:href="./Object 12" xlink:type="simple" xlink:show="embed" xlink:actuate="onLoad"/><draw:image xlink:href="./ObjectReplacements/Object 12" xlink:type="simple" xlink:show="embed" xlink:actuate="onLoad"/><svg:desc>formula</svg:desc></draw:frame></text:span><text:span text:style-name="T182">)</text:span></text:p>
      <text:p text:style-name="P44"/>
      <text:p text:style-name="P132"><text:span text:style-name="T16"><text:tab/></text:span><text:span text:style-name="T22">rowIndex </text:span><text:span text:style-name="T15">← </text:span><text:span text:style-name="T21">modified_binary_search</text:span><text:span text:style-name="T22">(M, </text:span><text:span text:style-name="T62">N</text:span><text:span text:style-name="T22">, g)<text:tab/><text:tab/></text:span><text:span text:style-name="T200">C</text:span><text:span text:style-name="T129">5</text:span><text:span text:style-name="T200">+C</text:span><text:span text:style-name="T129">6</text:span><text:span text:style-name="T200">lgN</text:span></text:p>
      <text:p text:style-name="P93"><text:span text:style-name="T14"><text:tab/></text:span><text:span text:style-name="T2">if</text:span><text:span text:style-name="T14"> rowIndex = -1 </text:span><text:span text:style-name="T2">then<text:tab/><text:tab/><text:tab/><text:tab/><text:tab/><text:tab/></text:span><text:span text:style-name="T38">C</text:span><text:span text:style-name="T120">7</text:span></text:p>
      <text:p text:style-name="P93"><text:span text:style-name="T2"><text:tab/><text:tab/>return </text:span><text:span text:style-name="T14">pair(-1, -1)<text:tab/><text:tab/><text:tab/><text:tab/><text:tab/></text:span><text:span text:style-name="T38">C</text:span><text:span text:style-name="T120">8</text:span></text:p>
      <text:p text:style-name="P31"><text:tab/>end if</text:p>
      <text:p text:style-name="P31"/>
      <text:p text:style-name="P132"><text:span text:style-name="T8"><text:tab/></text:span><text:span text:style-name="T22">colIndex </text:span><text:span text:style-name="T15">← </text:span><text:span text:style-name="T20">binary_search(</text:span><text:span text:style-name="T50">M</text:span><text:span text:style-name="T20">, </text:span><text:span text:style-name="T22">rowIndex *</text:span><text:span text:style-name="T62">N</text:span><text:span text:style-name="T19">,</text:span><text:span text:style-name="T20"> </text:span><text:span text:style-name="T62">N</text:span><text:span text:style-name="T20">, g)<text:tab/><text:tab/></text:span><text:span text:style-name="T200">C</text:span><text:span text:style-name="T129">9</text:span><text:span text:style-name="T200">+C</text:span><text:span text:style-name="T129">1</text:span><text:span text:style-name="T131">0</text:span><text:span text:style-name="T200">lgN</text:span></text:p>
      <text:p text:style-name="P130"><text:span text:style-name="T20"><text:tab/></text:span><text:span text:style-name="T8">if</text:span><text:span text:style-name="T22"> colIndex = -1 </text:span><text:span text:style-name="T8">then<text:tab/><text:tab/><text:tab/><text:tab/><text:tab/><text:tab/></text:span><text:span text:style-name="T38">C</text:span><text:span text:style-name="T120">7</text:span></text:p>
      <text:p text:style-name="P130"><text:span text:style-name="T8"><text:tab/><text:tab/>return</text:span><text:span text:style-name="T22"> pair(-1, -1)<text:tab/><text:tab/><text:tab/><text:tab/><text:tab/></text:span><text:span text:style-name="T38">C</text:span><text:span text:style-name="T120">8</text:span></text:p>
      <text:p text:style-name="P130"><text:span text:style-name="T22"><text:tab/></text:span><text:span text:style-name="T8">end if</text:span></text:p>
      <text:p text:style-name="P31"/>
      <text:p text:style-name="P130"><text:span text:style-name="T8"><text:tab/>return </text:span><text:span text:style-name="T22">pair(rowIndex, colIndex)<text:tab/><text:tab/><text:tab/><text:tab/></text:span><text:span text:style-name="T38">C</text:span><text:span text:style-name="T120">9</text:span></text:p>
      <text:p text:style-name="P31">end function</text:p>
      <text:p text:style-name="P31"/>
      <text:p text:style-name="P31"/>
      <text:p text:style-name="P135"><text:span text:style-name="T184">U</text:span><text:span text:style-name="T187">nder the same assumption made for Proposal 2, about the values of l, we can consider the limits of l such as:</text:span></text:p>
      <text:p text:style-name="P104"/>
      <text:p text:style-name="P133"><text:span text:style-name="T186">l</text:span><text:span text:style-name="T132">min</text:span><text:span text:style-name="T186"> = (trunc(log(</text:span><text:span text:style-name="T185">1</text:span><text:span text:style-name="T186">)) + 1) </text:span><text:span text:style-name="T176">= 1</text:span><text:span text:style-name="T186">;<text:tab/></text:span></text:p>
      <text:p text:style-name="P133"><text:span text:style-name="T185">l</text:span><text:span text:style-name="T133">max</text:span><text:span text:style-name="T185"> = (trunc(log(2</text:span><text:span text:style-name="T91">32</text:span><text:span text:style-name="T185">)) + 1) = 10</text:span></text:p>
      <text:p text:style-name="P135"><text:soft-page-break/><text:span text:style-name="T173">F</text:span><text:span text:style-name="T175">or the general case: </text:span><text:span text:style-name="T185">l</text:span><text:span text:style-name="T187">(N)</text:span><text:span text:style-name="T185"> ≅ </text:span><text:span text:style-name="T188">2</text:span><text:span text:style-name="T185">lgN/</text:span><text:span text:style-name="T188">lg10</text:span></text:p>
      <text:p text:style-name="P105"/>
      <text:p text:style-name="P135"><text:span text:style-name="T38">T(N) = </text:span><text:span text:style-name="T183">C</text:span><text:span text:style-name="T131">1</text:span><text:span text:style-name="T38">+</text:span><text:span text:style-name="T37">N(l(C</text:span><text:span text:style-name="T128">2</text:span><text:span text:style-name="T35">+C</text:span><text:span text:style-name="T128">3</text:span><text:span text:style-name="T35">N)+</text:span><text:span text:style-name="T180">C</text:span><text:span text:style-name="T130">4</text:span><text:span text:style-name="T180"><draw:frame draw:style-name="fr1" draw:name="Object13" text:anchor-type="as-char" svg:y="-0.727cm" svg:width="0.901cm" svg:height="1.169cm" draw:z-index="12"><draw:object xlink:href="./Object 14" xlink:type="simple" xlink:show="embed" xlink:actuate="onLoad"/><draw:image xlink:href="./ObjectReplacements/Object 14" xlink:type="simple" xlink:show="embed" xlink:actuate="onLoad"/><svg:desc>formula</svg:desc></draw:frame></text:span><text:span text:style-name="T182">)</text:span><text:span text:style-name="T183">+</text:span><text:span text:style-name="T184">C</text:span><text:span text:style-name="T129">5</text:span><text:span text:style-name="T184">+C</text:span><text:span text:style-name="T129">6</text:span><text:span text:style-name="T184">lgN</text:span><text:span text:style-name="T183">+C</text:span><text:span text:style-name="T131">7</text:span><text:span text:style-name="T183">+C</text:span><text:span text:style-name="T131">8</text:span><text:span text:style-name="T183">+</text:span><text:span text:style-name="T184">C</text:span><text:span text:style-name="T129">9</text:span><text:span text:style-name="T184">+C</text:span><text:span text:style-name="T129">1</text:span><text:span text:style-name="T131">0</text:span><text:span text:style-name="T184">lgN</text:span><text:span text:style-name="T183">+C</text:span><text:span text:style-name="T131">7</text:span><text:span text:style-name="T183">+C</text:span><text:span text:style-name="T131">8</text:span><text:span text:style-name="T183">+C</text:span><text:span text:style-name="T131">11</text:span></text:p>
      <text:p text:style-name="P134"><text:span text:style-name="T131"><text:tab/></text:span><text:span text:style-name="T183">= C</text:span><text:span text:style-name="T131">1</text:span><text:span text:style-name="T183">+2C</text:span><text:span text:style-name="T131">7</text:span><text:span text:style-name="T183">+2C</text:span><text:span text:style-name="T131">8</text:span><text:span text:style-name="T183">+</text:span><text:span text:style-name="T184">C</text:span><text:span text:style-name="T129">9</text:span><text:span text:style-name="T183">+C</text:span><text:span text:style-name="T131">11</text:span><text:span text:style-name="T183">+</text:span><text:span text:style-name="T184">C</text:span><text:span text:style-name="T129">5</text:span><text:span text:style-name="T183">+</text:span><text:span text:style-name="T182">N(</text:span><text:span text:style-name="T188">2</text:span><text:span text:style-name="T185">lgN/</text:span><text:span text:style-name="T188">lg10</text:span><text:span text:style-name="T182">(C</text:span><text:span text:style-name="T128">2</text:span><text:span text:style-name="T181">+C</text:span><text:span text:style-name="T128">3</text:span><text:span text:style-name="T181">N)+</text:span><text:span text:style-name="T180">C</text:span><text:span text:style-name="T130">4</text:span><text:span text:style-name="T182">)</text:span><text:span text:style-name="T182"><draw:frame draw:style-name="fr1" draw:name="Object14" text:anchor-type="as-char" svg:y="-0.727cm" svg:width="1.797cm" svg:height="1.169cm" draw:z-index="13"><draw:object xlink:href="./Object 13" xlink:type="simple" xlink:show="embed" xlink:actuate="onLoad"/><draw:image xlink:href="./ObjectReplacements/Object 13" xlink:type="simple" xlink:show="embed" xlink:actuate="onLoad"/><svg:desc>formula</svg:desc></draw:frame></text:span><text:span text:style-name="T184">+</text:span><text:span text:style-name="T183">(</text:span><text:span text:style-name="T184">C</text:span><text:span text:style-name="T129">6</text:span><text:span text:style-name="T184">+C</text:span><text:span text:style-name="T129">1</text:span><text:span text:style-name="T131">0</text:span><text:span text:style-name="T183">)</text:span><text:span text:style-name="T184">lgN</text:span></text:p>
      <text:p text:style-name="P135"><text:span text:style-name="T184"><text:tab/></text:span><text:span text:style-name="T187">= C</text:span><text:span text:style-name="T134">12</text:span><text:span text:style-name="T187">+ C</text:span><text:span text:style-name="T134">13</text:span><text:span text:style-name="T184">lgN</text:span><text:span text:style-name="T187"> C</text:span><text:span text:style-name="T134">14</text:span><text:span text:style-name="T187">NlgN + C</text:span><text:span text:style-name="T134">3</text:span><text:span text:style-name="T187">N</text:span><text:span text:style-name="T92">2</text:span></text:p>
      <text:p text:style-name="P139"/>
      <text:p text:style-name="P61">Expressing in <text:span text:style-name="T278">Θ </text:span><text:span text:style-name="T64">notation:</text:span></text:p>
      <text:p text:style-name="Preformatted_20_Text">T(N) = <text:s/><text:span text:style-name="T281">Θ</text:span>(N<text:span text:style-name="T81">2</text:span>)</text:p>
      <text:p text:style-name="P104"/>
      <text:p text:style-name="P136"><text:span text:style-name="T187">H</text:span><text:span text:style-name="T176">ere, the dominating term of T(N) expression comes again from the radix sort, this time executed only once, but on a number of elements N</text:span><text:span text:style-name="T90">2.</text:span></text:p>
      <text:p text:style-name="P126"/>
      <text:h text:style-name="P220" text:outline-level="1">f)</text:h>
      <text:p text:style-name="P172">Based on <text:span text:style-name="T282">these results, all Proposals have more or less the same time complexity of N</text:span><text:span text:style-name="T93">2</text:span><text:span text:style-name="T207">, therefore they will all have the same behaviour for large N.</text:span></text:p>
      <text:p text:style-name="P170"><text:span text:style-name="T208">However, under the given constraints,</text:span><text:span text:style-name="T284"> I suggest Proposal 1, as it has less lower terms in the time complexity expression which, for N not necessarily big, could make a difference.</text:span></text:p>
      <text:p text:style-name="P175"><text:span text:style-name="T284">I </text:span><text:span text:style-name="T283">mean to prove this with experimental results.</text:span></text:p>
      <text:h text:style-name="P222" text:outline-level="1">Part 2</text:h>
      <text:p text:style-name="P157">The weak point of the first three proposals is that linear-searching or sorting-then-binary-searching takes a time proportional to the number of elements in the matrix.</text:p>
      <text:p text:style-name="P157">The idea of using an hashtable stems from the capability of the hashtable to perform in <text:span text:style-name="T157">Θ(1), </text:span><text:span text:style-name="T155">provided a proper hashing function is used and a proper organization of the element</text:span><text:span text:style-name="T210">s</text:span><text:span text:style-name="T155"> in the hashtable is done.</text:span></text:p>
      <text:h text:style-name="Heading_20_7" text:outline-level="7"><text:span text:style-name="T155">How to store a </text:span><text:span text:style-name="T210">numeric </text:span><text:span text:style-name="T211">value</text:span><text:span text:style-name="T155">: </text:span><text:span text:style-name="T162">HashtableItem </text:span><text:span text:style-name="T155">class</text:span></text:h>
      <text:p text:style-name="P157"><text:span text:style-name="T155">Considering that we want to search for an element by its value and expect </text:span><text:span text:style-name="T210">in return </text:span><text:span text:style-name="T155">its indices in the matrix, we might create an hashtable where each element has an hash based on the element’s value, and stores the indices as its own value. </text:span><text:span text:style-name="T162">The hashtable’s element’</text:span><text:span text:style-name="T210">s</text:span><text:span text:style-name="T162"> value therefore should actually contain two numeric values, rowIndex and colIndex. This requires a more evoluted data structure than a simple integer, for the hashtable element.</text:span></text:p>
      <text:p text:style-name="P163">I opt for a class, <text:span text:style-name="T287">henceforth</text:span> <text:span text:style-name="T287">named </text:span>HashtableItem, which contains two integers <text:span text:style-name="T71">rowIndex</text:span> and <text:span text:style-name="T71">colIndex</text:span>.</text:p>
      <text:p text:style-name="P177"><text:span text:style-name="T162">I also </text:span><text:span text:style-name="T210">reckon</text:span><text:span text:style-name="T162"> that I might want to store the actual </text:span><text:span text:style-name="T210">numeric </text:span><text:span text:style-name="T162">value into the element, which I might need in case of hashtable extension. In fact, using the element’s value </text:span><text:span text:style-name="T210">only</text:span><text:span text:style-name="T162"> for calculating the hash, without saving it </text:span><text:span text:style-name="T210">along with the element</text:span><text:span text:style-name="T162">, would work for the insertion of the element and the search, but would make not possible an extension, as all the elements in the hashtable would need rehashing, and it is not possible to obtain the original value from the </text:span><text:span text:style-name="T210">current</text:span><text:span text:style-name="T162"> hash. </text:span><text:span text:style-name="T212">That would also make impossible to manage collisions, as it would be practically impossible to distinguish different values ending up having the same hash.</text:span><text:span text:style-name="T162"> Therefore, I add an additional field n</text:span><text:span text:style-name="T213">amed</text:span><text:span text:style-name="T162"> </text:span><text:span text:style-name="T214">value</text:span><text:span text:style-name="T162"> to my class.</text:span></text:p>
      <text:p text:style-name="P169">Also, when the hashtable is created, an empty instance of the HashtableItem class is created per bucket. This means I need to keep track whether <text:span text:style-name="T225">each</text:span> instance is empty or contains a value. I add another boolean field called isNull. This field is initialized to true. When values are finally assigned to an instance, the isNull value is set to false.</text:p>
      <text:p text:style-name="P169">This value is then checked whenever I need to access the elements’ content, such as in the expand method, where I need to rehash all the (non-null) elements of the hashtable.</text:p>
      <text:p text:style-name="P163">My Hashtable<text:span text:style-name="T226">Item</text:span> declaration is therefore the following (in C++):</text:p>
      <text:p text:style-name="P163"/>
      <text:p text:style-name="P95">class HashtableItem{</text:p>
      <text:p text:style-name="P95">public:</text:p>
      <text:p text:style-name="P95"><text:soft-page-break/><text:s text:c="4"/>HashtableItem() : m_isNull{true}{}</text:p>
      <text:p text:style-name="P96"><text:s text:c="4"/>HashtableItem(</text:p>
      <text:p text:style-name="P96"><text:tab/><text:tab/>unsigned int value, </text:p>
      <text:p text:style-name="P96"><text:tab/><text:tab/>unsigned int rowIndex, </text:p>
      <text:p text:style-name="P96"><text:tab/><text:tab/>unsigned int colIndex):</text:p>
      <text:p text:style-name="P96"><text:tab/><text:tab/><text:tab/>m_isNull{false}, </text:p>
      <text:p text:style-name="P96"><text:tab/><text:tab/><text:tab/>m_value{value}, </text:p>
      <text:p text:style-name="P96"><text:tab/><text:tab/><text:tab/>m_rowIndex{rowIndex}, </text:p>
      <text:p text:style-name="P96"><text:tab/><text:tab/><text:tab/>m_colIndex{colIndex}{}</text:p>
      <text:p text:style-name="P95"><text:s text:c="4"/>~HashtableItem() = default;</text:p>
      <text:p text:style-name="P95"><text:s text:c="4"/></text:p>
      <text:p text:style-name="P95"><text:s text:c="4"/>/** True is the instance does not contain values</text:p>
      <text:p text:style-name="P95"><text:s text:c="4"/>* False if the instance contains values */</text:p>
      <text:p text:style-name="P95"><text:s text:c="4"/>bool isNull() const{ return m_isNull; }</text:p>
      <text:p text:style-name="P95"/>
      <text:p text:style-name="P95"><text:s text:c="4"/>/** Set the instance to null values */</text:p>
      <text:p text:style-name="P95"><text:s text:c="4"/>void setNull() { m_isNull = true; }</text:p>
      <text:p text:style-name="P95"/>
      <text:p text:style-name="P95"><text:s text:c="4"/>/** Return the value */</text:p>
      <text:p text:style-name="P95"><text:s text:c="4"/>unsigned int getValue() const { return m_value; }</text:p>
      <text:p text:style-name="P95"/>
      <text:p text:style-name="P95"><text:s text:c="4"/>/** Set the values at once */</text:p>
      <text:p text:style-name="P95"><text:s text:c="4"/>void set(unsigned int value, unsigned int rowIndex, unsigned int colIndex) {</text:p>
      <text:p text:style-name="P95"><text:s text:c="8"/>m_value = value;</text:p>
      <text:p text:style-name="P95"><text:s text:c="8"/>m_rowIndex = rowIndex;</text:p>
      <text:p text:style-name="P95"><text:s text:c="8"/>m_colIndex = colIndex;</text:p>
      <text:p text:style-name="P95"><text:s text:c="8"/>m_isNull = false;</text:p>
      <text:p text:style-name="P95"><text:s text:c="4"/>}</text:p>
      <text:p text:style-name="P95"/>
      <text:p text:style-name="P95"><text:s text:c="4"/>/** return RowIndex */</text:p>
      <text:p text:style-name="P95"><text:s text:c="4"/>unsigned int getRowIndex() const { return m_rowIndex; }</text:p>
      <text:p text:style-name="P95"/>
      <text:p text:style-name="P95"><text:s text:c="4"/>/** return ColIndex */</text:p>
      <text:p text:style-name="P95"><text:s text:c="4"/>unsigned int getColIndex() const { return m_colIndex; }</text:p>
      <text:p text:style-name="P95"/>
      <text:p text:style-name="P95">private:</text:p>
      <text:p text:style-name="P95"><text:s text:c="4"/>bool m_isNull;</text:p>
      <text:p text:style-name="P95"><text:s text:c="4"/>unsigned int m_value;</text:p>
      <text:p text:style-name="P95"><text:s text:c="4"/>unsigned int m_rowIndex;</text:p>
      <text:p text:style-name="P95"><text:s text:c="4"/>unsigned int m_colIndex;</text:p>
      <text:p text:style-name="P95">};</text:p>
      <text:p text:style-name="P163"/>
      <text:h text:style-name="P234" text:outline-level="7">Hashtable</text:h>
      <text:p text:style-name="P273">The hashtable implementation I will be using in my proposal is a custom, simple version of a Hashtable, which is capable to allocate space to contain the necessary number of buckets, insert elements into buckets and find an element <text:span text:style-name="T295">previously inserted</text:span>.</text:p>
      <text:p text:style-name="P274">The constructor accepts three parameters m_a, m_b and m_mod, which are used to define the hash function </text:p>
      <text:p text:style-name="Preformatted_20_Text">hash = (a*value+b) mod m_mod</text:p>
      <text:p text:style-name="P274">The m_mod parameter also defines the number of buckets that will be created.</text:p>
      <text:p text:style-name="P274"><text:soft-page-break/>The data structure used by the hashtable to store its elements is a dynamic vector, initialized to a number of null pointers to HashtableItem elements equal to m_mod.</text:p>
      <text:p text:style-name="P275">When an element is inserted, the hash is calculated and the array location [hash] is accessed. If the pointer is a null pointer, a new pointer to the new element is just added in that location. If there is already a chain of elements in that location (modeled via a linked list), <text:span text:style-name="T296">a new chain link is added as the new head of the list.</text:span> </text:p>
      <text:p text:style-name="P276">The number of buckets created determines the number of collisions that will occur, which will determine the access time during a search.</text:p>
      <text:p text:style-name="P276">In fact, when the hashtable is searched for an element, the hash of the element is calculated and the corresponding location in the array is accessed. If there is no elements in that position, it means the element is not in the hashtable. If a non null element is found, all the links of the chain are probed to see which has the same value as the element searched. If one is found, its rowIndex and colIndex values are returned.</text:p>
      <text:p text:style-name="P277"><text:span text:style-name="T296">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209">Θ(1)</text:span><text:span text:style-name="T296">.</text:span></text:p>
      <text:p text:style-name="P270"/>
      <text:p text:style-name="P277"><text:span text:style-name="T219">The Best-case scenario, </text:span><text:span text:style-name="T223">happens </text:span><text:span text:style-name="T219">when t</text:span><text:span text:style-name="T223">he searched element is located alone in a</text:span><text:span text:style-name="T219"> basket, </text:span><text:span text:style-name="T223">so that it is found immediately accessing the array position determined by the hash value. It </text:span><text:span text:style-name="T219">has </text:span><text:span text:style-name="T220">running time of </text:span><text:span text:style-name="T157">Θ(1).</text:span></text:p>
      <text:p text:style-name="P271"><text:span text:style-name="T109">Worst-case scenario, happens when all elements have the same hash value and therefore they all end up into the same basket. The searched element has the same hash value too, but it is not in the bucket. In this case, the hash value is calculated, the array position is accessed and the entire linked list is scrolled until the end is reached. This </text:span>has running time of <text:span text:style-name="T109">Θ(N</text:span><text:span text:style-name="T98">2</text:span><text:span text:style-name="T109">). </text:span></text:p>
      <text:p text:style-name="P271"><text:span text:style-name="T109">This extreme and unlikely situation can be avoided with an ad hoc choice of the initial parameters m_a, m_b, m_mod, and implementing a re-hash functionality that redistribute the elements based on the new values used by the hash function.</text:span></text:p>
      <text:h text:style-name="Heading_20_7" text:outline-level="7"><text:span text:style-name="T215"/></text:h>
      <text:h text:style-name="Heading_20_7" text:outline-level="7">Hashtable pseudo code</text:h>
      <text:p text:style-name="P165">All the instance variables of the Hashtable class are prefixed with <text:span text:style-name="T227">m_.</text:span></text:p>
      <text:p text:style-name="P109"><text:span text:style-name="T163">** T</text:span><text:span text:style-name="T164">his is a comment</text:span><text:span text:style-name="T163"> *</text:span></text:p>
      <text:p text:style-name="P164"><text:soft-page-break/></text:p>
      <text:p text:style-name="P110">** Calculate the hash of key modulus size *</text:p>
      <text:p text:style-name="P108"><text:span text:style-name="T63">f</text:span><text:span text:style-name="T9">unction</text:span><text:span text:style-name="T25"> hash(key)</text:span></text:p>
      <text:p text:style-name="P108"><text:span text:style-name="T25"><text:tab/></text:span><text:span text:style-name="T9">return </text:span><text:span text:style-name="T11">(</text:span><text:span text:style-name="T39">m_a * </text:span><text:span text:style-name="T25">key </text:span><text:span text:style-name="T39">+ m_b)</text:span><text:span text:style-name="T25"> </text:span><text:span text:style-name="T195">m</text:span><text:span text:style-name="T196">od</text:span><text:span text:style-name="T25"> </text:span><text:span text:style-name="T51">m_</text:span><text:span text:style-name="T56">mod</text:span></text:p>
      <text:p text:style-name="P34">end function</text:p>
      <text:p text:style-name="P34"><text:span text:style-name="T25"/></text:p>
      <text:p text:style-name="P34"/>
      <text:p text:style-name="P244"><text:span text:style-name="T71">** </text:span><text:span text:style-name="T73">Insert (value, rowIndex, colIndex) into buckets *</text:span></text:p>
      <text:p text:style-name="P86">** <text:span text:style-name="T228">buckets: array of HashtableItem *</text:span></text:p>
      <text:p text:style-name="P86">** <text:span text:style-name="T228">size: size of buckets *</text:span></text:p>
      <text:p text:style-name="P86">** <text:span text:style-name="T228">value, rowIndex, colIndex: value and its position in the matrix *</text:span></text:p>
      <text:p text:style-name="P35">function <text:span text:style-name="T26">s_</text:span><text:span text:style-name="T14">insert(value, rowIndex, colIndex)</text:span></text:p>
      <text:p text:style-name="P35"><text:span text:style-name="T74"><text:tab/></text:span><text:span text:style-name="T14">hashValue </text:span><text:span text:style-name="T15">←</text:span><text:span text:style-name="T14"> hash(value)</text:span></text:p>
      <text:p text:style-name="P245"/>
      <text:p text:style-name="P246"><text:tab/><text:span text:style-name="T297">newItem ← new HashtableItem(value, rowIndex, colIndex)</text:span></text:p>
      <text:p text:style-name="P246"/>
      <text:p text:style-name="P246"><text:tab/><text:span text:style-name="T11">if </text:span><text:span text:style-name="T297">m_buckets[hashValue] != NULL </text:span><text:span text:style-name="T11">then</text:span></text:p>
      <text:p text:style-name="P246"><text:span text:style-name="T11"><text:tab/></text:span><text:span text:style-name="T297"><text:tab/>newItem.next ← m_buckets[hashValue]</text:span></text:p>
      <text:p text:style-name="P246"><text:span text:style-name="T11"><text:tab/>end if</text:span></text:p>
      <text:p text:style-name="P246"><text:span text:style-name="T11"><text:tab/></text:span><text:span text:style-name="T297">m_buckets[hashValue] ← <text:s/>newItem.next</text:span></text:p>
      <text:p text:style-name="P246"/>
      <text:p text:style-name="P238"><text:span text:style-name="T14"><text:tab/></text:span><text:span text:style-name="T39">m_itemCount ← <text:s/>m_itemCount + 1</text:span></text:p>
      <text:p text:style-name="P35">end function</text:p>
      <text:p text:style-name="P34"/>
      <text:p text:style-name="P34"/>
      <text:p text:style-name="P86">** <text:span text:style-name="T230">Find a value in the hashtable *</text:span></text:p>
      <text:p text:style-name="P36">function <text:span text:style-name="T14">find(value)</text:span></text:p>
      <text:p text:style-name="P36"><text:span text:style-name="T14"><text:tab/>hashValue </text:span><text:span text:style-name="T15">← </text:span><text:span text:style-name="T14">hash(value)</text:span></text:p>
      <text:p text:style-name="P36"><text:span text:style-name="T14"/></text:p>
      <text:p text:style-name="P240"><text:span text:style-name="T14"><text:tab/></text:span><text:span text:style-name="T40">ptr </text:span><text:span text:style-name="T39">←</text:span><text:span text:style-name="T40"> </text:span><text:span text:style-name="T14">m_buckets[hashValue]</text:span></text:p>
      <text:p text:style-name="P242"><text:tab/>while<text:span text:style-name="T14"> ptr &lt;&gt; NULL </text:span>do</text:p>
      <text:p text:style-name="P242"><text:span text:style-name="T14"><text:tab/><text:tab/></text:span>if <text:span text:style-name="T14">ptr.getValue() = value </text:span>then</text:p>
      <text:p text:style-name="P249"><text:span text:style-name="T12"><text:tab/><text:tab/><text:tab/></text:span><text:span text:style-name="T40">return </text:span><text:span text:style-name="T27">pair(</text:span><text:span text:style-name="T55">p</text:span><text:span text:style-name="T57">tr</text:span><text:span text:style-name="T27">.getRowIndex(), </text:span><text:span text:style-name="T55">p</text:span><text:span text:style-name="T57">tr</text:span><text:span text:style-name="T27">.getColIndex())</text:span></text:p>
      <text:p text:style-name="P242"><text:tab/><text:tab/>end if</text:p>
      <text:p text:style-name="P242"><text:tab/><text:tab/><text:span text:style-name="T14">ptr </text:span><text:span text:style-name="T15">←</text:span><text:span text:style-name="T14"> ptr.next()</text:span></text:p>
      <text:p text:style-name="P242"><text:span text:style-name="T14"><text:tab/></text:span>end while</text:p>
      <text:p text:style-name="P242"/>
      <text:p text:style-name="P240"><text:span text:style-name="T229"><text:tab/>return </text:span><text:span text:style-name="T27">pair(-1, -1)</text:span></text:p>
      <text:p text:style-name="P36">end function</text:p>
      <text:p text:style-name="P178"/>
      <text:p text:style-name="P178"/>
      <text:p text:style-name="P179">Time complexity analysis for best and worst case scenarios</text:p>
      <text:p text:style-name="P179">Note: some variable names have been shortened to make room for the time-complexity analysis.</text:p>
      <text:p text:style-name="P87"/>
      <text:p text:style-name="P241">function <text:span text:style-name="T14">find(value)</text:span></text:p>
      <text:p text:style-name="P241"><text:span text:style-name="T14"><text:tab/>hashValue </text:span><text:span text:style-name="T15">← </text:span><text:span text:style-name="T14">hash(value)<text:tab/><text:tab/><text:tab/><text:tab/><text:tab/></text:span><text:span text:style-name="T41">C</text:span><text:span text:style-name="T121">1</text:span><text:span text:style-name="T14"><text:tab/><text:tab/><text:tab/></text:span></text:p>
      <text:p text:style-name="P241"><text:span text:style-name="T14"/></text:p>
      <text:p text:style-name="P241"><text:span text:style-name="T14"><text:tab/></text:span><text:span text:style-name="T40">ptr </text:span><text:span text:style-name="T39">←</text:span><text:span text:style-name="T40"> </text:span><text:span text:style-name="T14">m_buckets[hashValue]<text:tab/><text:tab/><text:tab/><text:tab/></text:span><text:span text:style-name="T41">C</text:span><text:span text:style-name="T121">2</text:span></text:p>
      <text:p text:style-name="P243"><text:tab/>while<text:span text:style-name="T14"> ptr &lt;&gt; NULL </text:span>do<text:tab/><text:tab/><text:tab/><text:tab/><text:tab/><text:span text:style-name="T41">k*C</text:span><text:span text:style-name="T121">3</text:span></text:p>
      <text:p text:style-name="P243"><text:span text:style-name="T14"><text:tab/><text:tab/></text:span>if <text:span text:style-name="T14">ptr.getValue() = value </text:span>then<text:tab/><text:tab/><text:span text:style-name="T41">k*C</text:span><text:span text:style-name="T121">4</text:span></text:p>
      <text:p text:style-name="P250"><text:span text:style-name="T12"><text:tab/><text:tab/><text:tab/></text:span><text:span text:style-name="T40">return </text:span><text:span text:style-name="T27">pair(</text:span></text:p>
      <text:p text:style-name="P250"><text:soft-page-break/><text:span text:style-name="T55"><text:tab/><text:tab/><text:tab/><text:tab/>p</text:span><text:span text:style-name="T57">tr</text:span><text:span text:style-name="T27">.getRowIndex(), </text:span></text:p>
      <text:p text:style-name="P250"><text:span text:style-name="T55"><text:tab/><text:tab/><text:tab/><text:tab/>p</text:span><text:span text:style-name="T57">tr</text:span><text:span text:style-name="T27">.getColIndex())<text:tab/><text:tab/></text:span><text:span text:style-name="T41">C</text:span><text:span text:style-name="T121">5</text:span></text:p>
      <text:p text:style-name="P243"><text:tab/><text:tab/>end if</text:p>
      <text:p text:style-name="P243"><text:tab/><text:tab/><text:span text:style-name="T14">ptr </text:span><text:span text:style-name="T15">←</text:span><text:span text:style-name="T14"> ptr.next()<text:tab/><text:tab/><text:tab/><text:tab/><text:tab/></text:span><text:span text:style-name="T41">k*C</text:span><text:span text:style-name="T121">6</text:span></text:p>
      <text:p text:style-name="P243"><text:span text:style-name="T14"><text:tab/></text:span>end while</text:p>
      <text:p text:style-name="P243"><text:tab/></text:p>
      <text:p text:style-name="P241"><text:span text:style-name="T229"><text:tab/>return </text:span><text:span text:style-name="T27">pair(-1, -1)<text:tab/><text:tab/><text:tab/><text:tab/><text:tab/></text:span><text:span text:style-name="T41">C</text:span><text:span text:style-name="T121">7</text:span></text:p>
      <text:p text:style-name="P241"><text:span text:style-name="T14">end function</text:span></text:p>
      <text:p text:style-name="P247"/>
      <text:p text:style-name="P248">k depends on how long the linked list is.</text:p>
      <text:p text:style-name="P248">In the best-case scenario k = 1, whereas in the worst-case scenario k = N<text:span text:style-name="T81">2</text:span><text:span text:style-name="T155">.</text:span></text:p>
      <text:p text:style-name="P248"><text:span text:style-name="T155"/></text:p>
      <text:p text:style-name="P248"><text:span text:style-name="T155">However, the worst case scenario can be avoided in a few ways, such as selecting appropriate values for m_a, m_b and m_mod that optimally distribute the values into the buckets, and/or setting the highest possible value for m_mod, based on the space-complexity requirements, or implementing an extend-and-rehash functionality, triggered automatically when a chain reaches a predetermined depth. </text:span></text:p>
      <text:p text:style-name="P171"/>
      <text:p text:style-name="P278">In the best case scenario the time complexity is given by</text:p>
      <text:p text:style-name="P279"><text:span text:style-name="T298">T(N) = C</text:span><text:span text:style-name="T149">1</text:span><text:span text:style-name="T288">+C</text:span><text:span text:style-name="T149">2</text:span><text:span text:style-name="T288">+C</text:span><text:span text:style-name="T149">3</text:span><text:span text:style-name="T222">+C</text:span><text:span text:style-name="T154">4</text:span><text:span text:style-name="T222">+C</text:span><text:span text:style-name="T154">5</text:span><text:span text:style-name="T288"> = C</text:span><text:span text:style-name="T149">0</text:span><text:span text:style-name="T221"> </text:span><text:span text:style-name="T222">or, e</text:span>xpressing in Θ notation: T(N) = Θ(1)</text:p>
      <text:p text:style-name="P251">In the worst case scenario the time complexity is given by</text:p>
      <text:p text:style-name="P251"/>
      <text:p text:style-name="P272"><text:span text:style-name="T298">T(N) = C</text:span><text:span text:style-name="T111">1</text:span>+C<text:span text:style-name="T111">2</text:span>+<text:span text:style-name="T298">N</text:span><text:span text:style-name="T99">2</text:span>C<text:span text:style-name="T111">3</text:span><text:span text:style-name="T298">+N</text:span><text:span text:style-name="T99">2</text:span><text:span text:style-name="T298">C</text:span><text:span text:style-name="T154">4</text:span><text:span text:style-name="T298">+N</text:span><text:span text:style-name="T99">2</text:span><text:span text:style-name="T298">C</text:span><text:span text:style-name="T154">6</text:span><text:span text:style-name="T298">+C</text:span><text:span text:style-name="T154">7</text:span><text:span text:style-name="T298"> = C</text:span><text:span text:style-name="T154">8</text:span><text:span text:style-name="T298">+C</text:span><text:span text:style-name="T154">9</text:span><text:span text:style-name="T298">N</text:span><text:span text:style-name="T99">2</text:span></text:p>
      <text:p text:style-name="P174">The worst-case scenario happens when the searched element is not in the matrix, or when the element has been inserted exactly m_Size positions far from the one determined by its hash, due to collisions with other elements previously allocated.</text:p>
      <text:p text:style-name="P174">In the case of element not found:</text:p>
      <text:p text:style-name="P181"><text:span text:style-name="T286">T(N) = C</text:span><text:span text:style-name="T151">1</text:span><text:span text:style-name="T286">+C</text:span><text:span text:style-name="T151">2</text:span><text:span text:style-name="T286">+C</text:span><text:span text:style-name="T151">3</text:span><text:span text:style-name="T286">+C</text:span><text:span text:style-name="T151">4</text:span><text:span text:style-name="T286">+(N</text:span><text:span text:style-name="T95">2</text:span><text:span text:style-name="T286">+1)C</text:span><text:span text:style-name="T151">5</text:span><text:span text:style-name="T286">+N</text:span><text:span text:style-name="T95">2</text:span><text:span text:style-name="T286">C</text:span><text:span text:style-name="T151">6</text:span><text:span text:style-name="T286">+C</text:span><text:span text:style-name="T151">7</text:span><text:span text:style-name="T286">+C</text:span><text:span text:style-name="T151">8</text:span><text:span text:style-name="T286"> = C</text:span><text:span text:style-name="T151">11</text:span><text:span text:style-name="T286">+C</text:span><text:span text:style-name="T151">12</text:span><text:span text:style-name="T286">N</text:span><text:span text:style-name="T95">2</text:span></text:p>
      <text:p text:style-name="P174">In the case of element found m_Size positions far away:</text:p>
      <text:p text:style-name="P180"><text:span text:style-name="T285">T(N) = C</text:span><text:span text:style-name="T150">1</text:span><text:span text:style-name="T285">+C</text:span><text:span text:style-name="T150">2</text:span><text:span text:style-name="T285">+C</text:span><text:span text:style-name="T150">3</text:span><text:span text:style-name="T285">+C</text:span><text:span text:style-name="T150">4</text:span><text:span text:style-name="T285">+(N</text:span><text:span text:style-name="T94">2</text:span><text:span text:style-name="T285">+1)C</text:span><text:span text:style-name="T150">5</text:span><text:span text:style-name="T285">+N</text:span><text:span text:style-name="T94">2</text:span><text:span text:style-name="T285">C</text:span><text:span text:style-name="T150">6</text:span><text:span text:style-name="T285">+C</text:span><text:span text:style-name="T150">9</text:span><text:span text:style-name="T285">+C</text:span><text:span text:style-name="T150">10</text:span><text:span text:style-name="T285"> = C</text:span><text:span text:style-name="T150">13</text:span><text:span text:style-name="T285"> + C</text:span><text:span text:style-name="T152">12</text:span><text:span text:style-name="T285">N</text:span><text:span text:style-name="T94">2</text:span></text:p>
      <text:p text:style-name="P171">Expressing in Θ notation: T(N) = Θ(N<text:span text:style-name="T81">2</text:span>)</text:p>
      <text:p text:style-name="P280"><text:span text:style-name="T155"/></text:p>
      <text:p text:style-name="P173"><text:span text:style-name="T155">However, considering that this worst case scenario is not really likely to happen, </text:span><text:span text:style-name="T223">especially in our case with our constraints that keep the matrix size within certain values. Moreover, we know how many items will be added and which values they will have,</text:span><text:span text:style-name="T155"> </text:span><text:span text:style-name="T223">so we can set the hashtable so to not have any collision at all. In the light of all </text:span><text:span text:style-name="T155">this, </text:span><text:span text:style-name="T223">this</text:span><text:span text:style-name="T155"> solutions turns out to be </text:span><text:span text:style-name="T223">way more performant</text:span><text:span text:style-name="T155"> than </text:span><text:span text:style-name="T216">Proposals 1-3.</text:span></text:p>
      <text:p text:style-name="P166"/>
      <text:h text:style-name="P223" text:outline-level="1">Tests</text:h>
      <text:h text:style-name="P227" text:outline-level="2">Proposal 2</text:h>
      <text:p text:style-name="P281">Test <text:span text:style-name="T291">to determine</text:span> which sorting algorithm works better among custom radix sort and std::sort <text:span text:style-name="T299">(algorithm provided by the C++ standard library)</text:span></text:p>
      <text:p text:style-name="P186">Worst-case scenario: Search for an element not in the matri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4">N</text:p>
          </table:table-cell>
          <table:table-cell table:style-name="Table1.A1" office:value-type="string">
            <text:p text:style-name="P195">Radix sort</text:p>
          </table:table-cell>
          <table:table-cell table:style-name="Table1.A1" office:value-type="string">
            <text:p text:style-name="P195">Std::sort</text:p>
          </table:table-cell>
          <table:table-cell table:style-name="Table1.D1" office:value-type="string">
            <text:p text:style-name="P256">Ratio Radix sort/std:sort</text:p>
          </table:table-cell>
        </table:table-row>
        <table:table-row>
          <table:table-cell table:style-name="Table1.A2" office:value-type="string">
            <text:p text:style-name="P201">1</text:p>
          </table:table-cell>
          <table:table-cell table:style-name="Table1.A2" office:value-type="string">
            <text:p text:style-name="P202">6<text:span text:style-name="T279">μ</text:span><text:span text:style-name="T290">s</text:span></text:p>
          </table:table-cell>
          <table:table-cell table:style-name="Table1.A2" office:value-type="string">
            <text:p text:style-name="P202">1.5<text:span text:style-name="T279">μ</text:span><text:span text:style-name="T290">s</text:span></text:p>
          </table:table-cell>
          <table:table-cell table:style-name="Table1.D2" office:value-type="string">
            <text:p text:style-name="P256">4</text:p>
          </table:table-cell>
        </table:table-row>
        <table:table-row>
          <table:table-cell table:style-name="Table1.A2" office:value-type="string">
            <text:p text:style-name="P194">10</text:p>
          </table:table-cell>
          <table:table-cell table:style-name="Table1.A2" office:value-type="string">
            <text:p text:style-name="P196"><text:span text:style-name="T289">55</text:span><text:span text:style-name="T279">μ</text:span><text:span text:style-name="T290">s</text:span></text:p>
          </table:table-cell>
          <table:table-cell table:style-name="Table1.A2" office:value-type="string">
            <text:p text:style-name="P197"><text:span text:style-name="T289">10</text:span><text:span text:style-name="T279">μ</text:span><text:span text:style-name="T290">s</text:span></text:p>
          </table:table-cell>
          <table:table-cell table:style-name="Table1.D2" office:value-type="string">
            <text:p text:style-name="P256">5.5</text:p>
          </table:table-cell>
        </table:table-row>
        <table:table-row>
          <table:table-cell table:style-name="Table1.A2" office:value-type="string">
            <text:p text:style-name="P194">100</text:p>
          </table:table-cell>
          <table:table-cell table:style-name="Table1.A2" office:value-type="string">
            <text:p text:style-name="P196"><text:span text:style-name="T289">3800</text:span><text:span text:style-name="T279">μ</text:span><text:span text:style-name="T290">s</text:span></text:p>
          </table:table-cell>
          <table:table-cell table:style-name="Table1.A2" office:value-type="string">
            <text:p text:style-name="P197"><text:span text:style-name="T289">1550</text:span><text:span text:style-name="T279">μ</text:span><text:span text:style-name="T290">s</text:span></text:p>
          </table:table-cell>
          <table:table-cell table:style-name="Table1.D2" office:value-type="string">
            <text:p text:style-name="P256">2.45</text:p>
          </table:table-cell>
        </table:table-row>
        <table:table-row>
          <table:table-cell table:style-name="Table1.A2" office:value-type="string">
            <text:p text:style-name="P194">1000</text:p>
          </table:table-cell>
          <table:table-cell table:style-name="Table1.A2" office:value-type="string">
            <text:p text:style-name="P218">260ms</text:p>
          </table:table-cell>
          <table:table-cell table:style-name="Table1.A2" office:value-type="string">
            <text:p text:style-name="P200">120ms</text:p>
          </table:table-cell>
          <table:table-cell table:style-name="Table1.D2" office:value-type="string">
            <text:p text:style-name="P256">2.16</text:p>
          </table:table-cell>
        </table:table-row>
        <table:table-row>
          <table:table-cell table:style-name="Table1.A2" office:value-type="string">
            <text:p text:style-name="P194">10000</text:p>
          </table:table-cell>
          <table:table-cell table:style-name="Table1.A2" office:value-type="string">
            <text:p text:style-name="P217">34632ms</text:p>
          </table:table-cell>
          <table:table-cell table:style-name="Table1.A2" office:value-type="string">
            <text:p text:style-name="P199">17772ms</text:p>
          </table:table-cell>
          <table:table-cell table:style-name="Table1.D2" office:value-type="string">
            <text:p text:style-name="P256">1.95</text:p>
          </table:table-cell>
        </table:table-row>
      </table:table>
      <text:p text:style-name="P182"/>
      <text:p text:style-name="P282">These results are a bit unexpected, as the std::sort is known to have a time-complexity of <text:span text:style-name="T300">Θ(nlogn), whereas Radix sort Θ(N).</text:span></text:p>
      <text:p text:style-name="P282"><text:span text:style-name="T300">This difference might be due to the high optimization of the std::sort algorithm and perhaps to the effect of the lower order terms in the expression of the time complexity for the radix sort along with higher values for the constants.</text:span></text:p>
      <text:p text:style-name="P282">However, he ratio shows that increasing N, Radix sort performance improves respect to std::sort.</text:p>
      <text:p text:style-name="P184"><text:span text:style-name="T301">Considering this constraints, in a real world application I would go for the std::sort algorithm, but in this assignment, </text:span>I will opt for my custom Radix sort.</text:p>
      <text:h text:style-name="Heading_20_2" text:outline-level="2">Proposal 3</text:h>
      <text:p text:style-name="P183">Test <text:span text:style-name="T291">to determine</text:span> which sorting algorithm works better among custom radix sort and std::sort.</text:p>
      <text:p text:style-name="P186">Worst-case scenario: Search for an element not in the matri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3">N</text:p>
          </table:table-cell>
          <table:table-cell table:style-name="Table2.A1" office:value-type="string">
            <text:p text:style-name="P204">Radix sort</text:p>
          </table:table-cell>
          <table:table-cell table:style-name="Table2.A1" office:value-type="string">
            <text:p text:style-name="P204">Std::sort</text:p>
          </table:table-cell>
          <table:table-cell table:style-name="Table2.D1" office:value-type="string">
            <text:p text:style-name="P257">Ratio Radix sort/std:sort</text:p>
          </table:table-cell>
        </table:table-row>
        <table:table-row>
          <table:table-cell table:style-name="Table2.A2" office:value-type="string">
            <text:p text:style-name="P203">1</text:p>
          </table:table-cell>
          <table:table-cell table:style-name="Table2.A2" office:value-type="string">
            <text:p text:style-name="P204">5.5<text:span text:style-name="T279">μ</text:span><text:span text:style-name="T289">s</text:span></text:p>
          </table:table-cell>
          <table:table-cell table:style-name="Table2.A2" office:value-type="string">
            <text:p text:style-name="P206">1<text:span text:style-name="T279">μ</text:span><text:span text:style-name="T289">s</text:span></text:p>
          </table:table-cell>
          <table:table-cell table:style-name="Table2.D2" office:value-type="string">
            <text:p text:style-name="P258">5.5</text:p>
          </table:table-cell>
        </table:table-row>
        <table:table-row>
          <table:table-cell table:style-name="Table2.A2" office:value-type="string">
            <text:p text:style-name="P203">10</text:p>
          </table:table-cell>
          <table:table-cell table:style-name="Table2.A2" office:value-type="string">
            <text:p text:style-name="P204">29<text:span text:style-name="T279">μ</text:span><text:span text:style-name="T289">s</text:span></text:p>
          </table:table-cell>
          <table:table-cell table:style-name="Table2.A2" office:value-type="string">
            <text:p text:style-name="P206">20<text:span text:style-name="T279">μ</text:span><text:span text:style-name="T289">s</text:span></text:p>
          </table:table-cell>
          <table:table-cell table:style-name="Table2.D2" office:value-type="string">
            <text:p text:style-name="P258">1.45</text:p>
          </table:table-cell>
        </table:table-row>
        <table:table-row>
          <table:table-cell table:style-name="Table2.A2" office:value-type="string">
            <text:p text:style-name="P203">100</text:p>
          </table:table-cell>
          <table:table-cell table:style-name="Table2.A2" office:value-type="string">
            <text:p text:style-name="P205">3214<text:span text:style-name="T279">μ</text:span><text:span text:style-name="T289">s</text:span></text:p>
          </table:table-cell>
          <table:table-cell table:style-name="Table2.A2" office:value-type="string">
            <text:p text:style-name="P206">3012<text:span text:style-name="T279">μ</text:span><text:span text:style-name="T289">s</text:span></text:p>
          </table:table-cell>
          <table:table-cell table:style-name="Table2.D2" office:value-type="string">
            <text:p text:style-name="P258">1.07</text:p>
          </table:table-cell>
        </table:table-row>
        <table:table-row>
          <table:table-cell table:style-name="Table2.A2" office:value-type="string">
            <text:p text:style-name="P203">1000</text:p>
          </table:table-cell>
          <table:table-cell table:style-name="Table2.A2" office:value-type="string">
            <text:p text:style-name="P205">277ms</text:p>
          </table:table-cell>
          <table:table-cell table:style-name="Table2.A2" office:value-type="string">
            <text:p text:style-name="P253"><text:span text:style-name="T274">261ms</text:span></text:p>
          </table:table-cell>
          <table:table-cell table:style-name="Table2.D2" office:value-type="string">
            <text:p text:style-name="P258">1.06</text:p>
          </table:table-cell>
        </table:table-row>
        <table:table-row>
          <table:table-cell table:style-name="Table2.A2" office:value-type="string">
            <text:p text:style-name="P203">10000</text:p>
          </table:table-cell>
          <table:table-cell table:style-name="Table2.A2" office:value-type="string">
            <text:p text:style-name="P205">40430ms</text:p>
          </table:table-cell>
          <table:table-cell table:style-name="Table2.A2" office:value-type="string">
            <text:p text:style-name="P253"><text:span text:style-name="T274">38805ms</text:span></text:p>
          </table:table-cell>
          <table:table-cell table:style-name="Table2.D2" office:value-type="string">
            <text:p text:style-name="P258">1.04</text:p>
          </table:table-cell>
        </table:table-row>
      </table:table>
      <text:p text:style-name="P185"><text:soft-page-break/></text:p>
      <text:p text:style-name="P187">These results show approximately the same behaviour in the time growth functions.</text:p>
      <text:p text:style-name="P187"/>
      <text:h text:style-name="P230" text:outline-level="2">Proposal 4</text:h>
      <text:p text:style-name="P188">Test to determine the effect of the size of the buckets collection on the search time.</text:p>
      <text:p text:style-name="P188">Worst case scenario: last element in the linked-list</text:p>
      <table:table table:name="Table4" table:style-name="Table4">
        <table:table-column table:style-name="Table4.A" table:number-columns-repeated="3"/>
        <table:table-column table:style-name="Table4.D"/>
        <table:table-row>
          <table:table-cell table:style-name="Table4.A1" office:value-type="string">
            <text:p text:style-name="P203">N</text:p>
          </table:table-cell>
          <table:table-cell table:style-name="Table4.A1" office:value-type="string">
            <text:p text:style-name="P207">Bucket size: N</text:p>
          </table:table-cell>
          <table:table-cell table:style-name="Table4.A1" office:value-type="string">
            <text:p text:style-name="P207">Bucket size: <text:span text:style-name="T280">⌈</text:span>N<text:span text:style-name="T81">2</text:span>/2<text:span text:style-name="T280">⌉</text:span></text:p>
          </table:table-cell>
          <table:table-cell table:style-name="Table4.D1" office:value-type="string">
            <text:p text:style-name="P207">Bucket size: N<text:span text:style-name="T81">2</text:span></text:p>
          </table:table-cell>
        </table:table-row>
        <table:table-row>
          <table:table-cell table:style-name="Table4.A2" office:value-type="string">
            <text:p text:style-name="P203">1</text:p>
          </table:table-cell>
          <table:table-cell table:style-name="Table4.A2" office:value-type="string">
            <text:p text:style-name="P207">2206ns</text:p>
          </table:table-cell>
          <table:table-cell table:style-name="Table4.A2" office:value-type="string">
            <text:p text:style-name="P207">2206ns</text:p>
          </table:table-cell>
          <table:table-cell table:style-name="Table4.D2" office:value-type="string">
            <text:p text:style-name="P198"><text:span text:style-name="T273">1</text:span><text:span text:style-name="T272">739</text:span><text:span text:style-name="T273">ns</text:span></text:p>
          </table:table-cell>
        </table:table-row>
        <table:table-row>
          <table:table-cell table:style-name="Table4.A2" office:value-type="string">
            <text:p text:style-name="P203">10</text:p>
          </table:table-cell>
          <table:table-cell table:style-name="Table4.A2" office:value-type="string">
            <text:p text:style-name="P208">2796ns</text:p>
          </table:table-cell>
          <table:table-cell table:style-name="Table4.A2" office:value-type="string">
            <text:p text:style-name="P209">1825ns</text:p>
          </table:table-cell>
          <table:table-cell table:style-name="Table4.D2" office:value-type="string">
            <text:p text:style-name="P209">1287ns</text:p>
          </table:table-cell>
        </table:table-row>
        <table:table-row>
          <table:table-cell table:style-name="Table4.A2" office:value-type="string">
            <text:p text:style-name="P203">100</text:p>
          </table:table-cell>
          <table:table-cell table:style-name="Table4.A2" office:value-type="string">
            <text:p text:style-name="P208">9272ns</text:p>
          </table:table-cell>
          <table:table-cell table:style-name="Table4.A2" office:value-type="string">
            <text:p text:style-name="P209">1990ns</text:p>
          </table:table-cell>
          <table:table-cell table:style-name="Table4.D2" office:value-type="string">
            <text:p text:style-name="P209">1842ns</text:p>
          </table:table-cell>
        </table:table-row>
        <table:table-row>
          <table:table-cell table:style-name="Table4.A2" office:value-type="string">
            <text:p text:style-name="P203">1000</text:p>
          </table:table-cell>
          <table:table-cell table:style-name="Table4.A2" office:value-type="string">
            <text:p text:style-name="P208">279<text:span text:style-name="T279">μ</text:span><text:span text:style-name="T289">s</text:span></text:p>
          </table:table-cell>
          <table:table-cell table:style-name="Table4.A2" office:value-type="string">
            <text:p text:style-name="P209">2002ns</text:p>
          </table:table-cell>
          <table:table-cell table:style-name="Table4.D2" office:value-type="string">
            <text:p text:style-name="P210">1563ns</text:p>
          </table:table-cell>
        </table:table-row>
        <table:table-row>
          <table:table-cell table:style-name="Table4.A2" office:value-type="string">
            <text:p text:style-name="P203">10000</text:p>
          </table:table-cell>
          <table:table-cell table:style-name="Table4.A2" office:value-type="string">
            <text:p text:style-name="P208">2717<text:span text:style-name="T279">μ</text:span><text:span text:style-name="T289">s</text:span></text:p>
          </table:table-cell>
          <table:table-cell table:style-name="Table4.A2" office:value-type="string">
            <text:p text:style-name="P209">2292ns</text:p>
          </table:table-cell>
          <table:table-cell table:style-name="Table4.D2" office:value-type="string">
            <text:p text:style-name="P210">1681ns</text:p>
          </table:table-cell>
        </table:table-row>
      </table:table>
      <text:p text:style-name="P188"/>
      <text:p text:style-name="P189">These results show the time to retrieve the last element in the linked-list attached to a bucket.</text:p>
      <text:p text:style-name="P283">It is clearly visible the improvement in performance respect to the previous figures.</text:p>
      <text:p text:style-name="P189">Sizing the hashtable with N buckets, each bucket will contain N elements. The search will locate the bucket almost instantly but then it has to browse all the N elements of the linked list in order to find the element we are after.</text:p>
      <text:p text:style-name="P189">Basically, all the search time is spent navigating the linked list. This gives a time-complexity of</text:p>
      <text:p text:style-name="Text_20_body">T(N) = <text:s/>Θ(N)</text:p>
      <text:p text:style-name="P190">Even better results, are achieved setting the number of buckets equal to N<text:span text:style-name="T81">2</text:span><text:span text:style-name="T155">.</text:span></text:p>
      <text:p text:style-name="P269">In this case each bucket will contain only one element and the access time will be almost instantaneously, with a time-complexity</text:p>
      <text:p text:style-name="P269">T(N) =Θ(1)</text:p>
      <text:p text:style-name="P191"><text:span text:style-name="T217">This last scenario with N</text:span><text:span text:style-name="T96">2</text:span><text:span text:style-name="T217"> buckets requires more memory, needed to allocate a higher number of buckets, but the search time in response is more than 1600 times faster than the case with N buckets. </text:span><text:span text:style-name="T218">With a 10000x10000 matrix, 8 bytes</text:span><text:span text:style-name="T217"> times 100</text:span><text:span text:style-name="T218">00</text:span><text:span text:style-name="T97">2</text:span><text:span text:style-name="T217"> buckets, is a total of </text:span><text:span text:style-name="T218">800M</text:span><text:span text:style-name="T217">B of memory, </text:span><text:span text:style-name="T218">compared to 80KB in the case of N buckets.</text:span></text:p>
      <text:p text:style-name="P192"><text:span text:style-name="T218">I</text:span><text:span text:style-name="T155">f memory is not an issue, increasing the number of buckets give</text:span><text:span text:style-name="T224">s</text:span><text:span text:style-name="T155"> a huge benefit in response time. Otherwise, </text:span><text:span text:style-name="T224">even opting for a lower number of buckets,</text:span><text:span text:style-name="T155"> this solution has nonetheless much better time than the 3 proposal analised above.</text:span></text:p>
      <text:h text:style-name="P228" text:outline-level="2">Comparison <text:span text:style-name="T234">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1">N</text:p>
          </table:table-cell>
          <table:table-cell table:style-name="Table3.A1" office:value-type="string">
            <text:p text:style-name="P212">Proposal 1</text:p>
          </table:table-cell>
          <table:table-cell table:style-name="Table3.A1" office:value-type="string">
            <text:p text:style-name="P212">Proposal 2</text:p>
          </table:table-cell>
          <table:table-cell table:style-name="Table3.A1" office:value-type="string">
            <text:p text:style-name="P212">Proposal 3</text:p>
          </table:table-cell>
          <table:table-cell table:style-name="Table3.A1" office:value-type="string">
            <text:p text:style-name="P266">Proposal 4</text:p>
            <text:p text:style-name="P266"><text:span text:style-name="T302">(N buckets)</text:span></text:p>
          </table:table-cell>
          <table:table-cell table:style-name="Table3.F1" office:value-type="string">
            <text:p text:style-name="P212">Proposal 4 <text:span text:style-name="T302">(N</text:span><text:span text:style-name="T100">2 </text:span><text:span text:style-name="T224">buckets)</text:span></text:p>
          </table:table-cell>
        </table:table-row>
        <table:table-row>
          <table:table-cell table:style-name="Table3.A2" office:value-type="string">
            <text:p text:style-name="P211">1</text:p>
          </table:table-cell>
          <table:table-cell table:style-name="Table3.A2" office:value-type="string">
            <text:p text:style-name="P213">677ns</text:p>
          </table:table-cell>
          <table:table-cell table:style-name="Table3.A2" office:value-type="string">
            <text:p text:style-name="P214">6869ns</text:p>
          </table:table-cell>
          <table:table-cell table:style-name="Table3.A2" office:value-type="string">
            <text:p text:style-name="P215">8180ns</text:p>
          </table:table-cell>
          <table:table-cell table:style-name="Table3.A2" office:value-type="string">
            <text:p text:style-name="P207">2206ns</text:p>
          </table:table-cell>
          <table:table-cell table:style-name="Table3.F2" office:value-type="string">
            <text:p text:style-name="P198"><text:span text:style-name="T273">1</text:span><text:span text:style-name="T272">739</text:span><text:span text:style-name="T273">ns</text:span></text:p>
          </table:table-cell>
        </table:table-row>
        <table:table-row>
          <table:table-cell table:style-name="Table3.A2" office:value-type="string">
            <text:p text:style-name="P211">10</text:p>
          </table:table-cell>
          <table:table-cell table:style-name="Table3.A2" office:value-type="string">
            <text:p text:style-name="P213">1459ns</text:p>
          </table:table-cell>
          <table:table-cell table:style-name="Table3.A2" office:value-type="string">
            <text:p text:style-name="P214">46184ns</text:p>
          </table:table-cell>
          <table:table-cell table:style-name="Table3.A2" office:value-type="string">
            <text:p text:style-name="P215">32774ns</text:p>
          </table:table-cell>
          <table:table-cell table:style-name="Table3.A2" office:value-type="string">
            <text:p text:style-name="P208">2796ns</text:p>
          </table:table-cell>
          <table:table-cell table:style-name="Table3.F2" office:value-type="string">
            <text:p text:style-name="P209">1287ns</text:p>
          </table:table-cell>
        </table:table-row>
        <table:table-row>
          <table:table-cell table:style-name="Table3.A2" office:value-type="string">
            <text:p text:style-name="P211">100</text:p>
          </table:table-cell>
          <table:table-cell table:style-name="Table3.A2" office:value-type="string">
            <text:p text:style-name="P213">56.4<text:span text:style-name="T275">μ</text:span><text:span text:style-name="T271">s</text:span></text:p>
          </table:table-cell>
          <table:table-cell table:style-name="Table3.A2" office:value-type="string">
            <text:p text:style-name="P214">2810<text:span text:style-name="T275">μ</text:span><text:span text:style-name="T271">s</text:span></text:p>
          </table:table-cell>
          <table:table-cell table:style-name="Table3.A2" office:value-type="string">
            <text:p text:style-name="P215">3097<text:span text:style-name="T275">μ</text:span><text:span text:style-name="T271">s</text:span></text:p>
          </table:table-cell>
          <table:table-cell table:style-name="Table3.A2" office:value-type="string">
            <text:p text:style-name="P208">9272ns</text:p>
          </table:table-cell>
          <table:table-cell table:style-name="Table3.F2" office:value-type="string">
            <text:p text:style-name="P209">1842ns</text:p>
          </table:table-cell>
        </table:table-row>
        <table:table-row>
          <table:table-cell table:style-name="Table3.A2" office:value-type="string">
            <text:p text:style-name="P211">1000</text:p>
          </table:table-cell>
          <table:table-cell table:style-name="Table3.A2" office:value-type="string">
            <text:p text:style-name="P213">4549<text:span text:style-name="T275">μ</text:span><text:span text:style-name="T271">s</text:span></text:p>
          </table:table-cell>
          <table:table-cell table:style-name="Table3.A2" office:value-type="string">
            <text:p text:style-name="P215">270567<text:span text:style-name="T275">μ</text:span><text:span text:style-name="T271">s</text:span></text:p>
          </table:table-cell>
          <table:table-cell table:style-name="Table3.A2" office:value-type="string">
            <text:p text:style-name="P215">278633<text:span text:style-name="T275">μ</text:span><text:span text:style-name="T271">s</text:span></text:p>
          </table:table-cell>
          <table:table-cell table:style-name="Table3.A2" office:value-type="string">
            <text:p text:style-name="P208">279<text:span text:style-name="T279">μ</text:span><text:span text:style-name="T289">s</text:span></text:p>
          </table:table-cell>
          <table:table-cell table:style-name="Table3.F2" office:value-type="string">
            <text:p text:style-name="P210">1563ns</text:p>
          </table:table-cell>
        </table:table-row>
        <table:table-row>
          <table:table-cell table:style-name="Table3.A2" office:value-type="string">
            <text:p text:style-name="P211">10000</text:p>
          </table:table-cell>
          <table:table-cell table:style-name="Table3.A2" office:value-type="string">
            <text:p text:style-name="P213">282.6ms</text:p>
          </table:table-cell>
          <table:table-cell table:style-name="Table3.A2" office:value-type="string">
            <text:p text:style-name="P215">35384ms</text:p>
          </table:table-cell>
          <table:table-cell table:style-name="Table3.A2" office:value-type="string">
            <text:p text:style-name="P216">38811ms</text:p>
          </table:table-cell>
          <table:table-cell table:style-name="Table3.A2" office:value-type="string">
            <text:p text:style-name="P208">2717<text:span text:style-name="T279">μ</text:span><text:span text:style-name="T289">s</text:span></text:p>
          </table:table-cell>
          <table:table-cell table:style-name="Table3.F2" office:value-type="string">
            <text:p text:style-name="P210">1681ns</text:p>
          </table:table-cell>
        </table:table-row>
      </table:table>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3T23:33:41.697605771</dc:date>
    <meta:editing-duration>PT5H31M10S</meta:editing-duration>
    <meta:editing-cycles>35</meta:editing-cycles>
    <meta:generator>LibreOffice/6.3.6.2$Linux_X86_64 LibreOffice_project/30$Build-2</meta:generator>
    <meta:document-statistic meta:table-count="4" meta:image-count="0" meta:object-count="14" meta:page-count="20" meta:paragraph-count="600" meta:word-count="4939" meta:character-count="27608" meta:non-whitespace-character-count="22484"/>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